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等线 Light" svg:font-family="'等线 Light'" style:font-family-generic="swiss" style:font-pitch="variable"/>
    <style:font-face style:name="黑体" svg:font-family="黑体" style:font-family-generic="system" style:font-pitch="variable"/>
  </office:font-face-decls>
  <office:automatic-styles>
    <style:style style:name="表格1" style:family="table">
      <style:table-properties style:width="14.598cm" fo:margin-top="0cm" fo:margin-bottom="0cm" table:align="center" style:writing-mode="lr-tb"/>
    </style:style>
    <style:style style:name="表格1.A" style:family="table-column">
      <style:table-column-properties style:column-width="0.804cm"/>
    </style:style>
    <style:style style:name="表格1.B" style:family="table-column">
      <style:table-column-properties style:column-width="2.166cm"/>
    </style:style>
    <style:style style:name="表格1.C" style:family="table-column">
      <style:table-column-properties style:column-width="2.753cm"/>
    </style:style>
    <style:style style:name="表格1.D" style:family="table-column">
      <style:table-column-properties style:column-width="1.251cm"/>
    </style:style>
    <style:style style:name="表格1.E" style:family="table-column">
      <style:table-column-properties style:column-width="0.247cm"/>
    </style:style>
    <style:style style:name="表格1.F" style:family="table-column">
      <style:table-column-properties style:column-width="2.505cm"/>
    </style:style>
    <style:style style:name="表格1.H" style:family="table-column">
      <style:table-column-properties style:column-width="1.499cm"/>
    </style:style>
    <style:style style:name="表格1.I" style:family="table-column">
      <style:table-column-properties style:column-width="3.12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2" style:family="table">
      <style:table-properties style:width="14.598cm" fo:margin-top="0cm" fo:margin-bottom="0cm" table:align="center" style:writing-mode="lr-tb"/>
    </style:style>
    <style:style style:name="表格2.A" style:family="table-column">
      <style:table-column-properties style:column-width="0.804cm"/>
    </style:style>
    <style:style style:name="表格2.B" style:family="table-column">
      <style:table-column-properties style:column-width="2.166cm"/>
    </style:style>
    <style:style style:name="表格2.C" style:family="table-column">
      <style:table-column-properties style:column-width="2.753cm"/>
    </style:style>
    <style:style style:name="表格2.D" style:family="table-column">
      <style:table-column-properties style:column-width="1.251cm"/>
    </style:style>
    <style:style style:name="表格2.E" style:family="table-column">
      <style:table-column-properties style:column-width="0.247cm"/>
    </style:style>
    <style:style style:name="表格2.F" style:family="table-column">
      <style:table-column-properties style:column-width="2.505cm"/>
    </style:style>
    <style:style style:name="表格2.H" style:family="table-column">
      <style:table-column-properties style:column-width="1.499cm"/>
    </style:style>
    <style:style style:name="表格2.I" style:family="table-column">
      <style:table-column-properties style:column-width="3.126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3" style:family="table">
      <style:table-properties style:width="14.598cm" fo:margin-top="0cm" fo:margin-bottom="0cm" table:align="center" style:writing-mode="lr-tb"/>
    </style:style>
    <style:style style:name="表格3.A" style:family="table-column">
      <style:table-column-properties style:column-width="0.804cm"/>
    </style:style>
    <style:style style:name="表格3.B" style:family="table-column">
      <style:table-column-properties style:column-width="2.166cm"/>
    </style:style>
    <style:style style:name="表格3.C" style:family="table-column">
      <style:table-column-properties style:column-width="2.753cm"/>
    </style:style>
    <style:style style:name="表格3.D" style:family="table-column">
      <style:table-column-properties style:column-width="1.251cm"/>
    </style:style>
    <style:style style:name="表格3.E" style:family="table-column">
      <style:table-column-properties style:column-width="0.247cm"/>
    </style:style>
    <style:style style:name="表格3.F" style:family="table-column">
      <style:table-column-properties style:column-width="2.505cm"/>
    </style:style>
    <style:style style:name="表格3.H" style:family="table-column">
      <style:table-column-properties style:column-width="1.499cm"/>
    </style:style>
    <style:style style:name="表格3.I" style:family="table-column">
      <style:table-column-properties style:column-width="3.126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4" style:family="table">
      <style:table-properties style:width="14.598cm" fo:margin-top="0cm" fo:margin-bottom="0cm" table:align="center" style:writing-mode="lr-tb"/>
    </style:style>
    <style:style style:name="表格4.A" style:family="table-column">
      <style:table-column-properties style:column-width="0.804cm"/>
    </style:style>
    <style:style style:name="表格4.B" style:family="table-column">
      <style:table-column-properties style:column-width="2.166cm"/>
    </style:style>
    <style:style style:name="表格4.C" style:family="table-column">
      <style:table-column-properties style:column-width="2.753cm"/>
    </style:style>
    <style:style style:name="表格4.D" style:family="table-column">
      <style:table-column-properties style:column-width="1.251cm"/>
    </style:style>
    <style:style style:name="表格4.E" style:family="table-column">
      <style:table-column-properties style:column-width="0.247cm"/>
    </style:style>
    <style:style style:name="表格4.F" style:family="table-column">
      <style:table-column-properties style:column-width="2.505cm"/>
    </style:style>
    <style:style style:name="表格4.H" style:family="table-column">
      <style:table-column-properties style:column-width="1.499cm"/>
    </style:style>
    <style:style style:name="表格4.I" style:family="table-column">
      <style:table-column-properties style:column-width="3.126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5" style:family="table">
      <style:table-properties style:width="14.598cm" fo:margin-top="0cm" fo:margin-bottom="0cm" table:align="center" style:writing-mode="lr-tb"/>
    </style:style>
    <style:style style:name="表格5.A" style:family="table-column">
      <style:table-column-properties style:column-width="0.804cm"/>
    </style:style>
    <style:style style:name="表格5.B" style:family="table-column">
      <style:table-column-properties style:column-width="2.166cm"/>
    </style:style>
    <style:style style:name="表格5.C" style:family="table-column">
      <style:table-column-properties style:column-width="2.753cm"/>
    </style:style>
    <style:style style:name="表格5.D" style:family="table-column">
      <style:table-column-properties style:column-width="1.251cm"/>
    </style:style>
    <style:style style:name="表格5.E" style:family="table-column">
      <style:table-column-properties style:column-width="0.247cm"/>
    </style:style>
    <style:style style:name="表格5.F" style:family="table-column">
      <style:table-column-properties style:column-width="2.505cm"/>
    </style:style>
    <style:style style:name="表格5.H" style:family="table-column">
      <style:table-column-properties style:column-width="1.499cm"/>
    </style:style>
    <style:style style:name="表格5.I" style:family="table-column">
      <style:table-column-properties style:column-width="3.126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6" style:family="table">
      <style:table-properties style:width="14.598cm" fo:margin-top="0cm" fo:margin-bottom="0cm" table:align="center" style:writing-mode="lr-tb"/>
    </style:style>
    <style:style style:name="表格6.A" style:family="table-column">
      <style:table-column-properties style:column-width="0.804cm"/>
    </style:style>
    <style:style style:name="表格6.B" style:family="table-column">
      <style:table-column-properties style:column-width="2.166cm"/>
    </style:style>
    <style:style style:name="表格6.C" style:family="table-column">
      <style:table-column-properties style:column-width="2.753cm"/>
    </style:style>
    <style:style style:name="表格6.D" style:family="table-column">
      <style:table-column-properties style:column-width="1.251cm"/>
    </style:style>
    <style:style style:name="表格6.E" style:family="table-column">
      <style:table-column-properties style:column-width="0.247cm"/>
    </style:style>
    <style:style style:name="表格6.F" style:family="table-column">
      <style:table-column-properties style:column-width="2.505cm"/>
    </style:style>
    <style:style style:name="表格6.H" style:family="table-column">
      <style:table-column-properties style:column-width="1.499cm"/>
    </style:style>
    <style:style style:name="表格6.I" style:family="table-column">
      <style:table-column-properties style:column-width="3.126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7" style:family="table">
      <style:table-properties style:width="14.598cm" fo:margin-top="0cm" fo:margin-bottom="0cm" table:align="center" style:writing-mode="lr-tb"/>
    </style:style>
    <style:style style:name="表格7.A" style:family="table-column">
      <style:table-column-properties style:column-width="0.804cm"/>
    </style:style>
    <style:style style:name="表格7.B" style:family="table-column">
      <style:table-column-properties style:column-width="2.166cm"/>
    </style:style>
    <style:style style:name="表格7.C" style:family="table-column">
      <style:table-column-properties style:column-width="2.753cm"/>
    </style:style>
    <style:style style:name="表格7.D" style:family="table-column">
      <style:table-column-properties style:column-width="1.251cm"/>
    </style:style>
    <style:style style:name="表格7.E" style:family="table-column">
      <style:table-column-properties style:column-width="0.247cm"/>
    </style:style>
    <style:style style:name="表格7.F" style:family="table-column">
      <style:table-column-properties style:column-width="2.505cm"/>
    </style:style>
    <style:style style:name="表格7.H" style:family="table-column">
      <style:table-column-properties style:column-width="1.499cm"/>
    </style:style>
    <style:style style:name="表格7.I" style:family="table-column">
      <style:table-column-properties style:column-width="3.126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8" style:family="table">
      <style:table-properties style:width="14.598cm" fo:margin-top="0cm" fo:margin-bottom="0cm" table:align="center" style:writing-mode="lr-tb"/>
    </style:style>
    <style:style style:name="表格8.A" style:family="table-column">
      <style:table-column-properties style:column-width="0.804cm"/>
    </style:style>
    <style:style style:name="表格8.B" style:family="table-column">
      <style:table-column-properties style:column-width="2.166cm"/>
    </style:style>
    <style:style style:name="表格8.C" style:family="table-column">
      <style:table-column-properties style:column-width="2.753cm"/>
    </style:style>
    <style:style style:name="表格8.D" style:family="table-column">
      <style:table-column-properties style:column-width="1.251cm"/>
    </style:style>
    <style:style style:name="表格8.E" style:family="table-column">
      <style:table-column-properties style:column-width="0.247cm"/>
    </style:style>
    <style:style style:name="表格8.F" style:family="table-column">
      <style:table-column-properties style:column-width="2.505cm"/>
    </style:style>
    <style:style style:name="表格8.H" style:family="table-column">
      <style:table-column-properties style:column-width="1.499cm"/>
    </style:style>
    <style:style style:name="表格8.I" style:family="table-column">
      <style:table-column-properties style:column-width="3.126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9" style:family="table">
      <style:table-properties style:width="14.598cm" fo:margin-top="0cm" fo:margin-bottom="0cm" table:align="center" style:writing-mode="lr-tb"/>
    </style:style>
    <style:style style:name="表格9.A" style:family="table-column">
      <style:table-column-properties style:column-width="0.804cm"/>
    </style:style>
    <style:style style:name="表格9.B" style:family="table-column">
      <style:table-column-properties style:column-width="2.166cm"/>
    </style:style>
    <style:style style:name="表格9.C" style:family="table-column">
      <style:table-column-properties style:column-width="2.753cm"/>
    </style:style>
    <style:style style:name="表格9.D" style:family="table-column">
      <style:table-column-properties style:column-width="1.251cm"/>
    </style:style>
    <style:style style:name="表格9.E" style:family="table-column">
      <style:table-column-properties style:column-width="0.247cm"/>
    </style:style>
    <style:style style:name="表格9.F" style:family="table-column">
      <style:table-column-properties style:column-width="2.505cm"/>
    </style:style>
    <style:style style:name="表格9.H" style:family="table-column">
      <style:table-column-properties style:column-width="1.499cm"/>
    </style:style>
    <style:style style:name="表格9.I" style:family="table-column">
      <style:table-column-properties style:column-width="3.126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0" style:family="table">
      <style:table-properties style:width="14.598cm" fo:margin-top="0cm" fo:margin-bottom="0cm" table:align="center" style:writing-mode="lr-tb"/>
    </style:style>
    <style:style style:name="表格10.A" style:family="table-column">
      <style:table-column-properties style:column-width="0.804cm"/>
    </style:style>
    <style:style style:name="表格10.B" style:family="table-column">
      <style:table-column-properties style:column-width="2.166cm"/>
    </style:style>
    <style:style style:name="表格10.C" style:family="table-column">
      <style:table-column-properties style:column-width="2.753cm"/>
    </style:style>
    <style:style style:name="表格10.D" style:family="table-column">
      <style:table-column-properties style:column-width="1.251cm"/>
    </style:style>
    <style:style style:name="表格10.E" style:family="table-column">
      <style:table-column-properties style:column-width="0.247cm"/>
    </style:style>
    <style:style style:name="表格10.F" style:family="table-column">
      <style:table-column-properties style:column-width="2.505cm"/>
    </style:style>
    <style:style style:name="表格10.H" style:family="table-column">
      <style:table-column-properties style:column-width="1.499cm"/>
    </style:style>
    <style:style style:name="表格10.I" style:family="table-column">
      <style:table-column-properties style:column-width="3.126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1" style:family="table">
      <style:table-properties style:width="14.598cm" fo:margin-top="0cm" fo:margin-bottom="0cm" table:align="center" style:writing-mode="lr-tb"/>
    </style:style>
    <style:style style:name="表格11.A" style:family="table-column">
      <style:table-column-properties style:column-width="0.804cm"/>
    </style:style>
    <style:style style:name="表格11.B" style:family="table-column">
      <style:table-column-properties style:column-width="2.166cm"/>
    </style:style>
    <style:style style:name="表格11.C" style:family="table-column">
      <style:table-column-properties style:column-width="2.753cm"/>
    </style:style>
    <style:style style:name="表格11.D" style:family="table-column">
      <style:table-column-properties style:column-width="1.251cm"/>
    </style:style>
    <style:style style:name="表格11.E" style:family="table-column">
      <style:table-column-properties style:column-width="0.247cm"/>
    </style:style>
    <style:style style:name="表格11.F" style:family="table-column">
      <style:table-column-properties style:column-width="2.505cm"/>
    </style:style>
    <style:style style:name="表格11.H" style:family="table-column">
      <style:table-column-properties style:column-width="1.499cm"/>
    </style:style>
    <style:style style:name="表格11.I" style:family="table-column">
      <style:table-column-properties style:column-width="3.126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2" style:family="table">
      <style:table-properties style:width="14.598cm" fo:margin-top="0cm" fo:margin-bottom="0cm" table:align="center" style:writing-mode="lr-tb"/>
    </style:style>
    <style:style style:name="表格12.A" style:family="table-column">
      <style:table-column-properties style:column-width="0.804cm"/>
    </style:style>
    <style:style style:name="表格12.B" style:family="table-column">
      <style:table-column-properties style:column-width="2.166cm"/>
    </style:style>
    <style:style style:name="表格12.C" style:family="table-column">
      <style:table-column-properties style:column-width="2.753cm"/>
    </style:style>
    <style:style style:name="表格12.D" style:family="table-column">
      <style:table-column-properties style:column-width="1.251cm"/>
    </style:style>
    <style:style style:name="表格12.E" style:family="table-column">
      <style:table-column-properties style:column-width="0.247cm"/>
    </style:style>
    <style:style style:name="表格12.F" style:family="table-column">
      <style:table-column-properties style:column-width="2.505cm"/>
    </style:style>
    <style:style style:name="表格12.H" style:family="table-column">
      <style:table-column-properties style:column-width="1.499cm"/>
    </style:style>
    <style:style style:name="表格12.I" style:family="table-column">
      <style:table-column-properties style:column-width="3.126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3" style:family="table">
      <style:table-properties style:width="14.598cm" fo:margin-top="0cm" fo:margin-bottom="0cm" table:align="center" style:writing-mode="lr-tb"/>
    </style:style>
    <style:style style:name="表格13.A" style:family="table-column">
      <style:table-column-properties style:column-width="0.804cm"/>
    </style:style>
    <style:style style:name="表格13.B" style:family="table-column">
      <style:table-column-properties style:column-width="2.166cm"/>
    </style:style>
    <style:style style:name="表格13.C" style:family="table-column">
      <style:table-column-properties style:column-width="2.753cm"/>
    </style:style>
    <style:style style:name="表格13.D" style:family="table-column">
      <style:table-column-properties style:column-width="1.251cm"/>
    </style:style>
    <style:style style:name="表格13.E" style:family="table-column">
      <style:table-column-properties style:column-width="0.247cm"/>
    </style:style>
    <style:style style:name="表格13.F" style:family="table-column">
      <style:table-column-properties style:column-width="2.505cm"/>
    </style:style>
    <style:style style:name="表格13.H" style:family="table-column">
      <style:table-column-properties style:column-width="1.499cm"/>
    </style:style>
    <style:style style:name="表格13.I" style:family="table-column">
      <style:table-column-properties style:column-width="3.126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4" style:family="table">
      <style:table-properties style:width="14.598cm" fo:margin-top="0cm" fo:margin-bottom="0cm" table:align="center" style:writing-mode="lr-tb"/>
    </style:style>
    <style:style style:name="表格14.A" style:family="table-column">
      <style:table-column-properties style:column-width="0.804cm"/>
    </style:style>
    <style:style style:name="表格14.B" style:family="table-column">
      <style:table-column-properties style:column-width="2.166cm"/>
    </style:style>
    <style:style style:name="表格14.C" style:family="table-column">
      <style:table-column-properties style:column-width="2.753cm"/>
    </style:style>
    <style:style style:name="表格14.D" style:family="table-column">
      <style:table-column-properties style:column-width="1.251cm"/>
    </style:style>
    <style:style style:name="表格14.E" style:family="table-column">
      <style:table-column-properties style:column-width="0.247cm"/>
    </style:style>
    <style:style style:name="表格14.F" style:family="table-column">
      <style:table-column-properties style:column-width="2.505cm"/>
    </style:style>
    <style:style style:name="表格14.H" style:family="table-column">
      <style:table-column-properties style:column-width="1.499cm"/>
    </style:style>
    <style:style style:name="表格14.I" style:family="table-column">
      <style:table-column-properties style:column-width="3.126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5" style:family="table">
      <style:table-properties style:width="14.598cm" fo:margin-top="0cm" fo:margin-bottom="0cm" table:align="center" style:writing-mode="lr-tb"/>
    </style:style>
    <style:style style:name="表格15.A" style:family="table-column">
      <style:table-column-properties style:column-width="0.804cm"/>
    </style:style>
    <style:style style:name="表格15.B" style:family="table-column">
      <style:table-column-properties style:column-width="2.166cm"/>
    </style:style>
    <style:style style:name="表格15.C" style:family="table-column">
      <style:table-column-properties style:column-width="2.753cm"/>
    </style:style>
    <style:style style:name="表格15.D" style:family="table-column">
      <style:table-column-properties style:column-width="1.251cm"/>
    </style:style>
    <style:style style:name="表格15.E" style:family="table-column">
      <style:table-column-properties style:column-width="0.247cm"/>
    </style:style>
    <style:style style:name="表格15.F" style:family="table-column">
      <style:table-column-properties style:column-width="2.505cm"/>
    </style:style>
    <style:style style:name="表格15.H" style:family="table-column">
      <style:table-column-properties style:column-width="1.499cm"/>
    </style:style>
    <style:style style:name="表格15.I" style:family="table-column">
      <style:table-column-properties style:column-width="3.126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6" style:family="table">
      <style:table-properties style:width="14.598cm" fo:margin-top="0cm" fo:margin-bottom="0cm" table:align="center" style:writing-mode="lr-tb"/>
    </style:style>
    <style:style style:name="表格16.A" style:family="table-column">
      <style:table-column-properties style:column-width="0.804cm"/>
    </style:style>
    <style:style style:name="表格16.B" style:family="table-column">
      <style:table-column-properties style:column-width="2.166cm"/>
    </style:style>
    <style:style style:name="表格16.C" style:family="table-column">
      <style:table-column-properties style:column-width="2.753cm"/>
    </style:style>
    <style:style style:name="表格16.D" style:family="table-column">
      <style:table-column-properties style:column-width="1.251cm"/>
    </style:style>
    <style:style style:name="表格16.E" style:family="table-column">
      <style:table-column-properties style:column-width="0.247cm"/>
    </style:style>
    <style:style style:name="表格16.F" style:family="table-column">
      <style:table-column-properties style:column-width="2.505cm"/>
    </style:style>
    <style:style style:name="表格16.H" style:family="table-column">
      <style:table-column-properties style:column-width="1.499cm"/>
    </style:style>
    <style:style style:name="表格16.I" style:family="table-column">
      <style:table-column-properties style:column-width="3.126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7" style:family="table">
      <style:table-properties style:width="14.598cm" fo:margin-top="0cm" fo:margin-bottom="0cm" table:align="center" style:writing-mode="lr-tb"/>
    </style:style>
    <style:style style:name="表格17.A" style:family="table-column">
      <style:table-column-properties style:column-width="0.804cm"/>
    </style:style>
    <style:style style:name="表格17.B" style:family="table-column">
      <style:table-column-properties style:column-width="2.166cm"/>
    </style:style>
    <style:style style:name="表格17.C" style:family="table-column">
      <style:table-column-properties style:column-width="2.753cm"/>
    </style:style>
    <style:style style:name="表格17.D" style:family="table-column">
      <style:table-column-properties style:column-width="1.251cm"/>
    </style:style>
    <style:style style:name="表格17.E" style:family="table-column">
      <style:table-column-properties style:column-width="0.247cm"/>
    </style:style>
    <style:style style:name="表格17.F" style:family="table-column">
      <style:table-column-properties style:column-width="2.505cm"/>
    </style:style>
    <style:style style:name="表格17.H" style:family="table-column">
      <style:table-column-properties style:column-width="1.499cm"/>
    </style:style>
    <style:style style:name="表格17.I" style:family="table-column">
      <style:table-column-properties style:column-width="3.126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8" style:family="table">
      <style:table-properties style:width="14.598cm" fo:margin-top="0cm" fo:margin-bottom="0cm" table:align="center" style:writing-mode="lr-tb"/>
    </style:style>
    <style:style style:name="表格18.A" style:family="table-column">
      <style:table-column-properties style:column-width="0.804cm"/>
    </style:style>
    <style:style style:name="表格18.B" style:family="table-column">
      <style:table-column-properties style:column-width="2.166cm"/>
    </style:style>
    <style:style style:name="表格18.C" style:family="table-column">
      <style:table-column-properties style:column-width="2.753cm"/>
    </style:style>
    <style:style style:name="表格18.D" style:family="table-column">
      <style:table-column-properties style:column-width="1.251cm"/>
    </style:style>
    <style:style style:name="表格18.E" style:family="table-column">
      <style:table-column-properties style:column-width="0.247cm"/>
    </style:style>
    <style:style style:name="表格18.F" style:family="table-column">
      <style:table-column-properties style:column-width="2.505cm"/>
    </style:style>
    <style:style style:name="表格18.H" style:family="table-column">
      <style:table-column-properties style:column-width="1.499cm"/>
    </style:style>
    <style:style style:name="表格18.I" style:family="table-column">
      <style:table-column-properties style:column-width="3.126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19" style:family="table">
      <style:table-properties style:width="14.598cm" fo:margin-top="0cm" fo:margin-bottom="0cm" table:align="center" style:writing-mode="lr-tb"/>
    </style:style>
    <style:style style:name="表格19.A" style:family="table-column">
      <style:table-column-properties style:column-width="0.804cm"/>
    </style:style>
    <style:style style:name="表格19.B" style:family="table-column">
      <style:table-column-properties style:column-width="2.166cm"/>
    </style:style>
    <style:style style:name="表格19.C" style:family="table-column">
      <style:table-column-properties style:column-width="2.753cm"/>
    </style:style>
    <style:style style:name="表格19.D" style:family="table-column">
      <style:table-column-properties style:column-width="1.251cm"/>
    </style:style>
    <style:style style:name="表格19.E" style:family="table-column">
      <style:table-column-properties style:column-width="0.247cm"/>
    </style:style>
    <style:style style:name="表格19.F" style:family="table-column">
      <style:table-column-properties style:column-width="2.505cm"/>
    </style:style>
    <style:style style:name="表格19.H" style:family="table-column">
      <style:table-column-properties style:column-width="1.499cm"/>
    </style:style>
    <style:style style:name="表格19.I" style:family="table-column">
      <style:table-column-properties style:column-width="3.126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20" style:family="table">
      <style:table-properties style:width="14.598cm" fo:margin-top="0cm" fo:margin-bottom="0cm" table:align="center" style:writing-mode="lr-tb"/>
    </style:style>
    <style:style style:name="表格20.A" style:family="table-column">
      <style:table-column-properties style:column-width="0.804cm"/>
    </style:style>
    <style:style style:name="表格20.B" style:family="table-column">
      <style:table-column-properties style:column-width="2.166cm"/>
    </style:style>
    <style:style style:name="表格20.C" style:family="table-column">
      <style:table-column-properties style:column-width="2.753cm"/>
    </style:style>
    <style:style style:name="表格20.D" style:family="table-column">
      <style:table-column-properties style:column-width="1.251cm"/>
    </style:style>
    <style:style style:name="表格20.E" style:family="table-column">
      <style:table-column-properties style:column-width="0.247cm"/>
    </style:style>
    <style:style style:name="表格20.F" style:family="table-column">
      <style:table-column-properties style:column-width="2.505cm"/>
    </style:style>
    <style:style style:name="表格20.H" style:family="table-column">
      <style:table-column-properties style:column-width="1.499cm"/>
    </style:style>
    <style:style style:name="表格20.I" style:family="table-column">
      <style:table-column-properties style:column-width="3.126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21" style:family="table">
      <style:table-properties style:width="14.598cm" fo:margin-top="0cm" fo:margin-bottom="0cm" table:align="center" style:writing-mode="lr-tb"/>
    </style:style>
    <style:style style:name="表格21.A" style:family="table-column">
      <style:table-column-properties style:column-width="0.804cm"/>
    </style:style>
    <style:style style:name="表格21.B" style:family="table-column">
      <style:table-column-properties style:column-width="2.166cm"/>
    </style:style>
    <style:style style:name="表格21.C" style:family="table-column">
      <style:table-column-properties style:column-width="2.753cm"/>
    </style:style>
    <style:style style:name="表格21.D" style:family="table-column">
      <style:table-column-properties style:column-width="1.251cm"/>
    </style:style>
    <style:style style:name="表格21.E" style:family="table-column">
      <style:table-column-properties style:column-width="0.247cm"/>
    </style:style>
    <style:style style:name="表格21.F" style:family="table-column">
      <style:table-column-properties style:column-width="2.505cm"/>
    </style:style>
    <style:style style:name="表格21.H" style:family="table-column">
      <style:table-column-properties style:column-width="1.499cm"/>
    </style:style>
    <style:style style:name="表格21.I" style:family="table-column">
      <style:table-column-properties style:column-width="3.126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22" style:family="table">
      <style:table-properties style:width="14.598cm" fo:margin-top="0cm" fo:margin-bottom="0cm" table:align="center" style:writing-mode="lr-tb"/>
    </style:style>
    <style:style style:name="表格22.A" style:family="table-column">
      <style:table-column-properties style:column-width="0.804cm"/>
    </style:style>
    <style:style style:name="表格22.B" style:family="table-column">
      <style:table-column-properties style:column-width="2.166cm"/>
    </style:style>
    <style:style style:name="表格22.C" style:family="table-column">
      <style:table-column-properties style:column-width="2.753cm"/>
    </style:style>
    <style:style style:name="表格22.D" style:family="table-column">
      <style:table-column-properties style:column-width="1.251cm"/>
    </style:style>
    <style:style style:name="表格22.E" style:family="table-column">
      <style:table-column-properties style:column-width="0.247cm"/>
    </style:style>
    <style:style style:name="表格22.F" style:family="table-column">
      <style:table-column-properties style:column-width="2.505cm"/>
    </style:style>
    <style:style style:name="表格22.H" style:family="table-column">
      <style:table-column-properties style:column-width="1.499cm"/>
    </style:style>
    <style:style style:name="表格22.I" style:family="table-column">
      <style:table-column-properties style:column-width="3.126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23" style:family="table">
      <style:table-properties style:width="14.598cm" fo:margin-top="0cm" fo:margin-bottom="0cm" table:align="center" style:writing-mode="lr-tb"/>
    </style:style>
    <style:style style:name="表格23.A" style:family="table-column">
      <style:table-column-properties style:column-width="0.804cm"/>
    </style:style>
    <style:style style:name="表格23.B" style:family="table-column">
      <style:table-column-properties style:column-width="2.166cm"/>
    </style:style>
    <style:style style:name="表格23.C" style:family="table-column">
      <style:table-column-properties style:column-width="2.753cm"/>
    </style:style>
    <style:style style:name="表格23.D" style:family="table-column">
      <style:table-column-properties style:column-width="1.251cm"/>
    </style:style>
    <style:style style:name="表格23.E" style:family="table-column">
      <style:table-column-properties style:column-width="0.247cm"/>
    </style:style>
    <style:style style:name="表格23.F" style:family="table-column">
      <style:table-column-properties style:column-width="2.505cm"/>
    </style:style>
    <style:style style:name="表格23.H" style:family="table-column">
      <style:table-column-properties style:column-width="1.499cm"/>
    </style:style>
    <style:style style:name="表格23.I" style:family="table-column">
      <style:table-column-properties style:column-width="3.126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24" style:family="table">
      <style:table-properties style:width="14.598cm" fo:margin-top="0cm" fo:margin-bottom="0cm" table:align="center" style:writing-mode="lr-tb"/>
    </style:style>
    <style:style style:name="表格24.A" style:family="table-column">
      <style:table-column-properties style:column-width="0.804cm"/>
    </style:style>
    <style:style style:name="表格24.B" style:family="table-column">
      <style:table-column-properties style:column-width="2.166cm"/>
    </style:style>
    <style:style style:name="表格24.C" style:family="table-column">
      <style:table-column-properties style:column-width="2.753cm"/>
    </style:style>
    <style:style style:name="表格24.D" style:family="table-column">
      <style:table-column-properties style:column-width="1.251cm"/>
    </style:style>
    <style:style style:name="表格24.E" style:family="table-column">
      <style:table-column-properties style:column-width="0.247cm"/>
    </style:style>
    <style:style style:name="表格24.F" style:family="table-column">
      <style:table-column-properties style:column-width="2.505cm"/>
    </style:style>
    <style:style style:name="表格24.H" style:family="table-column">
      <style:table-column-properties style:column-width="1.499cm"/>
    </style:style>
    <style:style style:name="表格24.I" style:family="table-column">
      <style:table-column-properties style:column-width="3.126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25" style:family="table">
      <style:table-properties style:width="14.598cm" fo:margin-top="0cm" fo:margin-bottom="0cm" table:align="center" style:writing-mode="lr-tb"/>
    </style:style>
    <style:style style:name="表格25.A" style:family="table-column">
      <style:table-column-properties style:column-width="0.804cm"/>
    </style:style>
    <style:style style:name="表格25.B" style:family="table-column">
      <style:table-column-properties style:column-width="2.166cm"/>
    </style:style>
    <style:style style:name="表格25.C" style:family="table-column">
      <style:table-column-properties style:column-width="2.753cm"/>
    </style:style>
    <style:style style:name="表格25.D" style:family="table-column">
      <style:table-column-properties style:column-width="1.251cm"/>
    </style:style>
    <style:style style:name="表格25.E" style:family="table-column">
      <style:table-column-properties style:column-width="0.247cm"/>
    </style:style>
    <style:style style:name="表格25.F" style:family="table-column">
      <style:table-column-properties style:column-width="2.505cm"/>
    </style:style>
    <style:style style:name="表格25.H" style:family="table-column">
      <style:table-column-properties style:column-width="1.499cm"/>
    </style:style>
    <style:style style:name="表格25.I" style:family="table-column">
      <style:table-column-properties style:column-width="3.126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26" style:family="table">
      <style:table-properties style:width="14.598cm" fo:margin-top="0cm" fo:margin-bottom="0cm" table:align="center" style:writing-mode="lr-tb"/>
    </style:style>
    <style:style style:name="表格26.A" style:family="table-column">
      <style:table-column-properties style:column-width="0.804cm"/>
    </style:style>
    <style:style style:name="表格26.B" style:family="table-column">
      <style:table-column-properties style:column-width="2.166cm"/>
    </style:style>
    <style:style style:name="表格26.C" style:family="table-column">
      <style:table-column-properties style:column-width="2.753cm"/>
    </style:style>
    <style:style style:name="表格26.D" style:family="table-column">
      <style:table-column-properties style:column-width="1.251cm"/>
    </style:style>
    <style:style style:name="表格26.E" style:family="table-column">
      <style:table-column-properties style:column-width="0.247cm"/>
    </style:style>
    <style:style style:name="表格26.F" style:family="table-column">
      <style:table-column-properties style:column-width="2.505cm"/>
    </style:style>
    <style:style style:name="表格26.H" style:family="table-column">
      <style:table-column-properties style:column-width="1.499cm"/>
    </style:style>
    <style:style style:name="表格26.I" style:family="table-column">
      <style:table-column-properties style:column-width="3.126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表格27" style:family="table">
      <style:table-properties style:width="14.598cm" fo:margin-top="0cm" fo:margin-bottom="0cm" table:align="center" style:writing-mode="lr-tb"/>
    </style:style>
    <style:style style:name="表格27.A" style:family="table-column">
      <style:table-column-properties style:column-width="0.804cm"/>
    </style:style>
    <style:style style:name="表格27.B" style:family="table-column">
      <style:table-column-properties style:column-width="2.166cm"/>
    </style:style>
    <style:style style:name="表格27.C" style:family="table-column">
      <style:table-column-properties style:column-width="2.753cm"/>
    </style:style>
    <style:style style:name="表格27.D" style:family="table-column">
      <style:table-column-properties style:column-width="1.251cm"/>
    </style:style>
    <style:style style:name="表格27.E" style:family="table-column">
      <style:table-column-properties style:column-width="0.247cm"/>
    </style:style>
    <style:style style:name="表格27.F" style:family="table-column">
      <style:table-column-properties style:column-width="2.505cm"/>
    </style:style>
    <style:style style:name="表格27.H" style:family="table-column">
      <style:table-column-properties style:column-width="1.499cm"/>
    </style:style>
    <style:style style:name="表格27.I" style:family="table-column">
      <style:table-column-properties style:column-width="3.126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P1" style:family="paragraph" style:parent-style-name="Heading_20_1">
      <style:paragraph-properties fo:margin-left="0.741cm" fo:text-align="center" style:justify-single-word="false" fo:text-indent="-0.741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宋体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宋体" fo:font-size="12pt" fo:font-weight="bold" style:font-size-asian="12pt" style:font-weight-asian="bold" style:font-size-complex="12pt" style:font-weight-complex="bold" style:script-type="asi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智慧评教系统-权限接口测试用例设计</text:span></text:h>
      <text:p text:style-name="P2">编制日期：2025年11月24日</text:p>
      <text:p text:style-name="Caption">表A.1 登录接口鉴权流程测试用例记录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row table:style-name="表格1.1">
          <table:table-cell table:style-name="表格1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.A1" table:number-columns-spanned="2" office:value-type="string">
            <text:p text:style-name="Standard">登录接口鉴权流程</text:p>
          </table:table-cell>
          <table:covered-table-cell/>
          <table:table-cell table:style-name="表格1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.A1" table:number-columns-spanned="2" office:value-type="string">
            <text:p text:style-name="Standard">TE_EVA_AUTH_LOGIN_001</text:p>
          </table:table-cell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.A1" table:number-columns-spanned="7" office:value-type="string">
            <text:p text:style-name="Standard">LoginController /login + Sa-Token 会话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.A1" table:number-columns-spanned="7" office:value-type="string">
            <text:p text:style-name="Standard">验证合法教师账号可以正常登录并获取 token，同时异常密码或缺少字段会被拒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.A1" table:number-columns-spanned="7" office:value-type="string">
            <text:p text:style-name="Standard">场景法、等价类划分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Standard">1</text:p>
          </table:table-cell>
          <table:table-cell table:style-name="表格1.A1" table:number-columns-spanned="2" office:value-type="string">
            <text:p text:style-name="Standard">POST /login，Body: {"username":"teacher.zhang","password":"Pwd@123456","rememberMe":true}。</text:p>
          </table:table-cell>
          <table:covered-table-cell/>
          <table:table-cell table:style-name="表格1.A1" table:number-columns-spanned="2" office:value-type="string">
            <text:p text:style-name="Standard">正常场景</text:p>
          </table:table-cell>
          <table:covered-table-cell/>
          <table:table-cell table:style-name="表格1.A1" table:number-columns-spanned="3" office:value-type="string">
            <text:p text:style-name="Standard">接口返回 code=200，msg="成功"，data.token 非空且长度&gt;20。</text:p>
          </table:table-cell>
          <table:covered-table-cell/>
          <table:covered-table-cell/>
          <table:table-cell table:style-name="表格1.A1" office:value-type="string">
            <text:p text:style-name="Standard">Redis 中新增 satoken:teacher.zhang 会话，响应头含 Set-Cookie。</text:p>
          </table:table-cell>
        </table:table-row>
        <table:table-row table:style-name="表格1.1">
          <table:table-cell table:style-name="表格1.A1" office:value-type="string">
            <text:p text:style-name="Standard">2</text:p>
          </table:table-cell>
          <table:table-cell table:style-name="表格1.A1" table:number-columns-spanned="2" office:value-type="string">
            <text:p text:style-name="Standard">重复调用 /login，但 password 改为 "Pwd@000000"。</text:p>
          </table:table-cell>
          <table:covered-table-cell/>
          <table:table-cell table:style-name="表格1.A1" table:number-columns-spanned="2" office:value-type="string">
            <text:p text:style-name="Standard">异常场景</text:p>
          </table:table-cell>
          <table:covered-table-cell/>
          <table:table-cell table:style-name="表格1.A1" table:number-columns-spanned="3" office:value-type="string">
            <text:p text:style-name="Standard">接口返回 code=400，msg 含“密码错误”，data 为空。</text:p>
          </table:table-cell>
          <table:covered-table-cell/>
          <table:covered-table-cell/>
          <table:table-cell table:style-name="表格1.A1" office:value-type="string">
            <text:p text:style-name="Standard">数据库 login_log 表记录失败一次，响应体不包含 token。</text:p>
          </table:table-cell>
        </table:table-row>
        <table:table-row table:style-name="表格1.1">
          <table:table-cell table:style-name="表格1.A1" office:value-type="string">
            <text:p text:style-name="Standard">3</text:p>
          </table:table-cell>
          <table:table-cell table:style-name="表格1.A1" table:number-columns-spanned="2" office:value-type="string">
            <text:p text:style-name="Standard">POST /login，Body 仅包含 {"password":"Pwd@123456"}，缺失 username。</text:p>
          </table:table-cell>
          <table:covered-table-cell/>
          <table:table-cell table:style-name="表格1.A1" table:number-columns-spanned="2" office:value-type="string">
            <text:p text:style-name="Standard">异常场景</text:p>
          </table:table-cell>
          <table:covered-table-cell/>
          <table:table-cell table:style-name="表格1.A1" table:number-columns-spanned="3" office:value-type="string">
            <text:p text:style-name="Standard">参数校验失败，返回 code=422，msg 指出 username 不能为空。</text:p>
          </table:table-cell>
          <table:covered-table-cell/>
          <table:covered-table-cell/>
          <table:table-cell table:style-name="表格1.A1" office:value-type="string">
            <text:p text:style-name="Standard">后端未创建 session，响应体 data=null。</text:p>
          </table:table-cell>
        </table:table-row>
        <table:table-row table:style-name="表格1.1">
          <table:table-cell table:style-name="表格1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.A1" table:number-columns-spanned="7" office:value-type="string">
            <text:p text:style-name="Standard">Apifox 2.5.18、RedisInsight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.A1" table:number-columns-spanned="7" office:value-type="string">
            <text:p text:style-name="Standard">测试账号 teacher.zhang(ID=1024) 已在 LDAP 与用户表中启用，密码 Pwd@123456；Redis 中无残留 session；开启 JWT 认证日志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.A1" table:number-columns-spanned="7" office:value-type="string">
            <text:p text:style-name="Standard">LDAP、Redis、数据库均保持可用；密码算法固定为 BCrypt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.A1" table:number-columns-spanned="7" office:value-type="string">
            <text:p text:style-name="Standard">注销成功登录产生的 token 并清理 Redis Key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covered-table-cell/>
          <table:table-cell table:style-name="表格1.A1" table:number-columns-spanned="7" office:value-type="string">
            <text:p text:style-name="Standard">一旦身份提供者不可达或接口 5xx，立即停止后续步骤并记录线程栈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.A1" table:number-columns-spanned="7" office:value-type="string">
            <text:p text:style-name="Standard">以 HTTP code、响应 JSON、Redis 会话键和值、login_log 表记录为准；截图占位：请插入“成功登录响应”界面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2 退出登录接口验证测试用例记录表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E"/>
        <table:table-column table:style-name="表格2.H"/>
        <table:table-column table:style-name="表格2.I"/>
        <table:table-row table:style-name="表格2.1">
          <table:table-cell table:style-name="表格2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2.A1" table:number-columns-spanned="2" office:value-type="string">
            <text:p text:style-name="Standard">退出登录接口验证</text:p>
          </table:table-cell>
          <table:covered-table-cell/>
          <table:table-cell table:style-name="表格2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2.A1" table:number-columns-spanned="2" office:value-type="string">
            <text:p text:style-name="Standard">TE_EVA_AUTH_LOGOUT_002</text:p>
          </table:table-cell>
          <table:covered-table-cell/>
        </table:table-row>
        <table:table-row table:style-name="表格2.1">
          <table:table-cell table:style-name="表格2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2.A1" table:number-columns-spanned="7" office:value-type="string">
            <text:p text:style-name="Standard">LoginController /logout + Token 注销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2.A1" table:number-columns-spanned="7" office:value-type="string">
            <text:p text:style-name="Standard">验证退出接口能正确使 token 失效，并对重复或缺失凭证的请求给出合理提示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2.1">
          <table:table-cell table:style-name="表格2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2.A1" table:number-columns-spanned="7" office:value-type="string">
            <text:p text:style-name="Standard">场景法、状态迁移法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Standard">1</text:p>
          </table:table-cell>
          <table:table-cell table:style-name="表格2.A1" table:number-columns-spanned="2" office:value-type="string">
            <text:p text:style-name="Standard">GET /logout，Header: Authorization=Bearer eyJhbGc...ok。</text:p>
          </table:table-cell>
          <table:covered-table-cell/>
          <table:table-cell table:style-name="表格2.A1" table:number-columns-spanned="2" office:value-type="string">
            <text:p text:style-name="Standard">正常场景</text:p>
          </table:table-cell>
          <table:covered-table-cell/>
          <table:table-cell table:style-name="表格2.A1" table:number-columns-spanned="3" office:value-type="string">
            <text:p text:style-name="Standard">返回 code=200，msg="注册成功"，data 为 null。</text:p>
          </table:table-cell>
          <table:covered-table-cell/>
          <table:covered-table-cell/>
          <table:table-cell table:style-name="表格2.A1" office:value-type="string">
            <text:p text:style-name="Standard">Redis 中 satoken:teacher.zhang 被删除，后端 access_log 记录 logout 成功。</text:p>
          </table:table-cell>
        </table:table-row>
        <table:table-row table:style-name="表格2.1">
          <table:table-cell table:style-name="表格2.A1" office:value-type="string">
            <text:p text:style-name="Standard">2</text:p>
          </table:table-cell>
          <table:table-cell table:style-name="表格2.A1" table:number-columns-spanned="2" office:value-type="string">
            <text:p text:style-name="Standard">带同一个 token 再次 GET /logout。</text:p>
          </table:table-cell>
          <table:covered-table-cell/>
          <table:table-cell table:style-name="表格2.A1" table:number-columns-spanned="2" office:value-type="string">
            <text:p text:style-name="Standard">异常场景</text:p>
          </table:table-cell>
          <table:covered-table-cell/>
          <table:table-cell table:style-name="表格2.A1" table:number-columns-spanned="3" office:value-type="string">
            <text:p text:style-name="Standard">返回 code=401 或 msg 含“token无效”。</text:p>
          </table:table-cell>
          <table:covered-table-cell/>
          <table:covered-table-cell/>
          <table:table-cell table:style-name="表格2.A1" office:value-type="string">
            <text:p text:style-name="Standard">响应头 WWW-Authenticate 指出未授权，Redis 中不存在新的会话。</text:p>
          </table:table-cell>
        </table:table-row>
        <table:table-row table:style-name="表格2.1">
          <table:table-cell table:style-name="表格2.A1" office:value-type="string">
            <text:p text:style-name="Standard">3</text:p>
          </table:table-cell>
          <table:table-cell table:style-name="表格2.A1" table:number-columns-spanned="2" office:value-type="string">
            <text:p text:style-name="Standard">GET /logout，不携带 Authorization 头。</text:p>
          </table:table-cell>
          <table:covered-table-cell/>
          <table:table-cell table:style-name="表格2.A1" table:number-columns-spanned="2" office:value-type="string">
            <text:p text:style-name="Standard">异常场景</text:p>
          </table:table-cell>
          <table:covered-table-cell/>
          <table:table-cell table:style-name="表格2.A1" table:number-columns-spanned="3" office:value-type="string">
            <text:p text:style-name="Standard">返回 code=401，提示未登录。</text:p>
          </table:table-cell>
          <table:covered-table-cell/>
          <table:covered-table-cell/>
          <table:table-cell table:style-name="表格2.A1" office:value-type="string">
            <text:p text:style-name="Standard">接口未调用业务逻辑，access_log 中仅记录一次鉴权失败。</text:p>
          </table:table-cell>
        </table:table-row>
        <table:table-row table:style-name="表格2.1">
          <table:table-cell table:style-name="表格2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2.A1" table:number-columns-spanned="7" office:value-type="string">
            <text:p text:style-name="Standard">Apifox 2.5.18、RedisInsigh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2.A1" table:number-columns-spanned="7" office:value-type="string">
            <text:p text:style-name="Standard">用户 teacher.zhang 已登录获得 token=Bearer eyJhbGc...ok，Redis 中存在 satoken:teacher.zhang；另外保留一个过期 token=Bearer expired-token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2.A1" table:number-columns-spanned="7" office:value-type="string">
            <text:p text:style-name="Standard">Sa-Token 的 is-read-cookie=false，所有 token 均走 Header；没有其他后台任务自动清理 token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2.A1" table:number-columns-spanned="7" office:value-type="string">
            <text:p text:style-name="Standard">所有用例执行完后，重新登录建立新的 baseline 会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 table:style-name="表格2.A1"/>
          <table:covered-table-cell/>
          <table:table-cell table:style-name="表格2.A1" table:number-columns-spanned="7" office:value-type="string">
            <text:p text:style-name="Standard">若 logout 返回 5xx，立即收集应用日志并停止继续调用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2.A1" table:number-columns-spanned="7" office:value-type="string">
            <text:p text:style-name="Standard">以 HTTP code、Redis 会话键、系统 access_log 为依据；截图占位：请插入“成功注销响应”与“401 响应”页面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2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2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2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3 按ID获取用户详情测试用例记录表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E"/>
        <table:table-column table:style-name="表格3.H"/>
        <table:table-column table:style-name="表格3.I"/>
        <table:table-row table:style-name="表格3.1">
          <table:table-cell table:style-name="表格3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3.A1" table:number-columns-spanned="2" office:value-type="string">
            <text:p text:style-name="Standard">按ID获取用户详情</text:p>
          </table:table-cell>
          <table:covered-table-cell/>
          <table:table-cell table:style-name="表格3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3.A1" table:number-columns-spanned="2" office:value-type="string">
            <text:p text:style-name="Standard">TE_EVA_USER_DETAIL_003</text:p>
          </table:table-cell>
          <table:covered-table-cell/>
        </table:table-row>
        <table:table-row table:style-name="表格3.1">
          <table:table-cell table:style-name="表格3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3.A1" table:number-columns-spanned="7" office:value-type="string">
            <text:p text:style-name="Standard">SysUserController /user/{i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3.A1" table:number-columns-spanned="7" office:value-type="string">
            <text:p text:style-name="Standard">确认带有 system.user.query 权限的 token 能拉取用户、角色、路由与按钮数据，异常 ID 或权限不足会被拦截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3.A1" table:number-columns-spanned="7" office:value-type="string">
            <text:p text:style-name="Standard">场景法、权限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office:value-type="string">
            <text:p text:style-name="Standard">1</text:p>
          </table:table-cell>
          <table:table-cell table:style-name="表格3.A1" table:number-columns-spanned="2" office:value-type="string">
            <text:p text:style-name="Standard">GET /user/1024，Header: Authorization=Bearer mgr-token。</text:p>
          </table:table-cell>
          <table:covered-table-cell/>
          <table:table-cell table:style-name="表格3.A1" table:number-columns-spanned="2" office:value-type="string">
            <text:p text:style-name="Standard">正常场景</text:p>
          </table:table-cell>
          <table:covered-table-cell/>
          <table:table-cell table:style-name="表格3.A1" table:number-columns-spanned="3" office:value-type="string">
            <text:p text:style-name="Standard">返回 code=200，data.info.username="teacher.zhang"，routerList 与 roleList 均有数据。</text:p>
          </table:table-cell>
          <table:covered-table-cell/>
          <table:covered-table-cell/>
          <table:table-cell table:style-name="表格3.A1" office:value-type="string">
            <text:p text:style-name="Standard">响应 JSON 中 buttonList 包含 system.user.*，数据库 access_log 记录一次成功查询。</text:p>
          </table:table-cell>
        </table:table-row>
        <table:table-row table:style-name="表格3.1">
          <table:table-cell table:style-name="表格3.A1" office:value-type="string">
            <text:p text:style-name="Standard">2</text:p>
          </table:table-cell>
          <table:table-cell table:style-name="表格3.A1" table:number-columns-spanned="2" office:value-type="string">
            <text:p text:style-name="Standard">GET /user/999999，Header: Authorization=Bearer mgr-token。</text:p>
          </table:table-cell>
          <table:covered-table-cell/>
          <table:table-cell table:style-name="表格3.A1" table:number-columns-spanned="2" office:value-type="string">
            <text:p text:style-name="Standard">异常场景</text:p>
          </table:table-cell>
          <table:covered-table-cell/>
          <table:table-cell table:style-name="表格3.A1" table:number-columns-spanned="3" office:value-type="string">
            <text:p text:style-name="Standard">返回 code=404 或 msg="用户不存在"，data=null。</text:p>
          </table:table-cell>
          <table:covered-table-cell/>
          <table:covered-table-cell/>
          <table:table-cell table:style-name="表格3.A1" office:value-type="string">
            <text:p text:style-name="Standard">接口耗时&lt;100ms，数据库未产生额外读写。</text:p>
          </table:table-cell>
        </table:table-row>
        <text:soft-page-break/>
        <table:table-row table:style-name="表格3.1">
          <table:table-cell table:style-name="表格3.A1" office:value-type="string">
            <text:p text:style-name="Standard">3</text:p>
          </table:table-cell>
          <table:table-cell table:style-name="表格3.A1" table:number-columns-spanned="2" office:value-type="string">
            <text:p text:style-name="Standard">GET /user/1024，Header: Authorization=Bearer teacher-token。</text:p>
          </table:table-cell>
          <table:covered-table-cell/>
          <table:table-cell table:style-name="表格3.A1" table:number-columns-spanned="2" office:value-type="string">
            <text:p text:style-name="Standard">异常场景</text:p>
          </table:table-cell>
          <table:covered-table-cell/>
          <table:table-cell table:style-name="表格3.A1" table:number-columns-spanned="3" office:value-type="string">
            <text:p text:style-name="Standard">返回 code=403，提示权限不足。</text:p>
          </table:table-cell>
          <table:covered-table-cell/>
          <table:covered-table-cell/>
          <table:table-cell table:style-name="表格3.A1" office:value-type="string">
            <text:p text:style-name="Standard">后端抛出无权限日志，未返回任何敏感字段。</text:p>
          </table:table-cell>
        </table:table-row>
        <table:table-row table:style-name="表格3.1">
          <table:table-cell table:style-name="表格3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3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3.A1" table:number-columns-spanned="7" office:value-type="string">
            <text:p text:style-name="Standard">管理员账号 manager.lin(ID=9001) 拥有 system.user.query；教师账号 teacher.lee 无该权限；数据库已存在 ID=1024 的教师记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3.A1" table:number-columns-spanned="7" office:value-type="string">
            <text:p text:style-name="Standard">系统使用乐观读，查询不会修改数据；缓存层若命中需保证与数据库一致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3.A1" table:number-columns-spanned="7" office:value-type="string">
            <text:p text:style-name="Standard">关闭 Apifox 的 token 自动刷新，保持请求可复现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covered-table-cell table:style-name="表格3.A1"/>
          <table:covered-table-cell/>
          <table:table-cell table:style-name="表格3.A1" table:number-columns-spanned="7" office:value-type="string">
            <text:p text:style-name="Standard">若接口 500，导出 user-service 的最近日志后暂停执行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3.A1" table:number-columns-spanned="7" office:value-type="string">
            <text:p text:style-name="Standard">核对 HTTP code、data.info、roleList、buttonList 以及 access_log；截图占位：请插入“用户详情响应”JSON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3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3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3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4 分页获取用户列表测试用例记录表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E"/>
        <table:table-column table:style-name="表格4.H"/>
        <table:table-column table:style-name="表格4.I"/>
        <table:table-row table:style-name="表格4.1">
          <table:table-cell table:style-name="表格4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4.A1" table:number-columns-spanned="2" office:value-type="string">
            <text:p text:style-name="Standard">分页获取用户列表</text:p>
          </table:table-cell>
          <table:covered-table-cell/>
          <table:table-cell table:style-name="表格4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4.A1" table:number-columns-spanned="2" office:value-type="string">
            <text:p text:style-name="Standard">TE_EVA_USER_PAGE_004</text:p>
          </table:table-cell>
          <table:covered-table-cell/>
        </table:table-row>
        <table:table-row table:style-name="表格4.1">
          <table:table-cell table:style-name="表格4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4.A1" table:number-columns-spanned="7" office:value-type="string">
            <text:p text:style-name="Standard">SysUserController /us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4.A1" table:number-columns-spanned="7" office:value-type="string">
            <text:p text:style-name="Standard">验证分页检索支持关键词与时间区间过滤，同时非法分页参数会被拦截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4.A1" table:number-columns-spanned="7" office:value-type="string">
            <text:p text:style-name="Standard">场景法、等价类划分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1" office:value-type="string">
            <text:p text:style-name="Standard">1</text:p>
          </table:table-cell>
          <table:table-cell table:style-name="表格4.A1" table:number-columns-spanned="2" office:value-type="string">
            <text:p text:style-name="Standard">POST /users，Body:{"page":1,"size":10,"queryObj":{"keyword":"张","startCreateTime":"2024-01-01 00:00:00","endCreateTime":"2024-12-31 23:59:59","startUpdateTime":"2024-01-01 00:00:00","endUpdateTime":"2024-12-31 23:59:59"}}。</text:p>
          </table:table-cell>
          <table:covered-table-cell/>
          <table:table-cell table:style-name="表格4.A1" table:number-columns-spanned="2" office:value-type="string">
            <text:p text:style-name="Standard">正常场景</text:p>
          </table:table-cell>
          <table:covered-table-cell/>
          <table:table-cell table:style-name="表格4.A1" table:number-columns-spanned="3" office:value-type="string">
            <text:p text:style-name="Standard">返回 code=200，data.records&lt;=10 且用户名包含“张”，total&gt;records。</text:p>
          </table:table-cell>
          <table:covered-table-cell/>
          <table:covered-table-cell/>
          <table:table-cell table:style-name="表格4.A1" office:value-type="string">
            <text:p text:style-name="Standard">SQL 日志显示带 like 查询与 between 条件，响应 current=1。</text:p>
          </table:table-cell>
        </table:table-row>
        <table:table-row table:style-name="表格4.1">
          <table:table-cell table:style-name="表格4.A1" office:value-type="string">
            <text:p text:style-name="Standard">2</text:p>
          </table:table-cell>
          <table:table-cell table:style-name="表格4.A1" table:number-columns-spanned="2" office:value-type="string">
            <text:p text:style-name="Standard">POST /users，Body 中 size 设置为 0。</text:p>
          </table:table-cell>
          <table:covered-table-cell/>
          <table:table-cell table:style-name="表格4.A1" table:number-columns-spanned="2" office:value-type="string">
            <text:p text:style-name="Standard">异常场景</text:p>
          </table:table-cell>
          <table:covered-table-cell/>
          <table:table-cell table:style-name="表格4.A1" table:number-columns-spanned="3" office:value-type="string">
            <text:p text:style-name="Standard">返回 code=422，提示 size 必须&gt;0。</text:p>
          </table:table-cell>
          <table:covered-table-cell/>
          <table:covered-table-cell/>
          <table:table-cell table:style-name="表格4.A1" office:value-type="string">
            <text:p text:style-name="Standard">接口未执行数据库查询，直接返回校验错误。</text:p>
          </table:table-cell>
        </table:table-row>
        <table:table-row table:style-name="表格4.1">
          <table:table-cell table:style-name="表格4.A1" office:value-type="string">
            <text:p text:style-name="Standard">3</text:p>
          </table:table-cell>
          <table:table-cell table:style-name="表格4.A1" table:number-columns-spanned="2" office:value-type="string">
            <text:p text:style-name="Standard">POST /users，Body 设置 startCreateTime=2024-12-31 23:59:59，endCreateTime=2024-01-01 00:00:00。</text:p>
          </table:table-cell>
          <table:covered-table-cell/>
          <table:table-cell table:style-name="表格4.A1" table:number-columns-spanned="2" office:value-type="string">
            <text:p text:style-name="Standard">异常场景</text:p>
          </table:table-cell>
          <table:covered-table-cell/>
          <table:table-cell table:style-name="表格4.A1" table:number-columns-spanned="3" office:value-type="string">
            <text:p text:style-name="Standard">返回 code=400，提示时间区间非法。</text:p>
          </table:table-cell>
          <table:covered-table-cell/>
          <table:covered-table-cell/>
          <table:table-cell table:style-name="表格4.A1" office:value-type="string">
            <text:p text:style-name="Standard">响应 msg 包含“开始时间不能晚于结束时间”。</text:p>
          </table:table-cell>
        </table:table-row>
        <table:table-row table:style-name="表格4.1">
          <table:table-cell table:style-name="表格4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4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4.A1" table:number-columns-spanned="7" office:value-type="string">
            <text:p text:style-name="Standard">数据库 sys_user 表存在近 1000 条教师记录；管理 token 拥有 system.user.query 权限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4.A1" table:number-columns-spanned="7" office:value-type="string">
            <text:p text:style-name="Standard">分页查询默认排序 createTime desc；ES 索引未启用，所有查询直接命中数据库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1" table:number-rows-spanned="2" table:number-columns-spanned="2" office:value-type="string">
            <text:p text:style-name="P3" loext:marker-style-name="T2"><text:soft-page-break/><text:span text:style-name="T3">终止条件</text:span><text:span text:style-name="T3"/></text:p>
          </table:table-cell>
          <table:covered-table-cell/>
          <table:table-cell table:style-name="表格4.A1" table:number-columns-spanned="7" office:value-type="string">
            <text:p text:style-name="Standard">恢复查询条件为默认，避免影响其他测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covered-table-cell table:style-name="表格4.A1"/>
          <table:covered-table-cell/>
          <table:table-cell table:style-name="表格4.A1" table:number-columns-spanned="7" office:value-type="string">
            <text:p text:style-name="Standard">若分页接口响应超 5s，立即收集慢查询日志并停止压力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4.A1" table:number-columns-spanned="7" office:value-type="string">
            <text:p text:style-name="Standard">以 data.records、total、SQL 日志为主要判断；截图占位：请插入“分页响应”JSON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4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4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4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5 获取教师课程评分测试用例记录表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column table:style-name="表格5.E"/>
        <table:table-column table:style-name="表格5.H"/>
        <table:table-column table:style-name="表格5.I"/>
        <table:table-row table:style-name="表格5.1">
          <table:table-cell table:style-name="表格5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5.A1" table:number-columns-spanned="2" office:value-type="string">
            <text:p text:style-name="Standard">获取教师课程评分</text:p>
          </table:table-cell>
          <table:covered-table-cell/>
          <table:table-cell table:style-name="表格5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5.A1" table:number-columns-spanned="2" office:value-type="string">
            <text:p text:style-name="Standard">TE_EVA_USER_SCORE_005</text:p>
          </table:table-cell>
          <table:covered-table-cell/>
        </table:table-row>
        <table:table-row table:style-name="表格5.1">
          <table:table-cell table:style-name="表格5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5.A1" table:number-columns-spanned="7" office:value-type="string">
            <text:p text:style-name="Standard">ScoreController /user/score/{userI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5.A1" table:number-columns-spanned="7" office:value-type="string">
            <text:p text:style-name="Standard">验证系统可返回指定老师在不同课程下的平均得分，并正确处理非法用户或权限不足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5.A1" table:number-columns-spanned="7" office:value-type="string">
            <text:p text:style-name="Standard">场景法、数据准确性校验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1" office:value-type="string">
            <text:p text:style-name="Standard">1</text:p>
          </table:table-cell>
          <table:table-cell table:style-name="表格5.A1" table:number-columns-spanned="2" office:value-type="string">
            <text:p text:style-name="Standard">GET /user/score/1024?semId=20241，Header: Authorization=Bearer mgr-token。</text:p>
          </table:table-cell>
          <table:covered-table-cell/>
          <table:table-cell table:style-name="表格5.A1" table:number-columns-spanned="2" office:value-type="string">
            <text:p text:style-name="Standard">正常场景</text:p>
          </table:table-cell>
          <table:covered-table-cell/>
          <table:table-cell table:style-name="表格5.A1" table:number-columns-spanned="3" office:value-type="string">
            <text:p text:style-name="Standard">返回 code=200，data 数组包含 courseName 与 score，score 在 0-100 之间。</text:p>
          </table:table-cell>
          <table:covered-table-cell/>
          <table:covered-table-cell/>
          <table:table-cell table:style-name="表格5.A1" office:value-type="string">
            <text:p text:style-name="Standard">数据库 eva_course_score 表中记录数与 data.length 相符，平均分与字段一致。</text:p>
          </table:table-cell>
        </table:table-row>
        <table:table-row table:style-name="表格5.1">
          <table:table-cell table:style-name="表格5.A1" office:value-type="string">
            <text:p text:style-name="Standard">2</text:p>
          </table:table-cell>
          <table:table-cell table:style-name="表格5.A1" table:number-columns-spanned="2" office:value-type="string">
            <text:p text:style-name="Standard">GET /user/score/9999，Header: Authorization=Bearer mgr-token。</text:p>
          </table:table-cell>
          <table:covered-table-cell/>
          <table:table-cell table:style-name="表格5.A1" table:number-columns-spanned="2" office:value-type="string">
            <text:p text:style-name="Standard">异常场景</text:p>
          </table:table-cell>
          <table:covered-table-cell/>
          <table:table-cell table:style-name="表格5.A1" table:number-columns-spanned="3" office:value-type="string">
            <text:p text:style-name="Standard">返回 code=404 或 data 为空数组。</text:p>
          </table:table-cell>
          <table:covered-table-cell/>
          <table:covered-table-cell/>
          <table:table-cell table:style-name="表格5.A1" office:value-type="string">
            <text:p text:style-name="Standard">响应 msg 提示“未找到该教师”。</text:p>
          </table:table-cell>
        </table:table-row>
        <table:table-row table:style-name="表格5.1">
          <table:table-cell table:style-name="表格5.A1" office:value-type="string">
            <text:p text:style-name="Standard">3</text:p>
          </table:table-cell>
          <table:table-cell table:style-name="表格5.A1" table:number-columns-spanned="2" office:value-type="string">
            <text:p text:style-name="Standard">GET /user/score/1024，Header: Authorization=Bearer teacher-token。</text:p>
          </table:table-cell>
          <table:covered-table-cell/>
          <table:table-cell table:style-name="表格5.A1" table:number-columns-spanned="2" office:value-type="string">
            <text:p text:style-name="Standard">异常场景</text:p>
          </table:table-cell>
          <table:covered-table-cell/>
          <table:table-cell table:style-name="表格5.A1" table:number-columns-spanned="3" office:value-type="string">
            <text:p text:style-name="Standard">返回 code=403，提示权限不足。</text:p>
          </table:table-cell>
          <table:covered-table-cell/>
          <table:covered-table-cell/>
          <table:table-cell table:style-name="表格5.A1" office:value-type="string">
            <text:p text:style-name="Standard">系统未暴露任何课程分数详情。</text:p>
          </table:table-cell>
        </table:table-row>
        <table:table-row table:style-name="表格5.1">
          <table:table-cell table:style-name="表格5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5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5.A1" table:number-columns-spanned="7" office:value-type="string">
            <text:p text:style-name="Standard">课程统计表已有 teacher.zhang 在 2023-2024-1 学期的成绩；管理员 token 拥有 system.user.score.query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5.A1" table:number-columns-spanned="7" office:value-type="string">
            <text:p text:style-name="Standard">统计数据每日凌晨同步，不涉及实时写入；score 字段精度为 1 位小数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5.A1" table:number-columns-spanned="7" office:value-type="string">
            <text:p text:style-name="Standard">执行结束后释放查询使用的 read-only 连接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covered-table-cell table:style-name="表格5.A1"/>
          <table:covered-table-cell/>
          <table:table-cell table:style-name="表格5.A1" table:number-columns-spanned="7" office:value-type="string">
            <text:p text:style-name="Standard">若接口 500，导出 course-score 服务日志后停止执行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5.A1" table:number-columns-spanned="7" office:value-type="string">
            <text:p text:style-name="Standard">以 data 数组、score 数值及数据库比对结果为准；截图占位：请插入“课程评分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5.1">
          <table:table-cell table:style-name="表格5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5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5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5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6 获取全部用户基础信息测试用例记录表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column table:style-name="表格6.E"/>
        <table:table-column table:style-name="表格6.H"/>
        <table:table-column table:style-name="表格6.I"/>
        <table:table-row table:style-name="表格6.1">
          <table:table-cell table:style-name="表格6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6.A1" table:number-columns-spanned="2" office:value-type="string">
            <text:p text:style-name="Standard">获取全部用户基础信息</text:p>
          </table:table-cell>
          <table:covered-table-cell/>
          <table:table-cell table:style-name="表格6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6.A1" table:number-columns-spanned="2" office:value-type="string">
            <text:p text:style-name="Standard">TE_EVA_USER_LISTALL_006</text:p>
          </table:table-cell>
          <table:covered-table-cell/>
        </table:table-row>
        <table:table-row table:style-name="表格6.1">
          <table:table-cell table:style-name="表格6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6.A1" table:number-columns-spanned="7" office:value-type="string">
            <text:p text:style-name="Standard">SysUserController /users/a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6.A1" table:number-columns-spanned="7" office:value-type="string">
            <text:p text:style-name="Standard">确认该接口能在权限控制下返回精简的 id+name 列表，用于下拉框缓存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6.A1" table:number-columns-spanned="7" office:value-type="string">
            <text:p text:style-name="Standard">场景法、权限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1" office:value-type="string">
            <text:p text:style-name="Standard">1</text:p>
          </table:table-cell>
          <table:table-cell table:style-name="表格6.A1" table:number-columns-spanned="2" office:value-type="string">
            <text:p text:style-name="Standard">GET /users/all，Header: <text:soft-page-break/>Authorization=Bearer mgr-token。</text:p>
          </table:table-cell>
          <table:covered-table-cell/>
          <table:table-cell table:style-name="表格6.A1" table:number-columns-spanned="2" office:value-type="string">
            <text:p text:style-name="Standard">正常场<text:soft-page-break/>景</text:p>
          </table:table-cell>
          <table:covered-table-cell/>
          <table:table-cell table:style-name="表格6.A1" table:number-columns-spanned="3" office:value-type="string">
            <text:p text:style-name="Standard">返回 code=200，data <text:soft-page-break/>数组&gt;0，每项仅包含 id 与 name 字段。</text:p>
          </table:table-cell>
          <table:covered-table-cell/>
          <table:covered-table-cell/>
          <table:table-cell table:style-name="表格6.A1" office:value-type="string">
            <text:p text:style-name="Standard">响应时间<text:soft-page-break/>&lt;200ms，缓存层写入 users:all 键。</text:p>
          </table:table-cell>
        </table:table-row>
        <table:table-row table:style-name="表格6.1">
          <table:table-cell table:style-name="表格6.A1" office:value-type="string">
            <text:p text:style-name="Standard">2</text:p>
          </table:table-cell>
          <table:table-cell table:style-name="表格6.A1" table:number-columns-spanned="2" office:value-type="string">
            <text:p text:style-name="Standard">使用 teacher-token 调用 GET /users/all。</text:p>
          </table:table-cell>
          <table:covered-table-cell/>
          <table:table-cell table:style-name="表格6.A1" table:number-columns-spanned="2" office:value-type="string">
            <text:p text:style-name="Standard">异常场景</text:p>
          </table:table-cell>
          <table:covered-table-cell/>
          <table:table-cell table:style-name="表格6.A1" table:number-columns-spanned="3" office:value-type="string">
            <text:p text:style-name="Standard">返回 code=403，提示无权限。</text:p>
          </table:table-cell>
          <table:covered-table-cell/>
          <table:covered-table-cell/>
          <table:table-cell table:style-name="表格6.A1" office:value-type="string">
            <text:p text:style-name="Standard">后端未命中缓存，不泄露任何用户信息。</text:p>
          </table:table-cell>
        </table:table-row>
        <table:table-row table:style-name="表格6.1">
          <table:table-cell table:style-name="表格6.A1" office:value-type="string">
            <text:p text:style-name="Standard">3</text:p>
          </table:table-cell>
          <table:table-cell table:style-name="表格6.A1" table:number-columns-spanned="2" office:value-type="string">
            <text:p text:style-name="Standard">GET /users/all，移除 Authorization。</text:p>
          </table:table-cell>
          <table:covered-table-cell/>
          <table:table-cell table:style-name="表格6.A1" table:number-columns-spanned="2" office:value-type="string">
            <text:p text:style-name="Standard">异常场景</text:p>
          </table:table-cell>
          <table:covered-table-cell/>
          <table:table-cell table:style-name="表格6.A1" table:number-columns-spanned="3" office:value-type="string">
            <text:p text:style-name="Standard">返回 401 未认证。</text:p>
          </table:table-cell>
          <table:covered-table-cell/>
          <table:covered-table-cell/>
          <table:table-cell table:style-name="表格6.A1" office:value-type="string">
            <text:p text:style-name="Standard">响应 headers 含 WWW-Authenticate。</text:p>
          </table:table-cell>
        </table:table-row>
        <table:table-row table:style-name="表格6.1">
          <table:table-cell table:style-name="表格6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6.A1" table:number-columns-spanned="7" office:value-type="string">
            <text:p text:style-name="Standard">Apifox 2.5.18、RedisInsigh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6.A1" table:number-columns-spanned="7" office:value-type="string">
            <text:p text:style-name="Standard">数据库 sys_user 表已存在 100+ 教师；管理员 token 拥有 system.user.list；teacher-only token 无该权限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6.A1" table:number-columns-spanned="7" office:value-type="string">
            <text:p text:style-name="Standard">接口默认开启 10 分钟缓存；无分页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6.A1" table:number-columns-spanned="7" office:value-type="string">
            <text:p text:style-name="Standard">清空 users:all 缓存，避免影响后续测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covered-table-cell table:style-name="表格6.A1"/>
          <table:covered-table-cell/>
          <table:table-cell table:style-name="表格6.A1" table:number-columns-spanned="7" office:value-type="string">
            <text:p text:style-name="Standard">若缓存写入失败，记录 Redis 错误并停止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6.A1" table:number-columns-spanned="7" office:value-type="string">
            <text:p text:style-name="Standard">以 data 数组字段、缓存命中情况为准；截图占位：请插入“全量用户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6.1">
          <table:table-cell table:style-name="表格6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6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6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6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7 获取当前用户信息测试用例记录表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column table:style-name="表格7.F"/>
        <table:table-column table:style-name="表格7.E"/>
        <table:table-column table:style-name="表格7.H"/>
        <table:table-column table:style-name="表格7.I"/>
        <table:table-row table:style-name="表格7.1">
          <table:table-cell table:style-name="表格7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7.A1" table:number-columns-spanned="2" office:value-type="string">
            <text:p text:style-name="Standard">获取当前用户信息</text:p>
          </table:table-cell>
          <table:covered-table-cell/>
          <table:table-cell table:style-name="表格7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7.A1" table:number-columns-spanned="2" office:value-type="string">
            <text:p text:style-name="Standard">TE_EVA_USER_SELFINFO_007</text:p>
          </table:table-cell>
          <table:covered-table-cell/>
        </table:table-row>
        <table:table-row table:style-name="表格7.1">
          <table:table-cell table:style-name="表格7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7.A1" table:number-columns-spanned="7" office:value-type="string">
            <text:p text:style-name="Standard">SysUserController /user/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7.A1" table:number-columns-spanned="7" office:value-type="string">
            <text:p text:style-name="Standard">验证自查询接口返回个人档案、菜单路由与按钮权限，并保障 token 无效时拒绝访问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7.A1" table:number-columns-spanned="7" office:value-type="string">
            <text:p text:style-name="Standard">场景法、鉴权测试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1" office:value-type="string">
            <text:p text:style-name="Standard">1</text:p>
          </table:table-cell>
          <table:table-cell table:style-name="表格7.A1" table:number-columns-spanned="2" office:value-type="string">
            <text:p text:style-name="Standard">GET /user/info，Header: Authorization=Bearer teacher-token。</text:p>
          </table:table-cell>
          <table:covered-table-cell/>
          <table:table-cell table:style-name="表格7.A1" table:number-columns-spanned="2" office:value-type="string">
            <text:p text:style-name="Standard">正常场景</text:p>
          </table:table-cell>
          <table:covered-table-cell/>
          <table:table-cell table:style-name="表格7.A1" table:number-columns-spanned="3" office:value-type="string">
            <text:p text:style-name="Standard">返回 code=200，data.info.username=teacher.zhang，并返回 routerList/buttonList。</text:p>
          </table:table-cell>
          <table:covered-table-cell/>
          <table:covered-table-cell/>
          <table:table-cell table:style-name="表格7.A1" office:value-type="string">
            <text:p text:style-name="Standard">响应中的 routerList 含 dashboard、系统管理等模块。</text:p>
          </table:table-cell>
        </table:table-row>
        <table:table-row table:style-name="表格7.1">
          <table:table-cell table:style-name="表格7.A1" office:value-type="string">
            <text:p text:style-name="Standard">2</text:p>
          </table:table-cell>
          <table:table-cell table:style-name="表格7.A1" table:number-columns-spanned="2" office:value-type="string">
            <text:p text:style-name="Standard">GET /user/info，Header: Authorization=Bearer invalid-token。</text:p>
          </table:table-cell>
          <table:covered-table-cell/>
          <table:table-cell table:style-name="表格7.A1" table:number-columns-spanned="2" office:value-type="string">
            <text:p text:style-name="Standard">异常场景</text:p>
          </table:table-cell>
          <table:covered-table-cell/>
          <table:table-cell table:style-name="表格7.A1" table:number-columns-spanned="3" office:value-type="string">
            <text:p text:style-name="Standard">返回 401，提示 token 失效。</text:p>
          </table:table-cell>
          <table:covered-table-cell/>
          <table:covered-table-cell/>
          <table:table-cell table:style-name="表格7.A1" office:value-type="string">
            <text:p text:style-name="Standard">后端未查询数据库，仅在网关完成校验。</text:p>
          </table:table-cell>
        </table:table-row>
        <table:table-row table:style-name="表格7.1">
          <table:table-cell table:style-name="表格7.A1" office:value-type="string">
            <text:p text:style-name="Standard">3</text:p>
          </table:table-cell>
          <table:table-cell table:style-name="表格7.A1" table:number-columns-spanned="2" office:value-type="string">
            <text:p text:style-name="Standard">删除 Redis 会话后再次使用 teacher-token 调用。</text:p>
          </table:table-cell>
          <table:covered-table-cell/>
          <table:table-cell table:style-name="表格7.A1" table:number-columns-spanned="2" office:value-type="string">
            <text:p text:style-name="Standard">异常场景</text:p>
          </table:table-cell>
          <table:covered-table-cell/>
          <table:table-cell table:style-name="表格7.A1" table:number-columns-spanned="3" office:value-type="string">
            <text:p text:style-name="Standard">返回 401，要求重新登录。</text:p>
          </table:table-cell>
          <table:covered-table-cell/>
          <table:covered-table-cell/>
          <table:table-cell table:style-name="表格7.A1" office:value-type="string">
            <text:p text:style-name="Standard">日志中记录会话不存在。</text:p>
          </table:table-cell>
        </table:table-row>
        <table:table-row table:style-name="表格7.1">
          <table:table-cell table:style-name="表格7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7.A1" table:number-columns-spanned="7" office:value-type="string">
            <text:p text:style-name="Standard">Apifox 2.5.18、RedisInsigh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7.A1" table:number-columns-spanned="7" office:value-type="string">
            <text:p text:style-name="Standard">teacher.zhang 已登录，token=Bearer teacher-token；准备一个伪造的过期 token=Bearer invalid-token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7.A1" table:number-columns-spanned="7" office:value-type="string">
            <text:p text:style-name="Standard">接口无分页，默认依赖 Redis session；路由数据通过权限树生成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7.A1" table:number-columns-spanned="7" office:value-type="string">
            <text:p text:style-name="Standard">重新登录恢复 teacher-token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covered-table-cell table:style-name="表格7.A1"/>
          <table:covered-table-cell/>
          <table:table-cell table:style-name="表格7.A1" table:number-columns-spanned="7" office:value-type="string">
            <text:p text:style-name="Standard">若接口 5xx，导出 user-service 日志再继续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7.A1" table:number-columns-spanned="7" office:value-type="string">
            <text:p text:style-name="Standard">依据返回 info、routerList、buttonList 与 HTTP code 判断；截图占位：请插入“个人信息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7.1">
          <table:table-cell table:style-name="表格7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7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7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7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><text:soft-page-break/></text:p>
      <text:p text:style-name="Caption">表A.8 获取用户头像测试用例记录表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column table:style-name="表格8.F"/>
        <table:table-column table:style-name="表格8.E"/>
        <table:table-column table:style-name="表格8.H"/>
        <table:table-column table:style-name="表格8.I"/>
        <table:table-row table:style-name="表格8.1">
          <table:table-cell table:style-name="表格8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8.A1" table:number-columns-spanned="2" office:value-type="string">
            <text:p text:style-name="Standard">获取用户头像</text:p>
          </table:table-cell>
          <table:covered-table-cell/>
          <table:table-cell table:style-name="表格8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8.A1" table:number-columns-spanned="2" office:value-type="string">
            <text:p text:style-name="Standard">TE_EVA_USER_AVATAR_008</text:p>
          </table:table-cell>
          <table:covered-table-cell/>
        </table:table-row>
        <table:table-row table:style-name="表格8.1">
          <table:table-cell table:style-name="表格8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8.A1" table:number-columns-spanned="7" office:value-type="string">
            <text:p text:style-name="Standard">SysUserController /user/avatar/{i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8.A1" table:number-columns-spanned="7" office:value-type="string">
            <text:p text:style-name="Standard">确认头像接口能返回 Base64 图片并正确处理不存在或未上传头像的情况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8.A1" table:number-columns-spanned="7" office:value-type="string">
            <text:p text:style-name="Standard">场景法、文件数据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1" office:value-type="string">
            <text:p text:style-name="Standard">1</text:p>
          </table:table-cell>
          <table:table-cell table:style-name="表格8.A1" table:number-columns-spanned="2" office:value-type="string">
            <text:p text:style-name="Standard">GET /user/avatar/1024。</text:p>
          </table:table-cell>
          <table:covered-table-cell/>
          <table:table-cell table:style-name="表格8.A1" table:number-columns-spanned="2" office:value-type="string">
            <text:p text:style-name="Standard">正常场景</text:p>
          </table:table-cell>
          <table:covered-table-cell/>
          <table:table-cell table:style-name="表格8.A1" table:number-columns-spanned="3" office:value-type="string">
            <text:p text:style-name="Standard">返回 code=200，data 为 Base64 字符串，响应头 Content-Type=image/png。</text:p>
          </table:table-cell>
          <table:covered-table-cell/>
          <table:covered-table-cell/>
          <table:table-cell table:style-name="表格8.A1" office:value-type="string">
            <text:p text:style-name="Standard">Base64 解码后文件大小与存储一致，MinIO 访问日志出现一次 GET。</text:p>
          </table:table-cell>
        </table:table-row>
        <table:table-row table:style-name="表格8.1">
          <table:table-cell table:style-name="表格8.A1" office:value-type="string">
            <text:p text:style-name="Standard">2</text:p>
          </table:table-cell>
          <table:table-cell table:style-name="表格8.A1" table:number-columns-spanned="2" office:value-type="string">
            <text:p text:style-name="Standard">GET /user/avatar/1050。</text:p>
          </table:table-cell>
          <table:covered-table-cell/>
          <table:table-cell table:style-name="表格8.A1" table:number-columns-spanned="2" office:value-type="string">
            <text:p text:style-name="Standard">异常场景</text:p>
          </table:table-cell>
          <table:covered-table-cell/>
          <table:table-cell table:style-name="表格8.A1" table:number-columns-spanned="3" office:value-type="string">
            <text:p text:style-name="Standard">返回 code=200，但 data 为空或为默认 Base64。</text:p>
          </table:table-cell>
          <table:covered-table-cell/>
          <table:covered-table-cell/>
          <table:table-cell table:style-name="表格8.A1" office:value-type="string">
            <text:p text:style-name="Standard">日志提示“使用默认头像”。</text:p>
          </table:table-cell>
        </table:table-row>
        <table:table-row table:style-name="表格8.1">
          <table:table-cell table:style-name="表格8.A1" office:value-type="string">
            <text:p text:style-name="Standard">3</text:p>
          </table:table-cell>
          <table:table-cell table:style-name="表格8.A1" table:number-columns-spanned="2" office:value-type="string">
            <text:p text:style-name="Standard">GET /user/avatar/999999。</text:p>
          </table:table-cell>
          <table:covered-table-cell/>
          <table:table-cell table:style-name="表格8.A1" table:number-columns-spanned="2" office:value-type="string">
            <text:p text:style-name="Standard">异常场景</text:p>
          </table:table-cell>
          <table:covered-table-cell/>
          <table:table-cell table:style-name="表格8.A1" table:number-columns-spanned="3" office:value-type="string">
            <text:p text:style-name="Standard">返回 code=404，提示用户不存在。</text:p>
          </table:table-cell>
          <table:covered-table-cell/>
          <table:covered-table-cell/>
          <table:table-cell table:style-name="表格8.A1" office:value-type="string">
            <text:p text:style-name="Standard">HTTP 响应 data=null，MinIO 未收到请求。</text:p>
          </table:table-cell>
        </table:table-row>
        <table:table-row table:style-name="表格8.1">
          <table:table-cell table:style-name="表格8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8.A1" table:number-columns-spanned="7" office:value-type="string">
            <text:p text:style-name="Standard">Apifox 2.5.18、MinIO 控制台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8.A1" table:number-columns-spanned="7" office:value-type="string">
            <text:p text:style-name="Standard">用户 1024 已上传 avatar.png；用户 1050 未上传头像；配置默认头像图片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8.A1" table:number-columns-spanned="7" office:value-type="string">
            <text:p text:style-name="Standard">头像存储在 MinIO，应用采用 Base64 编码返回；接口无需登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8.A1" table:number-columns-spanned="7" office:value-type="string">
            <text:p text:style-name="Standard">清理本地缓存的 Base64 文件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covered-table-cell table:style-name="表格8.A1"/>
          <table:covered-table-cell/>
          <table:table-cell table:style-name="表格8.A1" table:number-columns-spanned="7" office:value-type="string">
            <text:p text:style-name="Standard">若出现 500，抓取 MinIO 与应用日志定位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8.A1" table:number-columns-spanned="7" office:value-type="string">
            <text:p text:style-name="Standard">以 HTTP code、Content-Type、Base64 内容校验为准；截图占位：请插入“头像响应”截图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table-cell table:style-name="表格8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8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8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8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9 获取未达标教师TOP列表测试用例记录表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column table:style-name="表格9.F"/>
        <table:table-column table:style-name="表格9.E"/>
        <table:table-column table:style-name="表格9.H"/>
        <table:table-column table:style-name="表格9.I"/>
        <table:table-row table:style-name="表格9.1">
          <table:table-cell table:style-name="表格9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9.A1" table:number-columns-spanned="2" office:value-type="string">
            <text:p text:style-name="Standard">获取未达标教师TOP列表</text:p>
          </table:table-cell>
          <table:covered-table-cell/>
          <table:table-cell table:style-name="表格9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9.A1" table:number-columns-spanned="2" office:value-type="string">
            <text:p text:style-name="Standard">TE_EVA_USER_UNQUALIFIED_TOP_009</text:p>
          </table:table-cell>
          <table:covered-table-cell/>
        </table:table-row>
        <table:table-row table:style-name="表格9.1">
          <table:table-cell table:style-name="表格9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9.A1" table:number-columns-spanned="7" office:value-type="string">
            <text:p text:style-name="Standard">SysUserController /users/unqualified/{type}/{num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9.A1" table:number-columns-spanned="7" office:value-type="string">
            <text:p text:style-name="Standard">验证接口能按照 type 和 num 参数返回评教/被评教未达标教师列表，并限制非法参数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9.A1" table:number-columns-spanned="7" office:value-type="string">
            <text:p text:style-name="Standard">场景法、边界值分析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1" office:value-type="string">
            <text:p text:style-name="Standard">1</text:p>
          </table:table-cell>
          <table:table-cell table:style-name="表格9.A1" table:number-columns-spanned="2" office:value-type="string">
            <text:p text:style-name="Standard">GET /users/unqualified/0/5?semId=20241。</text:p>
          </table:table-cell>
          <table:covered-table-cell/>
          <table:table-cell table:style-name="表格9.A1" table:number-columns-spanned="2" office:value-type="string">
            <text:p text:style-name="Standard">正常场景</text:p>
          </table:table-cell>
          <table:covered-table-cell/>
          <table:table-cell table:style-name="表格9.A1" table:number-columns-spanned="3" office:value-type="string">
            <text:p text:style-name="Standard">返回 code=200，data.dataArr 长度&lt;=5，num 字段均&lt;5。</text:p>
          </table:table-cell>
          <table:covered-table-cell/>
          <table:covered-table-cell/>
          <table:table-cell table:style-name="表格9.A1" office:value-type="string">
            <text:p text:style-name="Standard">返回 total 与数据库 COUNT(*) where eva_num&lt;5 一致。</text:p>
          </table:table-cell>
        </table:table-row>
        <table:table-row table:style-name="表格9.1">
          <table:table-cell table:style-name="表格9.A1" office:value-type="string">
            <text:p text:style-name="Standard">2</text:p>
          </table:table-cell>
          <table:table-cell table:style-name="表格9.A1" table:number-columns-spanned="2" office:value-type="string">
            <text:p text:style-name="Standard">GET /users/unqualified/1/3。</text:p>
          </table:table-cell>
          <table:covered-table-cell/>
          <table:table-cell table:style-name="表格9.A1" table:number-columns-spanned="2" office:value-type="string">
            <text:p text:style-name="Standard">正常场景</text:p>
          </table:table-cell>
          <table:covered-table-cell/>
          <table:table-cell table:style-name="表格9.A1" table:number-columns-spanned="3" office:value-type="string">
            <text:p text:style-name="Standard">返回列表长度&lt;=3，num&lt;10。</text:p>
          </table:table-cell>
          <table:covered-table-cell/>
          <table:covered-table-cell/>
          <table:table-cell table:style-name="表格9.A1" office:value-type="string">
            <text:p text:style-name="Standard">department 字段存在值，数据为被评教统计。</text:p>
          </table:table-cell>
        </table:table-row>
        <text:soft-page-break/>
        <table:table-row table:style-name="表格9.1">
          <table:table-cell table:style-name="表格9.A1" office:value-type="string">
            <text:p text:style-name="Standard">3</text:p>
          </table:table-cell>
          <table:table-cell table:style-name="表格9.A1" table:number-columns-spanned="2" office:value-type="string">
            <text:p text:style-name="Standard">GET /users/unqualified/5/5。</text:p>
          </table:table-cell>
          <table:covered-table-cell/>
          <table:table-cell table:style-name="表格9.A1" table:number-columns-spanned="2" office:value-type="string">
            <text:p text:style-name="Standard">异常场景</text:p>
          </table:table-cell>
          <table:covered-table-cell/>
          <table:table-cell table:style-name="表格9.A1" table:number-columns-spanned="3" office:value-type="string">
            <text:p text:style-name="Standard">返回 code=400，提示 type 取值范围 0/1。</text:p>
          </table:table-cell>
          <table:covered-table-cell/>
          <table:covered-table-cell/>
          <table:table-cell table:style-name="表格9.A1" office:value-type="string">
            <text:p text:style-name="Standard">接口未查询数据库。</text:p>
          </table:table-cell>
        </table:table-row>
        <table:table-row table:style-name="表格9.1">
          <table:table-cell table:style-name="表格9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9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9.A1" table:number-columns-spanned="7" office:value-type="string">
            <text:p text:style-name="Standard">配置文件 minEvaNum=5、minMyEvaNum=10；数据库 ev_stat_user 表已按学期计算统计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9.A1" table:number-columns-spanned="7" office:value-type="string">
            <text:p text:style-name="Standard">统计数据已预计算；num 参数最大不超过 50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9.A1" table:number-columns-spanned="7" office:value-type="string">
            <text:p text:style-name="Standard">无额外动作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covered-table-cell table:style-name="表格9.A1"/>
          <table:covered-table-cell/>
          <table:table-cell table:style-name="表格9.A1" table:number-columns-spanned="7" office:value-type="string">
            <text:p text:style-name="Standard">若响应 total 与数据库不符，导出统计表核对后再继续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9.A1" table:number-columns-spanned="7" office:value-type="string">
            <text:p text:style-name="Standard">以 dataArr、total、SQL 对账结果为准；截图占位：请插入“未达标TOP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9.1">
          <table:table-cell table:style-name="表格9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9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9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9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10 分页获取未达标教师测试用例记录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column table:style-name="表格10.F"/>
        <table:table-column table:style-name="表格10.E"/>
        <table:table-column table:style-name="表格10.H"/>
        <table:table-column table:style-name="表格10.I"/>
        <table:table-row table:style-name="表格10.1">
          <table:table-cell table:style-name="表格10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0.A1" table:number-columns-spanned="2" office:value-type="string">
            <text:p text:style-name="Standard">分页获取未达标教师</text:p>
          </table:table-cell>
          <table:covered-table-cell/>
          <table:table-cell table:style-name="表格10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0.A1" table:number-columns-spanned="2" office:value-type="string">
            <text:p text:style-name="Standard">TE_EVA_USER_UNQUALIFIED_PAGE_010</text:p>
          </table:table-cell>
          <table:covered-table-cell/>
        </table:table-row>
        <table:table-row table:style-name="表格10.1">
          <table:table-cell table:style-name="表格10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0.A1" table:number-columns-spanned="7" office:value-type="string">
            <text:p text:style-name="Standard">SysUserController /users/unqualified/{typ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0.A1" table:number-columns-spanned="7" office:value-type="string">
            <text:p text:style-name="Standard">验证分页接口支持 keyword 与 department 条件筛选，并限制非法分页参数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0.A1" table:number-columns-spanned="7" office:value-type="string">
            <text:p text:style-name="Standard">场景法、等价类划分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1" office:value-type="string">
            <text:p text:style-name="Standard">1</text:p>
          </table:table-cell>
          <table:table-cell table:style-name="表格10.A1" table:number-columns-spanned="2" office:value-type="string">
            <text:p text:style-name="Standard">POST /users/unqualified/0，Body:{"page":1,"size":8,"queryObj":{"keyword":"王","department":"软件工程学院"}}。</text:p>
          </table:table-cell>
          <table:covered-table-cell/>
          <table:table-cell table:style-name="表格10.A1" table:number-columns-spanned="2" office:value-type="string">
            <text:p text:style-name="Standard">正常场景</text:p>
          </table:table-cell>
          <table:covered-table-cell/>
          <table:table-cell table:style-name="表格10.A1" table:number-columns-spanned="3" office:value-type="string">
            <text:p text:style-name="Standard">返回 code=200，records&lt;=8，department 均为软件工程学院。</text:p>
          </table:table-cell>
          <table:covered-table-cell/>
          <table:covered-table-cell/>
          <table:table-cell table:style-name="表格10.A1" office:value-type="string">
            <text:p text:style-name="Standard">total&gt;records，current=1。</text:p>
          </table:table-cell>
        </table:table-row>
        <table:table-row table:style-name="表格10.1">
          <table:table-cell table:style-name="表格10.A1" office:value-type="string">
            <text:p text:style-name="Standard">2</text:p>
          </table:table-cell>
          <table:table-cell table:style-name="表格10.A1" table:number-columns-spanned="2" office:value-type="string">
            <text:p text:style-name="Standard">POST /users/unqualified/1?semId=20241，Body:{"page":2,"size":5,"queryObj":{"keyword":"","department":""}}。</text:p>
          </table:table-cell>
          <table:covered-table-cell/>
          <table:table-cell table:style-name="表格10.A1" table:number-columns-spanned="2" office:value-type="string">
            <text:p text:style-name="Standard">正常场景</text:p>
          </table:table-cell>
          <table:covered-table-cell/>
          <table:table-cell table:style-name="表格10.A1" table:number-columns-spanned="3" office:value-type="string">
            <text:p text:style-name="Standard">返回第二页数据，current=2。</text:p>
          </table:table-cell>
          <table:covered-table-cell/>
          <table:covered-table-cell/>
          <table:table-cell table:style-name="表格10.A1" office:value-type="string">
            <text:p text:style-name="Standard">records 数量=5，num&lt;minMyEvaNum。</text:p>
          </table:table-cell>
        </table:table-row>
        <table:table-row table:style-name="表格10.1">
          <table:table-cell table:style-name="表格10.A1" office:value-type="string">
            <text:p text:style-name="Standard">3</text:p>
          </table:table-cell>
          <table:table-cell table:style-name="表格10.A1" table:number-columns-spanned="2" office:value-type="string">
            <text:p text:style-name="Standard">POST /users/unqualified/0，Body 中 size=0。</text:p>
          </table:table-cell>
          <table:covered-table-cell/>
          <table:table-cell table:style-name="表格10.A1" table:number-columns-spanned="2" office:value-type="string">
            <text:p text:style-name="Standard">异常场景</text:p>
          </table:table-cell>
          <table:covered-table-cell/>
          <table:table-cell table:style-name="表格10.A1" table:number-columns-spanned="3" office:value-type="string">
            <text:p text:style-name="Standard">返回 422，提示 size&gt;0。</text:p>
          </table:table-cell>
          <table:covered-table-cell/>
          <table:covered-table-cell/>
          <table:table-cell table:style-name="表格10.A1" office:value-type="string">
            <text:p text:style-name="Standard">接口未执行查询。</text:p>
          </table:table-cell>
        </table:table-row>
        <table:table-row table:style-name="表格10.1">
          <table:table-cell table:style-name="表格10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0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0.A1" table:number-columns-spanned="7" office:value-type="string">
            <text:p text:style-name="Standard">ev_stat_user 表存在不同学院未达标数据；system.user.query 权限可用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0.A1" table:number-columns-spanned="7" office:value-type="string">
            <text:p text:style-name="Standard">分页顺序按照 num 升序；keyword 表示姓名模糊匹配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0.A1" table:number-columns-spanned="7" office:value-type="string">
            <text:p text:style-name="Standard">恢复默认 semId 与分页参数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covered-table-cell table:style-name="表格10.A1"/>
          <table:covered-table-cell/>
          <table:table-cell table:style-name="表格10.A1" table:number-columns-spanned="7" office:value-type="string">
            <text:p text:style-name="Standard">若出现 500，导出 SQL 与堆栈后暂停测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0.A1" table:number-columns-spanned="7" office:value-type="string">
            <text:p text:style-name="Standard">以 records、total、分页信息为准；截图占位：请插入“未达标分页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0.1">
          <table:table-cell table:style-name="表格10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0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0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0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<text:soft-page-break/>表A.11 修改本人资料测试用例记录表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column table:style-name="表格11.E"/>
        <table:table-column table:style-name="表格11.H"/>
        <table:table-column table:style-name="表格11.I"/>
        <table:table-row table:style-name="表格11.1">
          <table:table-cell table:style-name="表格11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1.A1" table:number-columns-spanned="2" office:value-type="string">
            <text:p text:style-name="Standard">修改本人资料</text:p>
          </table:table-cell>
          <table:covered-table-cell/>
          <table:table-cell table:style-name="表格11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1.A1" table:number-columns-spanned="2" office:value-type="string">
            <text:p text:style-name="Standard">TE_EVA_USER_SELFUPDATE_011</text:p>
          </table:table-cell>
          <table:covered-table-cell/>
        </table:table-row>
        <table:table-row table:style-name="表格11.1">
          <table:table-cell table:style-name="表格11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1.A1" table:number-columns-spanned="7" office:value-type="string">
            <text:p text:style-name="Standard">SysUserController PUT /user/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1.A1" table:number-columns-spanned="7" office:value-type="string">
            <text:p text:style-name="Standard">验证教师可修改自身除头像/密码外的字段，并执行服务器侧校验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1.A1" table:number-columns-spanned="7" office:value-type="string">
            <text:p text:style-name="Standard">场景法、数据一致性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Standard">1</text:p>
          </table:table-cell>
          <table:table-cell table:style-name="表格11.A1" table:number-columns-spanned="2" office:value-type="string">
            <text:p text:style-name="Standard">PUT /user/info，Body:{"id":1024,"phone":"13800001111","email":"zhang_new@eva.edu","profTitle":"副教授"}。</text:p>
          </table:table-cell>
          <table:covered-table-cell/>
          <table:table-cell table:style-name="表格11.A1" table:number-columns-spanned="2" office:value-type="string">
            <text:p text:style-name="Standard">正常场景</text:p>
          </table:table-cell>
          <table:covered-table-cell/>
          <table:table-cell table:style-name="表格11.A1" table:number-columns-spanned="3" office:value-type="string">
            <text:p text:style-name="Standard">返回 code=200，msg="注册成功"。</text:p>
          </table:table-cell>
          <table:covered-table-cell/>
          <table:covered-table-cell/>
          <table:table-cell table:style-name="表格11.A1" office:value-type="string">
            <text:p text:style-name="Standard">数据库 sys_user 表对应字段更新，操作日志新增"self-update"记录。</text:p>
          </table:table-cell>
        </table:table-row>
        <table:table-row table:style-name="表格11.1">
          <table:table-cell table:style-name="表格11.A1" office:value-type="string">
            <text:p text:style-name="Standard">2</text:p>
          </table:table-cell>
          <table:table-cell table:style-name="表格11.A1" table:number-columns-spanned="2" office:value-type="string">
            <text:p text:style-name="Standard">PUT /user/info，Body 中 email="invalid-mail"。</text:p>
          </table:table-cell>
          <table:covered-table-cell/>
          <table:table-cell table:style-name="表格11.A1" table:number-columns-spanned="2" office:value-type="string">
            <text:p text:style-name="Standard">异常场景</text:p>
          </table:table-cell>
          <table:covered-table-cell/>
          <table:table-cell table:style-name="表格11.A1" table:number-columns-spanned="3" office:value-type="string">
            <text:p text:style-name="Standard">返回 code=422，提示邮箱格式错误。</text:p>
          </table:table-cell>
          <table:covered-table-cell/>
          <table:covered-table-cell/>
          <table:table-cell table:style-name="表格11.A1" office:value-type="string">
            <text:p text:style-name="Standard">数据库未发生修改。</text:p>
          </table:table-cell>
        </table:table-row>
        <table:table-row table:style-name="表格11.1">
          <table:table-cell table:style-name="表格11.A1" office:value-type="string">
            <text:p text:style-name="Standard">3</text:p>
          </table:table-cell>
          <table:table-cell table:style-name="表格11.A1" table:number-columns-spanned="2" office:value-type="string">
            <text:p text:style-name="Standard">不带 Authorization Header 调用 PUT /user/info。</text:p>
          </table:table-cell>
          <table:covered-table-cell/>
          <table:table-cell table:style-name="表格11.A1" table:number-columns-spanned="2" office:value-type="string">
            <text:p text:style-name="Standard">异常场景</text:p>
          </table:table-cell>
          <table:covered-table-cell/>
          <table:table-cell table:style-name="表格11.A1" table:number-columns-spanned="3" office:value-type="string">
            <text:p text:style-name="Standard">返回 401。</text:p>
          </table:table-cell>
          <table:covered-table-cell/>
          <table:covered-table-cell/>
          <table:table-cell table:style-name="表格11.A1" office:value-type="string">
            <text:p text:style-name="Standard">响应 data=null。</text:p>
          </table:table-cell>
        </table:table-row>
        <table:table-row table:style-name="表格11.1">
          <table:table-cell table:style-name="表格11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1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1.A1" table:number-columns-spanned="7" office:value-type="string">
            <text:p text:style-name="Standard">teacher.zhang 当前信息 phone=13800000001、email=zhang@eva.edu；token=Bearer teacher-token 有效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1.A1" table:number-columns-spanned="7" office:value-type="string">
            <text:p text:style-name="Standard">接口只允许修改本人信息，忽略 status 等敏感字段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1.A1" table:number-columns-spanned="7" office:value-type="string">
            <text:p text:style-name="Standard">将手机号邮箱恢复为原值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covered-table-cell table:style-name="表格11.A1"/>
          <table:covered-table-cell/>
          <table:table-cell table:style-name="表格11.A1" table:number-columns-spanned="7" office:value-type="string">
            <text:p text:style-name="Standard">若出现 500，导出 user-service 日志后停止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1.A1" table:number-columns-spanned="7" office:value-type="string">
            <text:p text:style-name="Standard">以 HTTP code、数据库字段比对为准；截图占位：请插入“修改本人资料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1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1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1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12 管理员修改用户信息测试用例记录表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column table:style-name="表格12.E"/>
        <table:table-column table:style-name="表格12.H"/>
        <table:table-column table:style-name="表格12.I"/>
        <table:table-row table:style-name="表格12.1">
          <table:table-cell table:style-name="表格12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2.A1" table:number-columns-spanned="2" office:value-type="string">
            <text:p text:style-name="Standard">管理员修改用户信息</text:p>
          </table:table-cell>
          <table:covered-table-cell/>
          <table:table-cell table:style-name="表格12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2.A1" table:number-columns-spanned="2" office:value-type="string">
            <text:p text:style-name="Standard">TE_EVA_USER_UPDATE_012</text:p>
          </table:table-cell>
          <table:covered-table-cell/>
        </table:table-row>
        <table:table-row table:style-name="表格12.1">
          <table:table-cell table:style-name="表格12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2.A1" table:number-columns-spanned="7" office:value-type="string">
            <text:p text:style-name="Standard">SysUserController PUT /user/{isUpdatePw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2.A1" table:number-columns-spanned="7" office:value-type="string">
            <text:p text:style-name="Standard">验证管理员可在是否更新密码的两种模式下修改用户档案，非法参数将被拒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2.A1" table:number-columns-spanned="7" office:value-type="string">
            <text:p text:style-name="Standard">场景法、组合测试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1" office:value-type="string">
            <text:p text:style-name="Standard">1</text:p>
          </table:table-cell>
          <table:table-cell table:style-name="表格12.A1" table:number-columns-spanned="2" office:value-type="string">
            <text:p text:style-name="Standard">PUT /user/false，Body:{"id":1050,"department":"数据科学学院","status":0,"profTitle":"讲师"}。</text:p>
          </table:table-cell>
          <table:covered-table-cell/>
          <table:table-cell table:style-name="表格12.A1" table:number-columns-spanned="2" office:value-type="string">
            <text:p text:style-name="Standard">正常场景</text:p>
          </table:table-cell>
          <table:covered-table-cell/>
          <table:table-cell table:style-name="表格12.A1" table:number-columns-spanned="3" office:value-type="string">
            <text:p text:style-name="Standard">返回 code=200。</text:p>
          </table:table-cell>
          <table:covered-table-cell/>
          <table:covered-table-cell/>
          <table:table-cell table:style-name="表格12.A1" office:value-type="string">
            <text:p text:style-name="Standard">数据库中 department 更新为数据科学学院，password 未变化。</text:p>
          </table:table-cell>
        </table:table-row>
        <table:table-row table:style-name="表格12.1">
          <table:table-cell table:style-name="表格12.A1" office:value-type="string">
            <text:p text:style-name="Standard">2</text:p>
          </table:table-cell>
          <table:table-cell table:style-name="表格12.A1" table:number-columns-spanned="2" office:value-type="string">
            <text:p text:style-name="Standard">PUT /user/true，Body:{"id":1050,"password":"NewPwd@123"}。</text:p>
          </table:table-cell>
          <table:covered-table-cell/>
          <table:table-cell table:style-name="表格12.A1" table:number-columns-spanned="2" office:value-type="string">
            <text:p text:style-name="Standard">正常场景</text:p>
          </table:table-cell>
          <table:covered-table-cell/>
          <table:table-cell table:style-name="表格12.A1" table:number-columns-spanned="3" office:value-type="string">
            <text:p text:style-name="Standard">返回 code=200。</text:p>
          </table:table-cell>
          <table:covered-table-cell/>
          <table:covered-table-cell/>
          <table:table-cell table:style-name="表格12.A1" office:value-type="string">
            <text:p text:style-name="Standard">数据库 password 字段更新为新的 BCrypt 值，login_log 记录“管理员重置密码”。</text:p>
          </table:table-cell>
        </table:table-row>
        <table:table-row table:style-name="表格12.1">
          <table:table-cell table:style-name="表格12.A1" office:value-type="string">
            <text:p text:style-name="Standard">3</text:p>
          </table:table-cell>
          <table:table-cell table:style-name="表格12.A1" table:number-columns-spanned="2" office:value-type="string">
            <text:p text:style-name="Standard">PUT /user/false，Body 不包<text:soft-page-break/>含 id。</text:p>
          </table:table-cell>
          <table:covered-table-cell/>
          <table:table-cell table:style-name="表格12.A1" table:number-columns-spanned="2" office:value-type="string">
            <text:p text:style-name="Standard">异常场<text:soft-page-break/>景</text:p>
          </table:table-cell>
          <table:covered-table-cell/>
          <table:table-cell table:style-name="表格12.A1" table:number-columns-spanned="3" office:value-type="string">
            <text:p text:style-name="Standard">返回 422，提示 id 必<text:soft-page-break/>填。</text:p>
          </table:table-cell>
          <table:covered-table-cell/>
          <table:covered-table-cell/>
          <table:table-cell table:style-name="表格12.A1" office:value-type="string">
            <text:p text:style-name="Standard">接口未写库。</text:p>
          </table:table-cell>
        </table:table-row>
        <table:table-row table:style-name="表格12.1">
          <table:table-cell table:style-name="表格12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2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2.A1" table:number-columns-spanned="7" office:value-type="string">
            <text:p text:style-name="Standard">管理员 token=Bearer mgr-token；目标用户 ID=1050；密码采用 BCrypt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2.A1" table:number-columns-spanned="7" office:value-type="string">
            <text:p text:style-name="Standard">管理员具备 system.user.update；密码更新后立即失效旧 token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2.A1" table:number-columns-spanned="7" office:value-type="string">
            <text:p text:style-name="Standard">通过 SQL 恢复 1050 用户初始密码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covered-table-cell table:style-name="表格12.A1"/>
          <table:covered-table-cell/>
          <table:table-cell table:style-name="表格12.A1" table:number-columns-spanned="7" office:value-type="string">
            <text:p text:style-name="Standard">若密码更新失败，收集 error log 并回滚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2.A1" table:number-columns-spanned="7" office:value-type="string">
            <text:p text:style-name="Standard">以数据库字段变化、login_log 记录为准；截图占位：请插入“管理员修改用户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2.1">
          <table:table-cell table:style-name="表格12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2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2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2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13 启停用用户状态测试用例记录表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column table:style-name="表格13.F"/>
        <table:table-column table:style-name="表格13.E"/>
        <table:table-column table:style-name="表格13.H"/>
        <table:table-column table:style-name="表格13.I"/>
        <table:table-row table:style-name="表格13.1">
          <table:table-cell table:style-name="表格13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3.A1" table:number-columns-spanned="2" office:value-type="string">
            <text:p text:style-name="Standard">启停用用户状态</text:p>
          </table:table-cell>
          <table:covered-table-cell/>
          <table:table-cell table:style-name="表格13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3.A1" table:number-columns-spanned="2" office:value-type="string">
            <text:p text:style-name="Standard">TE_EVA_USER_STATUS_013</text:p>
          </table:table-cell>
          <table:covered-table-cell/>
        </table:table-row>
        <table:table-row table:style-name="表格13.1">
          <table:table-cell table:style-name="表格13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3.A1" table:number-columns-spanned="7" office:value-type="string">
            <text:p text:style-name="Standard">SysUserController PUT /user/status/{userId}/{status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3.A1" table:number-columns-spanned="7" office:value-type="string">
            <text:p text:style-name="Standard">验证管理员能将用户置为禁用/启用，非法状态值将被拒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3.A1" table:number-columns-spanned="7" office:value-type="string">
            <text:p text:style-name="Standard">场景法、状态迁移法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1" office:value-type="string">
            <text:p text:style-name="Standard">1</text:p>
          </table:table-cell>
          <table:table-cell table:style-name="表格13.A1" table:number-columns-spanned="2" office:value-type="string">
            <text:p text:style-name="Standard">PUT /user/status/1050/1。</text:p>
          </table:table-cell>
          <table:covered-table-cell/>
          <table:table-cell table:style-name="表格13.A1" table:number-columns-spanned="2" office:value-type="string">
            <text:p text:style-name="Standard">正常场景</text:p>
          </table:table-cell>
          <table:covered-table-cell/>
          <table:table-cell table:style-name="表格13.A1" table:number-columns-spanned="3" office:value-type="string">
            <text:p text:style-name="Standard">返回 code=200，msg="注册成功"。</text:p>
          </table:table-cell>
          <table:covered-table-cell/>
          <table:covered-table-cell/>
          <table:table-cell table:style-name="表格13.A1" office:value-type="string">
            <text:p text:style-name="Standard">数据库 status=1，teacher1050 随后调用受控接口返回 403。</text:p>
          </table:table-cell>
        </table:table-row>
        <table:table-row table:style-name="表格13.1">
          <table:table-cell table:style-name="表格13.A1" office:value-type="string">
            <text:p text:style-name="Standard">2</text:p>
          </table:table-cell>
          <table:table-cell table:style-name="表格13.A1" table:number-columns-spanned="2" office:value-type="string">
            <text:p text:style-name="Standard">PUT /user/status/1050/0。</text:p>
          </table:table-cell>
          <table:covered-table-cell/>
          <table:table-cell table:style-name="表格13.A1" table:number-columns-spanned="2" office:value-type="string">
            <text:p text:style-name="Standard">正常场景</text:p>
          </table:table-cell>
          <table:covered-table-cell/>
          <table:table-cell table:style-name="表格13.A1" table:number-columns-spanned="3" office:value-type="string">
            <text:p text:style-name="Standard">返回 code=200。</text:p>
          </table:table-cell>
          <table:covered-table-cell/>
          <table:covered-table-cell/>
          <table:table-cell table:style-name="表格13.A1" office:value-type="string">
            <text:p text:style-name="Standard">status 恢复为 0，教师可重新登录。</text:p>
          </table:table-cell>
        </table:table-row>
        <table:table-row table:style-name="表格13.1">
          <table:table-cell table:style-name="表格13.A1" office:value-type="string">
            <text:p text:style-name="Standard">3</text:p>
          </table:table-cell>
          <table:table-cell table:style-name="表格13.A1" table:number-columns-spanned="2" office:value-type="string">
            <text:p text:style-name="Standard">PUT /user/status/1050/3。</text:p>
          </table:table-cell>
          <table:covered-table-cell/>
          <table:table-cell table:style-name="表格13.A1" table:number-columns-spanned="2" office:value-type="string">
            <text:p text:style-name="Standard">异常场景</text:p>
          </table:table-cell>
          <table:covered-table-cell/>
          <table:table-cell table:style-name="表格13.A1" table:number-columns-spanned="3" office:value-type="string">
            <text:p text:style-name="Standard">返回 400，提示 status 只允许 0/1。</text:p>
          </table:table-cell>
          <table:covered-table-cell/>
          <table:covered-table-cell/>
          <table:table-cell table:style-name="表格13.A1" office:value-type="string">
            <text:p text:style-name="Standard">数据库无变更。</text:p>
          </table:table-cell>
        </table:table-row>
        <table:table-row table:style-name="表格13.1">
          <table:table-cell table:style-name="表格13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3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3.A1" table:number-columns-spanned="7" office:value-type="string">
            <text:p text:style-name="Standard">用户 ID=1050 当前 status=0；管理员 token 可用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3.A1" table:number-columns-spanned="7" office:value-type="string">
            <text:p text:style-name="Standard">状态变化即时生效，并同步清理用户 token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3.A1" table:number-columns-spanned="7" office:value-type="string">
            <text:p text:style-name="Standard">保持用户最终状态为启用(0)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covered-table-cell table:style-name="表格13.A1"/>
          <table:covered-table-cell/>
          <table:table-cell table:style-name="表格13.A1" table:number-columns-spanned="7" office:value-type="string">
            <text:p text:style-name="Standard">若状态更新卡住，手工 SQL 回滚并记录日志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3.A1" table:number-columns-spanned="7" office:value-type="string">
            <text:p text:style-name="Standard">以数据库状态字段、后续登录结果为准；截图占位：请插入“启停用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3.1">
          <table:table-cell table:style-name="表格13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3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3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3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14 修改个人密码测试用例记录表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column table:style-name="表格14.E"/>
        <table:table-column table:style-name="表格14.F"/>
        <table:table-column table:style-name="表格14.E"/>
        <table:table-column table:style-name="表格14.H"/>
        <table:table-column table:style-name="表格14.I"/>
        <table:table-row table:style-name="表格14.1">
          <table:table-cell table:style-name="表格14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4.A1" table:number-columns-spanned="2" office:value-type="string">
            <text:p text:style-name="Standard">修改个人密码</text:p>
          </table:table-cell>
          <table:covered-table-cell/>
          <table:table-cell table:style-name="表格14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4.A1" table:number-columns-spanned="2" office:value-type="string">
            <text:p text:style-name="Standard">TE_EVA_USER_CHANGEPWD_014</text:p>
          </table:table-cell>
          <table:covered-table-cell/>
        </table:table-row>
        <table:table-row table:style-name="表格14.1">
          <table:table-cell table:style-name="表格14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4.A1" table:number-columns-spanned="7" office:value-type="string">
            <text:p text:style-name="Standard">SysUserController PUT /user/pass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table-cell table:style-name="表格14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4.A1" table:number-columns-spanned="7" office:value-type="string">
            <text:p text:style-name="Standard">验证个人改密流程：正确旧密码可更新，新密码与旧密码相同或旧密码错误将被拒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4.1">
          <table:table-cell table:style-name="表格14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4.A1" table:number-columns-spanned="7" office:value-type="string">
            <text:p text:style-name="Standard">场景法、边界值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table-cell table:style-name="表格14.A1" office:value-type="string">
            <text:p text:style-name="Standard">1</text:p>
          </table:table-cell>
          <table:table-cell table:style-name="表格14.A1" table:number-columns-spanned="2" office:value-type="string">
            <text:p text:style-name="Standard">PUT /user/password，Body:{"oldPassword":"Pwd@111111","password":"Pwd@222222"}。</text:p>
          </table:table-cell>
          <table:covered-table-cell/>
          <table:table-cell table:style-name="表格14.A1" table:number-columns-spanned="2" office:value-type="string">
            <text:p text:style-name="Standard">正常场景</text:p>
          </table:table-cell>
          <table:covered-table-cell/>
          <table:table-cell table:style-name="表格14.A1" table:number-columns-spanned="3" office:value-type="string">
            <text:p text:style-name="Standard">返回 code=200。</text:p>
          </table:table-cell>
          <table:covered-table-cell/>
          <table:covered-table-cell/>
          <table:table-cell table:style-name="表格14.A1" office:value-type="string">
            <text:p text:style-name="Standard">再次用新密码登录成功，旧密码登录失败。</text:p>
          </table:table-cell>
        </table:table-row>
        <table:table-row table:style-name="表格14.1">
          <table:table-cell table:style-name="表格14.A1" office:value-type="string">
            <text:p text:style-name="Standard">2</text:p>
          </table:table-cell>
          <table:table-cell table:style-name="表格14.A1" table:number-columns-spanned="2" office:value-type="string">
            <text:p text:style-name="Standard">PUT /user/password，Body:{"oldPassword":"Pwd@222222","password":"Pwd@222222"}。</text:p>
          </table:table-cell>
          <table:covered-table-cell/>
          <table:table-cell table:style-name="表格14.A1" table:number-columns-spanned="2" office:value-type="string">
            <text:p text:style-name="Standard">异常场景</text:p>
          </table:table-cell>
          <table:covered-table-cell/>
          <table:table-cell table:style-name="表格14.A1" table:number-columns-spanned="3" office:value-type="string">
            <text:p text:style-name="Standard">返回 code=201，msg="新密码不能和旧密码重复"。</text:p>
          </table:table-cell>
          <table:covered-table-cell/>
          <table:covered-table-cell/>
          <table:table-cell table:style-name="表格14.A1" office:value-type="string">
            <text:p text:style-name="Standard">数据库密码未变化。</text:p>
          </table:table-cell>
        </table:table-row>
        <table:table-row table:style-name="表格14.1">
          <table:table-cell table:style-name="表格14.A1" office:value-type="string">
            <text:p text:style-name="Standard">3</text:p>
          </table:table-cell>
          <table:table-cell table:style-name="表格14.A1" table:number-columns-spanned="2" office:value-type="string">
            <text:p text:style-name="Standard">PUT /user/password，Body:{"oldPassword":"Pwd@000000","password":"Pwd@333333"}。</text:p>
          </table:table-cell>
          <table:covered-table-cell/>
          <table:table-cell table:style-name="表格14.A1" table:number-columns-spanned="2" office:value-type="string">
            <text:p text:style-name="Standard">异常场景</text:p>
          </table:table-cell>
          <table:covered-table-cell/>
          <table:table-cell table:style-name="表格14.A1" table:number-columns-spanned="3" office:value-type="string">
            <text:p text:style-name="Standard">返回 code=401，提示旧密码错误。</text:p>
          </table:table-cell>
          <table:covered-table-cell/>
          <table:covered-table-cell/>
          <table:table-cell table:style-name="表格14.A1" office:value-type="string">
            <text:p text:style-name="Standard">未更新密码，登录仍需使用第二步后的密码。</text:p>
          </table:table-cell>
        </table:table-row>
        <table:table-row table:style-name="表格14.1">
          <table:table-cell table:style-name="表格14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4.A1" table:number-columns-spanned="7" office:value-type="string">
            <text:p text:style-name="Standard">Apifox 2.5.1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table-cell table:style-name="表格14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4.A1" table:number-columns-spanned="7" office:value-type="string">
            <text:p text:style-name="Standard">teacher.lee 密码为 Pwd@111111；token=Bearer teacher-lee-token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table-cell table:style-name="表格14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4.A1" table:number-columns-spanned="7" office:value-type="string">
            <text:p text:style-name="Standard">密码复杂度由前端保障，但后端也校验长度&gt;=6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table-cell table:style-name="表格14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4.A1" table:number-columns-spanned="7" office:value-type="string">
            <text:p text:style-name="Standard">恢复 teacher.lee 的密码为 Pwd@111111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covered-table-cell table:style-name="表格14.A1"/>
          <table:covered-table-cell/>
          <table:table-cell table:style-name="表格14.A1" table:number-columns-spanned="7" office:value-type="string">
            <text:p text:style-name="Standard">若密码修改失败，立即停止并人工重置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table-cell table:style-name="表格14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4.A1" table:number-columns-spanned="7" office:value-type="string">
            <text:p text:style-name="Standard">以 HTTP code、登录结果为准；截图占位：请插入“修改密码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4.1">
          <table:table-cell table:style-name="表格14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4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4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4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15 上传个人头像测试用例记录表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column table:style-name="表格15.E"/>
        <table:table-column table:style-name="表格15.F"/>
        <table:table-column table:style-name="表格15.E"/>
        <table:table-column table:style-name="表格15.H"/>
        <table:table-column table:style-name="表格15.I"/>
        <table:table-row table:style-name="表格15.1">
          <table:table-cell table:style-name="表格15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5.A1" table:number-columns-spanned="2" office:value-type="string">
            <text:p text:style-name="Standard">上传个人头像</text:p>
          </table:table-cell>
          <table:covered-table-cell/>
          <table:table-cell table:style-name="表格15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5.A1" table:number-columns-spanned="2" office:value-type="string">
            <text:p text:style-name="Standard">TE_EVA_USER_UPDATE_AVATAR_015</text:p>
          </table:table-cell>
          <table:covered-table-cell/>
        </table:table-row>
        <table:table-row table:style-name="表格15.1">
          <table:table-cell table:style-name="表格15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5.A1" table:number-columns-spanned="7" office:value-type="string">
            <text:p text:style-name="Standard">SysUserController POST /user/info/avat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5.A1" table:number-columns-spanned="7" office:value-type="string">
            <text:p text:style-name="Standard">验证上传头像仅支持规定体积与格式，并将文件同步至存储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5.A1" table:number-columns-spanned="7" office:value-type="string">
            <text:p text:style-name="Standard">场景法、文件上传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1" office:value-type="string">
            <text:p text:style-name="Standard">1</text:p>
          </table:table-cell>
          <table:table-cell table:style-name="表格15.A1" table:number-columns-spanned="2" office:value-type="string">
            <text:p text:style-name="Standard">POST /user/info/avatar，FormData: avatarFile=avatar_ok.jpg。</text:p>
          </table:table-cell>
          <table:covered-table-cell/>
          <table:table-cell table:style-name="表格15.A1" table:number-columns-spanned="2" office:value-type="string">
            <text:p text:style-name="Standard">正常场景</text:p>
          </table:table-cell>
          <table:covered-table-cell/>
          <table:table-cell table:style-name="表格15.A1" table:number-columns-spanned="3" office:value-type="string">
            <text:p text:style-name="Standard">返回 code=200，msg="注册成功"。</text:p>
          </table:table-cell>
          <table:covered-table-cell/>
          <table:covered-table-cell/>
          <table:table-cell table:style-name="表格15.A1" office:value-type="string">
            <text:p text:style-name="Standard">MinIO 存在新的对象，/user/avatar 接口可返回新图片。</text:p>
          </table:table-cell>
        </table:table-row>
        <table:table-row table:style-name="表格15.1">
          <table:table-cell table:style-name="表格15.A1" office:value-type="string">
            <text:p text:style-name="Standard">2</text:p>
          </table:table-cell>
          <table:table-cell table:style-name="表格15.A1" table:number-columns-spanned="2" office:value-type="string">
            <text:p text:style-name="Standard">上传 avatar_big.jpg (5MB)。</text:p>
          </table:table-cell>
          <table:covered-table-cell/>
          <table:table-cell table:style-name="表格15.A1" table:number-columns-spanned="2" office:value-type="string">
            <text:p text:style-name="Standard">异常场景</text:p>
          </table:table-cell>
          <table:covered-table-cell/>
          <table:table-cell table:style-name="表格15.A1" table:number-columns-spanned="3" office:value-type="string">
            <text:p text:style-name="Standard">返回 code=413 或 422，提示文件超限。</text:p>
          </table:table-cell>
          <table:covered-table-cell/>
          <table:covered-table-cell/>
          <table:table-cell table:style-name="表格15.A1" office:value-type="string">
            <text:p text:style-name="Standard">MinIO 无新增对象。</text:p>
          </table:table-cell>
        </table:table-row>
        <table:table-row table:style-name="表格15.1">
          <table:table-cell table:style-name="表格15.A1" office:value-type="string">
            <text:p text:style-name="Standard">3</text:p>
          </table:table-cell>
          <table:table-cell table:style-name="表格15.A1" table:number-columns-spanned="2" office:value-type="string">
            <text:p text:style-name="Standard">上传 avatar.gif。</text:p>
          </table:table-cell>
          <table:covered-table-cell/>
          <table:table-cell table:style-name="表格15.A1" table:number-columns-spanned="2" office:value-type="string">
            <text:p text:style-name="Standard">异常场景</text:p>
          </table:table-cell>
          <table:covered-table-cell/>
          <table:table-cell table:style-name="表格15.A1" table:number-columns-spanned="3" office:value-type="string">
            <text:p text:style-name="Standard">返回 code=415，提示格式不支持。</text:p>
          </table:table-cell>
          <table:covered-table-cell/>
          <table:covered-table-cell/>
          <table:table-cell table:style-name="表格15.A1" office:value-type="string">
            <text:p text:style-name="Standard">仅 jpg/png 被允许。</text:p>
          </table:table-cell>
        </table:table-row>
        <table:table-row table:style-name="表格15.1">
          <table:table-cell table:style-name="表格15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5.A1" table:number-columns-spanned="7" office:value-type="string">
            <text:p text:style-name="Standard">Apifox 2.5.18、MinIO 控制台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5.A1" table:number-columns-spanned="7" office:value-type="string">
            <text:p text:style-name="Standard">teacher.zhang 登录；准备 avatar_ok.jpg(120KB)、avatar_big.jpg(5MB)、avatar.gif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5.A1" table:number-columns-spanned="7" office:value-type="string">
            <text:p text:style-name="Standard">最大 2MB，格式限 jpg/png；上传后立即覆盖旧文件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5.A1" table:number-columns-spanned="7" office:value-type="string">
            <text:p text:style-name="Standard">保留最新上传的头像供后续测试使用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covered-table-cell table:style-name="表格15.A1"/>
          <table:covered-table-cell/>
          <table:table-cell table:style-name="表格15.A1" table:number-columns-spanned="7" office:value-type="string">
            <text:p text:style-name="Standard">若上传失败但文件已写入，手动删除对象并记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5.A1" table:number-columns-spanned="7" office:value-type="string">
            <text:p text:style-name="Standard">以 HTTP code、MinIO 对象、/user/avatar 结果为准；截图占位：请插入“上传头像截图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5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5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5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><text:soft-page-break/></text:p>
      <text:p text:style-name="Caption">表A.16 删除单个用户测试用例记录表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column table:style-name="表格16.F"/>
        <table:table-column table:style-name="表格16.E"/>
        <table:table-column table:style-name="表格16.H"/>
        <table:table-column table:style-name="表格16.I"/>
        <table:table-row table:style-name="表格16.1">
          <table:table-cell table:style-name="表格16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6.A1" table:number-columns-spanned="2" office:value-type="string">
            <text:p text:style-name="Standard">删除单个用户</text:p>
          </table:table-cell>
          <table:covered-table-cell/>
          <table:table-cell table:style-name="表格16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6.A1" table:number-columns-spanned="2" office:value-type="string">
            <text:p text:style-name="Standard">TE_EVA_USER_DELETE_016</text:p>
          </table:table-cell>
          <table:covered-table-cell/>
        </table:table-row>
        <table:table-row table:style-name="表格16.1">
          <table:table-cell table:style-name="表格16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6.A1" table:number-columns-spanned="7" office:value-type="string">
            <text:p text:style-name="Standard">SysUserController DELETE /us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6.A1" table:number-columns-spanned="7" office:value-type="string">
            <text:p text:style-name="Standard">验证管理员可删除未绑定关键数据的用户，对不存在或仍被引用的用户给出提示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6.A1" table:number-columns-spanned="7" office:value-type="string">
            <text:p text:style-name="Standard">场景法、约束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1" office:value-type="string">
            <text:p text:style-name="Standard">1</text:p>
          </table:table-cell>
          <table:table-cell table:style-name="表格16.A1" table:number-columns-spanned="2" office:value-type="string">
            <text:p text:style-name="Standard">DELETE /user?userId=1200。</text:p>
          </table:table-cell>
          <table:covered-table-cell/>
          <table:table-cell table:style-name="表格16.A1" table:number-columns-spanned="2" office:value-type="string">
            <text:p text:style-name="Standard">正常场景</text:p>
          </table:table-cell>
          <table:covered-table-cell/>
          <table:table-cell table:style-name="表格16.A1" table:number-columns-spanned="3" office:value-type="string">
            <text:p text:style-name="Standard">返回 code=200，msg="注册成功"。</text:p>
          </table:table-cell>
          <table:covered-table-cell/>
          <table:covered-table-cell/>
          <table:table-cell table:style-name="表格16.A1" office:value-type="string">
            <text:p text:style-name="Standard">sys_user 表删除该记录，audit_log 记录“delete user”。</text:p>
          </table:table-cell>
        </table:table-row>
        <table:table-row table:style-name="表格16.1">
          <table:table-cell table:style-name="表格16.A1" office:value-type="string">
            <text:p text:style-name="Standard">2</text:p>
          </table:table-cell>
          <table:table-cell table:style-name="表格16.A1" table:number-columns-spanned="2" office:value-type="string">
            <text:p text:style-name="Standard">再次 DELETE /user?userId=1200。</text:p>
          </table:table-cell>
          <table:covered-table-cell/>
          <table:table-cell table:style-name="表格16.A1" table:number-columns-spanned="2" office:value-type="string">
            <text:p text:style-name="Standard">异常场景</text:p>
          </table:table-cell>
          <table:covered-table-cell/>
          <table:table-cell table:style-name="表格16.A1" table:number-columns-spanned="3" office:value-type="string">
            <text:p text:style-name="Standard">返回 code=404 或 msg="用户不存在"。</text:p>
          </table:table-cell>
          <table:covered-table-cell/>
          <table:covered-table-cell/>
          <table:table-cell table:style-name="表格16.A1" office:value-type="string">
            <text:p text:style-name="Standard">数据库无变化。</text:p>
          </table:table-cell>
        </table:table-row>
        <table:table-row table:style-name="表格16.1">
          <table:table-cell table:style-name="表格16.A1" office:value-type="string">
            <text:p text:style-name="Standard">3</text:p>
          </table:table-cell>
          <table:table-cell table:style-name="表格16.A1" table:number-columns-spanned="2" office:value-type="string">
            <text:p text:style-name="Standard">DELETE /user?userId=1300。</text:p>
          </table:table-cell>
          <table:covered-table-cell/>
          <table:table-cell table:style-name="表格16.A1" table:number-columns-spanned="2" office:value-type="string">
            <text:p text:style-name="Standard">异常场景</text:p>
          </table:table-cell>
          <table:covered-table-cell/>
          <table:table-cell table:style-name="表格16.A1" table:number-columns-spanned="3" office:value-type="string">
            <text:p text:style-name="Standard">返回 code=409，提示存在课程引用。</text:p>
          </table:table-cell>
          <table:covered-table-cell/>
          <table:covered-table-cell/>
          <table:table-cell table:style-name="表格16.A1" office:value-type="string">
            <text:p text:style-name="Standard">响应 msg 含“无法删除”。</text:p>
          </table:table-cell>
        </table:table-row>
        <table:table-row table:style-name="表格16.1">
          <table:table-cell table:style-name="表格16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6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6.A1" table:number-columns-spanned="7" office:value-type="string">
            <text:p text:style-name="Standard">候选用户 ID=1200(无排课)、ID=1300(仍绑定课程)；管理员 token 拥有 system.user.delete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6.A1" table:number-columns-spanned="7" office:value-type="string">
            <text:p text:style-name="Standard">删除需要同时清理角色关联；数据库开启外键约束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6.A1" table:number-columns-spanned="7" office:value-type="string">
            <text:p text:style-name="Standard">重建被删除的测试账号以备下次使用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covered-table-cell table:style-name="表格16.A1"/>
          <table:covered-table-cell/>
          <table:table-cell table:style-name="表格16.A1" table:number-columns-spanned="7" office:value-type="string">
            <text:p text:style-name="Standard">若删除操作锁表，手工回滚并记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6.A1" table:number-columns-spanned="7" office:value-type="string">
            <text:p text:style-name="Standard">以 HTTP code、数据库记录、日志为准；截图占位：请插入“删除用户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6.1">
          <table:table-cell table:style-name="表格16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6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6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6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17 新建用户测试用例记录表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able:table-column table:style-name="表格17.F"/>
        <table:table-column table:style-name="表格17.E"/>
        <table:table-column table:style-name="表格17.H"/>
        <table:table-column table:style-name="表格17.I"/>
        <table:table-row table:style-name="表格17.1">
          <table:table-cell table:style-name="表格17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7.A1" table:number-columns-spanned="2" office:value-type="string">
            <text:p text:style-name="Standard">新建用户</text:p>
          </table:table-cell>
          <table:covered-table-cell/>
          <table:table-cell table:style-name="表格17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7.A1" table:number-columns-spanned="2" office:value-type="string">
            <text:p text:style-name="Standard">TE_EVA_USER_CREATE_017</text:p>
          </table:table-cell>
          <table:covered-table-cell/>
        </table:table-row>
        <table:table-row table:style-name="表格17.1">
          <table:table-cell table:style-name="表格17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7.A1" table:number-columns-spanned="7" office:value-type="string">
            <text:p text:style-name="Standard">SysUserController POST /us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7.A1" table:number-columns-spanned="7" office:value-type="string">
            <text:p text:style-name="Standard">验证管理员可创建新教师账户，并校验用户名唯一与必填字段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7.A1" table:number-columns-spanned="7" office:value-type="string">
            <text:p text:style-name="Standard">场景法、等价类划分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1" office:value-type="string">
            <text:p text:style-name="Standard">1</text:p>
          </table:table-cell>
          <table:table-cell table:style-name="表格17.A1" table:number-columns-spanned="2" office:value-type="string">
            <text:p text:style-name="Standard">POST /user，Body:{"username":"teacher.new","name":"新教师","department":"人工智能学院","email":"new.teacher@eva.edu","phone":"13900002222","status":0,"profTitle":"讲师","password":"Pwd@123456"}。</text:p>
          </table:table-cell>
          <table:covered-table-cell/>
          <table:table-cell table:style-name="表格17.A1" table:number-columns-spanned="2" office:value-type="string">
            <text:p text:style-name="Standard">正常场景</text:p>
          </table:table-cell>
          <table:covered-table-cell/>
          <table:table-cell table:style-name="表格17.A1" table:number-columns-spanned="3" office:value-type="string">
            <text:p text:style-name="Standard">返回 code=200，data=null。</text:p>
          </table:table-cell>
          <table:covered-table-cell/>
          <table:covered-table-cell/>
          <table:table-cell table:style-name="表格17.A1" office:value-type="string">
            <text:p text:style-name="Standard">数据库插入新记录，默认角色为空。</text:p>
          </table:table-cell>
        </table:table-row>
        <table:table-row table:style-name="表格17.1">
          <table:table-cell table:style-name="表格17.A1" office:value-type="string">
            <text:p text:style-name="Standard">2</text:p>
          </table:table-cell>
          <table:table-cell table:style-name="表格17.A1" table:number-columns-spanned="2" office:value-type="string">
            <text:p text:style-name="Standard">再次使用 username=teacher.new 创建<text:soft-page-break/>用户。</text:p>
          </table:table-cell>
          <table:covered-table-cell/>
          <table:table-cell table:style-name="表格17.A1" table:number-columns-spanned="2" office:value-type="string">
            <text:p text:style-name="Standard">异常场景</text:p>
          </table:table-cell>
          <table:covered-table-cell/>
          <table:table-cell table:style-name="表格17.A1" table:number-columns-spanned="3" office:value-type="string">
            <text:p text:style-name="Standard">返回 code=409，提示用户名已存在。</text:p>
          </table:table-cell>
          <table:covered-table-cell/>
          <table:covered-table-cell/>
          <table:table-cell table:style-name="表格17.A1" office:value-type="string">
            <text:p text:style-name="Standard">接口响应数据 data=false。</text:p>
          </table:table-cell>
        </table:table-row>
        <table:table-row table:style-name="表格17.1">
          <table:table-cell table:style-name="表格17.A1" office:value-type="string">
            <text:p text:style-name="Standard">3</text:p>
          </table:table-cell>
          <table:table-cell table:style-name="表格17.A1" table:number-columns-spanned="2" office:value-type="string">
            <text:p text:style-name="Standard">POST /user，Body 缺少 password。</text:p>
          </table:table-cell>
          <table:covered-table-cell/>
          <table:table-cell table:style-name="表格17.A1" table:number-columns-spanned="2" office:value-type="string">
            <text:p text:style-name="Standard">异常场景</text:p>
          </table:table-cell>
          <table:covered-table-cell/>
          <table:table-cell table:style-name="表格17.A1" table:number-columns-spanned="3" office:value-type="string">
            <text:p text:style-name="Standard">返回 422。</text:p>
          </table:table-cell>
          <table:covered-table-cell/>
          <table:covered-table-cell/>
          <table:table-cell table:style-name="表格17.A1" office:value-type="string">
            <text:p text:style-name="Standard">数据库未写入。</text:p>
          </table:table-cell>
        </table:table-row>
        <table:table-row table:style-name="表格17.1">
          <table:table-cell table:style-name="表格17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7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7.A1" table:number-columns-spanned="7" office:value-type="string">
            <text:p text:style-name="Standard">管理员 token 可用，准备唯一用户名 "teacher.new"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7.A1" table:number-columns-spanned="7" office:value-type="string">
            <text:p text:style-name="Standard">密码由后端加密，status=0 表示正常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7.A1" table:number-columns-spanned="7" office:value-type="string">
            <text:p text:style-name="Standard">删除测试用户 teacher.new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covered-table-cell table:style-name="表格17.A1"/>
          <table:covered-table-cell/>
          <table:table-cell table:style-name="表格17.A1" table:number-columns-spanned="7" office:value-type="string">
            <text:p text:style-name="Standard">若创建接口 500，记录请求体与日志后停止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7.A1" table:number-columns-spanned="7" office:value-type="string">
            <text:p text:style-name="Standard">以 HTTP 响应、数据库记录、唯一性约束为准；截图占位：请插入“创建用户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7.1">
          <table:table-cell table:style-name="表格17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7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7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7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18 分配角色测试用例记录表</text:p>
      <table:table table:name="表格18" table:style-name="表格18">
        <table:table-column table:style-name="表格18.A"/>
        <table:table-column table:style-name="表格18.B"/>
        <table:table-column table:style-name="表格18.C"/>
        <table:table-column table:style-name="表格18.D"/>
        <table:table-column table:style-name="表格18.E"/>
        <table:table-column table:style-name="表格18.F"/>
        <table:table-column table:style-name="表格18.E"/>
        <table:table-column table:style-name="表格18.H"/>
        <table:table-column table:style-name="表格18.I"/>
        <table:table-row table:style-name="表格18.1">
          <table:table-cell table:style-name="表格18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8.A1" table:number-columns-spanned="2" office:value-type="string">
            <text:p text:style-name="Standard">分配角色</text:p>
          </table:table-cell>
          <table:covered-table-cell/>
          <table:table-cell table:style-name="表格18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8.A1" table:number-columns-spanned="2" office:value-type="string">
            <text:p text:style-name="Standard">TE_EVA_USER_ASSIGN_ROLE_018</text:p>
          </table:table-cell>
          <table:covered-table-cell/>
        </table:table-row>
        <table:table-row table:style-name="表格18.1">
          <table:table-cell table:style-name="表格18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8.A1" table:number-columns-spanned="7" office:value-type="string">
            <text:p text:style-name="Standard">SysUserController PUT /user/ro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8.A1" table:number-columns-spanned="7" office:value-type="string">
            <text:p text:style-name="Standard">验证管理员能批量绑定角色，空列表或非法角色需提示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8.A1" table:number-columns-spanned="7" office:value-type="string">
            <text:p text:style-name="Standard">场景法、权限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1" office:value-type="string">
            <text:p text:style-name="Standard">1</text:p>
          </table:table-cell>
          <table:table-cell table:style-name="表格18.A1" table:number-columns-spanned="2" office:value-type="string">
            <text:p text:style-name="Standard">PUT /user/roles，Body:{"userId":1050,"roleIdList":[2,3]}。</text:p>
          </table:table-cell>
          <table:covered-table-cell/>
          <table:table-cell table:style-name="表格18.A1" table:number-columns-spanned="2" office:value-type="string">
            <text:p text:style-name="Standard">正常场景</text:p>
          </table:table-cell>
          <table:covered-table-cell/>
          <table:table-cell table:style-name="表格18.A1" table:number-columns-spanned="3" office:value-type="string">
            <text:p text:style-name="Standard">返回 code=200。</text:p>
          </table:table-cell>
          <table:covered-table-cell/>
          <table:covered-table-cell/>
          <table:table-cell table:style-name="表格18.A1" office:value-type="string">
            <text:p text:style-name="Standard">user_role 表出现两条记录，缓存失效。</text:p>
          </table:table-cell>
        </table:table-row>
        <table:table-row table:style-name="表格18.1">
          <table:table-cell table:style-name="表格18.A1" office:value-type="string">
            <text:p text:style-name="Standard">2</text:p>
          </table:table-cell>
          <table:table-cell table:style-name="表格18.A1" table:number-columns-spanned="2" office:value-type="string">
            <text:p text:style-name="Standard">PUT /user/roles，Body:{"userId":1050,"roleIdList":[]}。</text:p>
          </table:table-cell>
          <table:covered-table-cell/>
          <table:table-cell table:style-name="表格18.A1" table:number-columns-spanned="2" office:value-type="string">
            <text:p text:style-name="Standard">异常场景</text:p>
          </table:table-cell>
          <table:covered-table-cell/>
          <table:table-cell table:style-name="表格18.A1" table:number-columns-spanned="3" office:value-type="string">
            <text:p text:style-name="Standard">返回 422，提示角色列表不能为空。</text:p>
          </table:table-cell>
          <table:covered-table-cell/>
          <table:covered-table-cell/>
          <table:table-cell table:style-name="表格18.A1" office:value-type="string">
            <text:p text:style-name="Standard">数据库无变化。</text:p>
          </table:table-cell>
        </table:table-row>
        <table:table-row table:style-name="表格18.1">
          <table:table-cell table:style-name="表格18.A1" office:value-type="string">
            <text:p text:style-name="Standard">3</text:p>
          </table:table-cell>
          <table:table-cell table:style-name="表格18.A1" table:number-columns-spanned="2" office:value-type="string">
            <text:p text:style-name="Standard">PUT /user/roles，Body 中包含不存在的 roleId=9999。</text:p>
          </table:table-cell>
          <table:covered-table-cell/>
          <table:table-cell table:style-name="表格18.A1" table:number-columns-spanned="2" office:value-type="string">
            <text:p text:style-name="Standard">异常场景</text:p>
          </table:table-cell>
          <table:covered-table-cell/>
          <table:table-cell table:style-name="表格18.A1" table:number-columns-spanned="3" office:value-type="string">
            <text:p text:style-name="Standard">返回 400，提示角色不存在。</text:p>
          </table:table-cell>
          <table:covered-table-cell/>
          <table:covered-table-cell/>
          <table:table-cell table:style-name="表格18.A1" office:value-type="string">
            <text:p text:style-name="Standard">接口未写库。</text:p>
          </table:table-cell>
        </table:table-row>
        <table:table-row table:style-name="表格18.1">
          <table:table-cell table:style-name="表格18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8.A1" table:number-columns-spanned="7" office:value-type="string">
            <text:p text:style-name="Standard">Apifox 2.5.18、MySQL 8.0 客户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8.A1" table:number-columns-spanned="7" office:value-type="string">
            <text:p text:style-name="Standard">角色表存在 ID=2(教师)、ID=3(督导)；目标用户 ID=1050；管理员 token 拥有 system.user.assignRole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8.A1" table:number-columns-spanned="7" office:value-type="string">
            <text:p text:style-name="Standard">角色与菜单绑定已存在；更新后需刷新缓存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8.A1" table:number-columns-spanned="7" office:value-type="string">
            <text:p text:style-name="Standard">恢复用户角色为最初配置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covered-table-cell table:style-name="表格18.A1"/>
          <table:covered-table-cell/>
          <table:table-cell table:style-name="表格18.A1" table:number-columns-spanned="7" office:value-type="string">
            <text:p text:style-name="Standard">若 role 绑定失败，记录 SQL 并回滚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8.A1" table:number-columns-spanned="7" office:value-type="string">
            <text:p text:style-name="Standard">以 HTTP code、user_role 表记录为准；截图占位：请插入“分配角色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8.1">
          <table:table-cell table:style-name="表格18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8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8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8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19 校验用户名是否存在测试用例记录表</text:p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column table:style-name="表格19.E"/>
        <table:table-column table:style-name="表格19.F"/>
        <table:table-column table:style-name="表格19.E"/>
        <table:table-column table:style-name="表格19.H"/>
        <table:table-column table:style-name="表格19.I"/>
        <table:table-row table:style-name="表格19.1">
          <table:table-cell table:style-name="表格19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19.A1" table:number-columns-spanned="2" office:value-type="string">
            <text:p text:style-name="Standard">校验用户名是否存在</text:p>
          </table:table-cell>
          <table:covered-table-cell/>
          <table:table-cell table:style-name="表格19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19.A1" table:number-columns-spanned="2" office:value-type="string">
            <text:p text:style-name="Standard">TE_EVA_USER_USERNAME_CHECK_019</text:p>
          </table:table-cell>
          <table:covered-table-cell/>
        </table:table-row>
        <table:table-row table:style-name="表格19.1">
          <table:table-cell table:style-name="表格19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19.A1" table:number-columns-spanned="7" office:value-type="string">
            <text:p text:style-name="Standard">SysUserController GET /user/username/exi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table-cell table:style-name="表格19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19.A1" table:number-columns-spanned="7" office:value-type="string">
            <text:p text:style-name="Standard">验证用户名查重接口可返回布尔值并限制缺失参数的请求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table-cell table:style-name="表格19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19.A1" table:number-columns-spanned="7" office:value-type="string">
            <text:p text:style-name="Standard">场景法、边界值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9.1">
          <table:table-cell table:style-name="表格19.A1" office:value-type="string">
            <text:p text:style-name="Standard">1</text:p>
          </table:table-cell>
          <table:table-cell table:style-name="表格19.A1" table:number-columns-spanned="2" office:value-type="string">
            <text:p text:style-name="Standard">GET /user/username/exist?username=teacher.zhang。</text:p>
          </table:table-cell>
          <table:covered-table-cell/>
          <table:table-cell table:style-name="表格19.A1" table:number-columns-spanned="2" office:value-type="string">
            <text:p text:style-name="Standard">正常场景</text:p>
          </table:table-cell>
          <table:covered-table-cell/>
          <table:table-cell table:style-name="表格19.A1" table:number-columns-spanned="3" office:value-type="string">
            <text:p text:style-name="Standard">返回 code=200，data=true。</text:p>
          </table:table-cell>
          <table:covered-table-cell/>
          <table:covered-table-cell/>
          <table:table-cell table:style-name="表格19.A1" office:value-type="string">
            <text:p text:style-name="Standard">响应时间&lt;100ms。</text:p>
          </table:table-cell>
        </table:table-row>
        <table:table-row table:style-name="表格19.1">
          <table:table-cell table:style-name="表格19.A1" office:value-type="string">
            <text:p text:style-name="Standard">2</text:p>
          </table:table-cell>
          <table:table-cell table:style-name="表格19.A1" table:number-columns-spanned="2" office:value-type="string">
            <text:p text:style-name="Standard">GET /user/username/exist?username=teacher.future。</text:p>
          </table:table-cell>
          <table:covered-table-cell/>
          <table:table-cell table:style-name="表格19.A1" table:number-columns-spanned="2" office:value-type="string">
            <text:p text:style-name="Standard">正常场景</text:p>
          </table:table-cell>
          <table:covered-table-cell/>
          <table:table-cell table:style-name="表格19.A1" table:number-columns-spanned="3" office:value-type="string">
            <text:p text:style-name="Standard">返回 data=false。</text:p>
          </table:table-cell>
          <table:covered-table-cell/>
          <table:covered-table-cell/>
          <table:table-cell table:style-name="表格19.A1" office:value-type="string">
            <text:p text:style-name="Standard">用于前端显示可用状态。</text:p>
          </table:table-cell>
        </table:table-row>
        <table:table-row table:style-name="表格19.1">
          <table:table-cell table:style-name="表格19.A1" office:value-type="string">
            <text:p text:style-name="Standard">3</text:p>
          </table:table-cell>
          <table:table-cell table:style-name="表格19.A1" table:number-columns-spanned="2" office:value-type="string">
            <text:p text:style-name="Standard">GET /user/username/exist 不带参数。</text:p>
          </table:table-cell>
          <table:covered-table-cell/>
          <table:table-cell table:style-name="表格19.A1" table:number-columns-spanned="2" office:value-type="string">
            <text:p text:style-name="Standard">异常场景</text:p>
          </table:table-cell>
          <table:covered-table-cell/>
          <table:table-cell table:style-name="表格19.A1" table:number-columns-spanned="3" office:value-type="string">
            <text:p text:style-name="Standard">返回 422。</text:p>
          </table:table-cell>
          <table:covered-table-cell/>
          <table:covered-table-cell/>
          <table:table-cell table:style-name="表格19.A1" office:value-type="string">
            <text:p text:style-name="Standard">msg 提示 username 必填。</text:p>
          </table:table-cell>
        </table:table-row>
        <table:table-row table:style-name="表格19.1">
          <table:table-cell table:style-name="表格19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19.A1" table:number-columns-spanned="7" office:value-type="string">
            <text:p text:style-name="Standard">Apifox 2.5.1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table-cell table:style-name="表格19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19.A1" table:number-columns-spanned="7" office:value-type="string">
            <text:p text:style-name="Standard">数据库存在用户名 teacher.zhang；管理员 token 拥有 system.user.isExist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table-cell table:style-name="表格19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19.A1" table:number-columns-spanned="7" office:value-type="string">
            <text:p text:style-name="Standard">接口不需要分页；命中缓存，延迟极低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table-cell table:style-name="表格19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19.A1" table:number-columns-spanned="7" office:value-type="string">
            <text:p text:style-name="Standard">无额外动作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covered-table-cell table:style-name="表格19.A1"/>
          <table:covered-table-cell/>
          <table:table-cell table:style-name="表格19.A1" table:number-columns-spanned="7" office:value-type="string">
            <text:p text:style-name="Standard">若接口 500，导出日志并停止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table-cell table:style-name="表格19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19.A1" table:number-columns-spanned="7" office:value-type="string">
            <text:p text:style-name="Standard">以 data 布尔值、响应时间为准；截图占位：请插入“用户名查重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9.1">
          <table:table-cell table:style-name="表格19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19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19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19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20 批量导入成员测试用例记录表</text:p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column table:style-name="表格20.E"/>
        <table:table-column table:style-name="表格20.F"/>
        <table:table-column table:style-name="表格20.E"/>
        <table:table-column table:style-name="表格20.H"/>
        <table:table-column table:style-name="表格20.I"/>
        <table:table-row table:style-name="表格20.1">
          <table:table-cell table:style-name="表格20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20.A1" table:number-columns-spanned="2" office:value-type="string">
            <text:p text:style-name="Standard">批量导入成员</text:p>
          </table:table-cell>
          <table:covered-table-cell/>
          <table:table-cell table:style-name="表格20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20.A1" table:number-columns-spanned="2" office:value-type="string">
            <text:p text:style-name="Standard">TE_EVA_USER_IMPORT_020</text:p>
          </table:table-cell>
          <table:covered-table-cell/>
        </table:table-row>
        <table:table-row table:style-name="表格20.1">
          <table:table-cell table:style-name="表格20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20.A1" table:number-columns-spanned="7" office:value-type="string">
            <text:p text:style-name="Standard">SysUserController PUT /user/im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20.A1" table:number-columns-spanned="7" office:value-type="string">
            <text:p text:style-name="Standard">验证 CSV 导入能够新增多名教师，并对格式/重复用户名进行提示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20.A1" table:number-columns-spanned="7" office:value-type="string">
            <text:p text:style-name="Standard">场景法、文件上传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1" office:value-type="string">
            <text:p text:style-name="Standard">1</text:p>
          </table:table-cell>
          <table:table-cell table:style-name="表格20.A1" table:number-columns-spanned="2" office:value-type="string">
            <text:p text:style-name="Standard">PUT /user/import，FormData: file=valid_users.csv。</text:p>
          </table:table-cell>
          <table:covered-table-cell/>
          <table:table-cell table:style-name="表格20.A1" table:number-columns-spanned="2" office:value-type="string">
            <text:p text:style-name="Standard">正常场景</text:p>
          </table:table-cell>
          <table:covered-table-cell/>
          <table:table-cell table:style-name="表格20.A1" table:number-columns-spanned="3" office:value-type="string">
            <text:p text:style-name="Standard">返回 code=200，msg="注册成功"。</text:p>
          </table:table-cell>
          <table:covered-table-cell/>
          <table:covered-table-cell/>
          <table:table-cell table:style-name="表格20.A1" office:value-type="string">
            <text:p text:style-name="Standard">sys_user 表新增 3 条记录，返回体 data.successCount=3。</text:p>
          </table:table-cell>
        </table:table-row>
        <table:table-row table:style-name="表格20.1">
          <table:table-cell table:style-name="表格20.A1" office:value-type="string">
            <text:p text:style-name="Standard">2</text:p>
          </table:table-cell>
          <table:table-cell table:style-name="表格20.A1" table:number-columns-spanned="2" office:value-type="string">
            <text:p text:style-name="Standard">上传 dup_users.csv，其中包含 username=teacher.zhang。</text:p>
          </table:table-cell>
          <table:covered-table-cell/>
          <table:table-cell table:style-name="表格20.A1" table:number-columns-spanned="2" office:value-type="string">
            <text:p text:style-name="Standard">异常场景</text:p>
          </table:table-cell>
          <table:covered-table-cell/>
          <table:table-cell table:style-name="表格20.A1" table:number-columns-spanned="3" office:value-type="string">
            <text:p text:style-name="Standard">返回 code=409，提示重复用户名，成功条数&lt;总条数。</text:p>
          </table:table-cell>
          <table:covered-table-cell/>
          <table:covered-table-cell/>
          <table:table-cell table:style-name="表格20.A1" office:value-type="string">
            <text:p text:style-name="Standard">仅导入未重复的记录。</text:p>
          </table:table-cell>
        </table:table-row>
        <table:table-row table:style-name="表格20.1">
          <table:table-cell table:style-name="表格20.A1" office:value-type="string">
            <text:p text:style-name="Standard">3</text:p>
          </table:table-cell>
          <table:table-cell table:style-name="表格20.A1" table:number-columns-spanned="2" office:value-type="string">
            <text:p text:style-name="Standard">上传 invalid.txt。</text:p>
          </table:table-cell>
          <table:covered-table-cell/>
          <table:table-cell table:style-name="表格20.A1" table:number-columns-spanned="2" office:value-type="string">
            <text:p text:style-name="Standard">异常场景</text:p>
          </table:table-cell>
          <table:covered-table-cell/>
          <table:table-cell table:style-name="表格20.A1" table:number-columns-spanned="3" office:value-type="string">
            <text:p text:style-name="Standard">返回 415，提示仅支持 csv。</text:p>
          </table:table-cell>
          <table:covered-table-cell/>
          <table:covered-table-cell/>
          <table:table-cell table:style-name="表格20.A1" office:value-type="string">
            <text:p text:style-name="Standard">文件未解析。</text:p>
          </table:table-cell>
        </table:table-row>
        <table:table-row table:style-name="表格20.1">
          <table:table-cell table:style-name="表格20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20.A1" table:number-columns-spanned="7" office:value-type="string">
            <text:p text:style-name="Standard">Apifox 2.5.18、Excel/CSV 校验工具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20.A1" table:number-columns-spanned="7" office:value-type="string">
            <text:p text:style-name="Standard">准备 valid_users.csv(3 条唯一记录)、dup_users.csv(含已存在用户名)、invalid.txt；管理员 token 拥有 system.user.import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20.A1" table:number-columns-spanned="7" office:value-type="string">
            <text:p text:style-name="Standard">CSV 列顺序遵循模板：username,name,department,email,phone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20.A1" table:number-columns-spanned="7" office:value-type="string">
            <text:p text:style-name="Standard">删除导入的测试账号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covered-table-cell table:style-name="表格20.A1"/>
          <table:covered-table-cell/>
          <table:table-cell table:style-name="表格20.A1" table:number-columns-spanned="7" office:value-type="string">
            <text:p text:style-name="Standard">若导入过程中 500，保留 csv 与日志排查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20.A1" table:number-columns-spanned="7" office:value-type="string">
            <text:p text:style-name="Standard">以响应 successCount、数据库记录为准；截图占位：请插入“导入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0.1">
          <table:table-cell table:style-name="表格20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20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20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20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<text:soft-page-break/>表A.21 同步LDAP用户测试用例记录表</text:p>
      <table:table table:name="表格21" table:style-name="表格21">
        <table:table-column table:style-name="表格21.A"/>
        <table:table-column table:style-name="表格21.B"/>
        <table:table-column table:style-name="表格21.C"/>
        <table:table-column table:style-name="表格21.D"/>
        <table:table-column table:style-name="表格21.E"/>
        <table:table-column table:style-name="表格21.F"/>
        <table:table-column table:style-name="表格21.E"/>
        <table:table-column table:style-name="表格21.H"/>
        <table:table-column table:style-name="表格21.I"/>
        <table:table-row table:style-name="表格21.1">
          <table:table-cell table:style-name="表格21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21.A1" table:number-columns-spanned="2" office:value-type="string">
            <text:p text:style-name="Standard">同步LDAP用户</text:p>
          </table:table-cell>
          <table:covered-table-cell/>
          <table:table-cell table:style-name="表格21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21.A1" table:number-columns-spanned="2" office:value-type="string">
            <text:p text:style-name="Standard">TE_EVA_USER_SYNC_021</text:p>
          </table:table-cell>
          <table:covered-table-cell/>
        </table:table-row>
        <table:table-row table:style-name="表格21.1">
          <table:table-cell table:style-name="表格21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21.A1" table:number-columns-spanned="7" office:value-type="string">
            <text:p text:style-name="Standard">SysUserController POST /user/syn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21.A1" table:number-columns-spanned="7" office:value-type="string">
            <text:p text:style-name="Standard">验证同步接口能将 LDAP 中的新增账号导入本地库，异常网络时给出提示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21.A1" table:number-columns-spanned="7" office:value-type="string">
            <text:p text:style-name="Standard">场景法、接口健壮性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1" office:value-type="string">
            <text:p text:style-name="Standard">1</text:p>
          </table:table-cell>
          <table:table-cell table:style-name="表格21.A1" table:number-columns-spanned="2" office:value-type="string">
            <text:p text:style-name="Standard">POST /user/sync。</text:p>
          </table:table-cell>
          <table:covered-table-cell/>
          <table:table-cell table:style-name="表格21.A1" table:number-columns-spanned="2" office:value-type="string">
            <text:p text:style-name="Standard">正常场景</text:p>
          </table:table-cell>
          <table:covered-table-cell/>
          <table:table-cell table:style-name="表格21.A1" table:number-columns-spanned="3" office:value-type="string">
            <text:p text:style-name="Standard">返回 code=200，msg="注册成功"。</text:p>
          </table:table-cell>
          <table:covered-table-cell/>
          <table:covered-table-cell/>
          <table:table-cell table:style-name="表格21.A1" office:value-type="string">
            <text:p text:style-name="Standard">sys_user 表新增 teacher.ldap，日志记录同步总数。</text:p>
          </table:table-cell>
        </table:table-row>
        <table:table-row table:style-name="表格21.1">
          <table:table-cell table:style-name="表格21.A1" office:value-type="string">
            <text:p text:style-name="Standard">2</text:p>
          </table:table-cell>
          <table:table-cell table:style-name="表格21.A1" table:number-columns-spanned="2" office:value-type="string">
            <text:p text:style-name="Standard">再次调用 POST /user/sync。</text:p>
          </table:table-cell>
          <table:covered-table-cell/>
          <table:table-cell table:style-name="表格21.A1" table:number-columns-spanned="2" office:value-type="string">
            <text:p text:style-name="Standard">正常场景</text:p>
          </table:table-cell>
          <table:covered-table-cell/>
          <table:table-cell table:style-name="表格21.A1" table:number-columns-spanned="3" office:value-type="string">
            <text:p text:style-name="Standard">返回 code=200，但新增数量=0。</text:p>
          </table:table-cell>
          <table:covered-table-cell/>
          <table:covered-table-cell/>
          <table:table-cell table:style-name="表格21.A1" office:value-type="string">
            <text:p text:style-name="Standard">日志提示“无新增”。</text:p>
          </table:table-cell>
        </table:table-row>
        <table:table-row table:style-name="表格21.1">
          <table:table-cell table:style-name="表格21.A1" office:value-type="string">
            <text:p text:style-name="Standard">3</text:p>
          </table:table-cell>
          <table:table-cell table:style-name="表格21.A1" table:number-columns-spanned="2" office:value-type="string">
            <text:p text:style-name="Standard">暂时关闭 LDAP 服务后调用 POST /user/sync。</text:p>
          </table:table-cell>
          <table:covered-table-cell/>
          <table:table-cell table:style-name="表格21.A1" table:number-columns-spanned="2" office:value-type="string">
            <text:p text:style-name="Standard">异常场景</text:p>
          </table:table-cell>
          <table:covered-table-cell/>
          <table:table-cell table:style-name="表格21.A1" table:number-columns-spanned="3" office:value-type="string">
            <text:p text:style-name="Standard">返回 code=504 或 500，提示无法连接。</text:p>
          </table:table-cell>
          <table:covered-table-cell/>
          <table:covered-table-cell/>
          <table:table-cell table:style-name="表格21.A1" office:value-type="string">
            <text:p text:style-name="Standard">接口耗时&gt;3s，error log 记录连接失败。</text:p>
          </table:table-cell>
        </table:table-row>
        <table:table-row table:style-name="表格21.1">
          <table:table-cell table:style-name="表格21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21.A1" table:number-columns-spanned="7" office:value-type="string">
            <text:p text:style-name="Standard">Apifox 2.5.18、LDAP Browser、MySQL 8.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21.A1" table:number-columns-spanned="7" office:value-type="string">
            <text:p text:style-name="Standard">LDAP server 中存在新条目 cn=teacher.ldap；管理员 token 拥有 system.user.sync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21.A1" table:number-columns-spanned="7" office:value-type="string">
            <text:p text:style-name="Standard">同步仅新增不删除；使用分页批量拉取 LDAP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21.A1" table:number-columns-spanned="7" office:value-type="string">
            <text:p text:style-name="Standard">删除测试同步的 teacher.ldap 账号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covered-table-cell table:style-name="表格21.A1"/>
          <table:covered-table-cell/>
          <table:table-cell table:style-name="表格21.A1" table:number-columns-spanned="7" office:value-type="string">
            <text:p text:style-name="Standard">若 LDAP 无法恢复，停止后续测试并记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21.A1" table:number-columns-spanned="7" office:value-type="string">
            <text:p text:style-name="Standard">以 HTTP code、数据库新增条目、日志统计为准；截图占位：请插入“同步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1.1">
          <table:table-cell table:style-name="表格21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21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21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21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22 获取树型菜单数据测试用例记录表</text:p>
      <table:table table:name="表格22" table:style-name="表格22">
        <table:table-column table:style-name="表格22.A"/>
        <table:table-column table:style-name="表格22.B"/>
        <table:table-column table:style-name="表格22.C"/>
        <table:table-column table:style-name="表格22.D"/>
        <table:table-column table:style-name="表格22.E"/>
        <table:table-column table:style-name="表格22.F"/>
        <table:table-column table:style-name="表格22.E"/>
        <table:table-column table:style-name="表格22.H"/>
        <table:table-column table:style-name="表格22.I"/>
        <table:table-row table:style-name="表格22.1">
          <table:table-cell table:style-name="表格22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22.A1" table:number-columns-spanned="2" office:value-type="string">
            <text:p text:style-name="Standard">获取树型菜单数据</text:p>
          </table:table-cell>
          <table:covered-table-cell/>
          <table:table-cell table:style-name="表格22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22.A1" table:number-columns-spanned="2" office:value-type="string">
            <text:p text:style-name="Standard">TE_EVA_MENU_TREE_022</text:p>
          </table:table-cell>
          <table:covered-table-cell/>
        </table:table-row>
        <table:table-row table:style-name="表格22.1">
          <table:table-cell table:style-name="表格22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22.A1" table:number-columns-spanned="7" office:value-type="string">
            <text:p text:style-name="Standard">SysMenuController POST /menus/tre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22.A1" table:number-columns-spanned="7" office:value-type="string">
            <text:p text:style-name="Standard">验证目录树查询支持关键字与状态过滤，返回结构化 children 列表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22.A1" table:number-columns-spanned="7" office:value-type="string">
            <text:p text:style-name="Standard">场景法、树结构校验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1" office:value-type="string">
            <text:p text:style-name="Standard">1</text:p>
          </table:table-cell>
          <table:table-cell table:style-name="表格22.A1" table:number-columns-spanned="2" office:value-type="string">
            <text:p text:style-name="Standard">POST /menus/tree，Body:{"keyword":"系统","status":1}。</text:p>
          </table:table-cell>
          <table:covered-table-cell/>
          <table:table-cell table:style-name="表格22.A1" table:number-columns-spanned="2" office:value-type="string">
            <text:p text:style-name="Standard">正常场景</text:p>
          </table:table-cell>
          <table:covered-table-cell/>
          <table:table-cell table:style-name="表格22.A1" table:number-columns-spanned="3" office:value-type="string">
            <text:p text:style-name="Standard">返回 code=200，data 列表包含系统管理节点，children 不为空。</text:p>
          </table:table-cell>
          <table:covered-table-cell/>
          <table:covered-table-cell/>
          <table:table-cell table:style-name="表格22.A1" office:value-type="string">
            <text:p text:style-name="Standard">树节点 type=0/1/2 正确显示，status=1 的节点被保留。</text:p>
          </table:table-cell>
        </table:table-row>
        <table:table-row table:style-name="表格22.1">
          <table:table-cell table:style-name="表格22.A1" office:value-type="string">
            <text:p text:style-name="Standard">2</text:p>
          </table:table-cell>
          <table:table-cell table:style-name="表格22.A1" table:number-columns-spanned="2" office:value-type="string">
            <text:p text:style-name="Standard">POST /menus/tree，Body:{"keyword":"查看","status":0}。</text:p>
          </table:table-cell>
          <table:covered-table-cell/>
          <table:table-cell table:style-name="表格22.A1" table:number-columns-spanned="2" office:value-type="string">
            <text:p text:style-name="Standard">正常场景</text:p>
          </table:table-cell>
          <table:covered-table-cell/>
          <table:table-cell table:style-name="表格22.A1" table:number-columns-spanned="3" office:value-type="string">
            <text:p text:style-name="Standard">返回停用状态的查看按钮。</text:p>
          </table:table-cell>
          <table:covered-table-cell/>
          <table:covered-table-cell/>
          <table:table-cell table:style-name="表格22.A1" office:value-type="string">
            <text:p text:style-name="Standard">父节点链条齐全。</text:p>
          </table:table-cell>
        </table:table-row>
        <table:table-row table:style-name="表格22.1">
          <table:table-cell table:style-name="表格22.A1" office:value-type="string">
            <text:p text:style-name="Standard">3</text:p>
          </table:table-cell>
          <table:table-cell table:style-name="表格22.A1" table:number-columns-spanned="2" office:value-type="string">
            <text:p text:style-name="Standard">POST /menus/tree，Body 中 status=3。</text:p>
          </table:table-cell>
          <table:covered-table-cell/>
          <table:table-cell table:style-name="表格22.A1" table:number-columns-spanned="2" office:value-type="string">
            <text:p text:style-name="Standard">异常场景</text:p>
          </table:table-cell>
          <table:covered-table-cell/>
          <table:table-cell table:style-name="表格22.A1" table:number-columns-spanned="3" office:value-type="string">
            <text:p text:style-name="Standard">返回 422，提示状态非法。</text:p>
          </table:table-cell>
          <table:covered-table-cell/>
          <table:covered-table-cell/>
          <table:table-cell table:style-name="表格22.A1" office:value-type="string">
            <text:p text:style-name="Standard">接口未查询数据库。</text:p>
          </table:table-cell>
        </table:table-row>
        <table:table-row table:style-name="表格22.1">
          <table:table-cell table:style-name="表格22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22.A1" table:number-columns-spanned="7" office:value-type="string">
            <text:p text:style-name="Standard">Apifox 2.5.1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22.A1" table:number-columns-spanned="7" office:value-type="string">
            <text:p text:style-name="Standard">菜单表中存在“系统管理”父节点及多个子节点；管理员 token 拥有 system.menu.tree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22.1">
          <table:table-cell table:style-name="表格22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22.A1" table:number-columns-spanned="7" office:value-type="string">
            <text:p text:style-name="Standard">接口默认根据 sort 字段排序；返回 JSON 与前端树组件兼容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22.A1" table:number-columns-spanned="7" office:value-type="string">
            <text:p text:style-name="Standard">无额外动作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covered-table-cell table:style-name="表格22.A1"/>
          <table:covered-table-cell/>
          <table:table-cell table:style-name="表格22.A1" table:number-columns-spanned="7" office:value-type="string">
            <text:p text:style-name="Standard">若返回结构断层，导出菜单表供排查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22.A1" table:number-columns-spanned="7" office:value-type="string">
            <text:p text:style-name="Standard">以 data 结构与节点数量为准；截图占位：请插入“菜单树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2.1">
          <table:table-cell table:style-name="表格22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22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22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22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23 获取单个菜单详情测试用例记录表</text:p>
      <table:table table:name="表格23" table:style-name="表格23">
        <table:table-column table:style-name="表格23.A"/>
        <table:table-column table:style-name="表格23.B"/>
        <table:table-column table:style-name="表格23.C"/>
        <table:table-column table:style-name="表格23.D"/>
        <table:table-column table:style-name="表格23.E"/>
        <table:table-column table:style-name="表格23.F"/>
        <table:table-column table:style-name="表格23.E"/>
        <table:table-column table:style-name="表格23.H"/>
        <table:table-column table:style-name="表格23.I"/>
        <table:table-row table:style-name="表格23.1">
          <table:table-cell table:style-name="表格23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23.A1" table:number-columns-spanned="2" office:value-type="string">
            <text:p text:style-name="Standard">获取单个菜单详情</text:p>
          </table:table-cell>
          <table:covered-table-cell/>
          <table:table-cell table:style-name="表格23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23.A1" table:number-columns-spanned="2" office:value-type="string">
            <text:p text:style-name="Standard">TE_EVA_MENU_DETAIL_023</text:p>
          </table:table-cell>
          <table:covered-table-cell/>
        </table:table-row>
        <table:table-row table:style-name="表格23.1">
          <table:table-cell table:style-name="表格23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23.A1" table:number-columns-spanned="7" office:value-type="string">
            <text:p text:style-name="Standard">SysMenuController GET /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23.A1" table:number-columns-spanned="7" office:value-type="string">
            <text:p text:style-name="Standard">验证菜单详情接口返回路径、组件、权限标识等信息，非法 ID 或权限不足时报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23.A1" table:number-columns-spanned="7" office:value-type="string">
            <text:p text:style-name="Standard">场景法、权限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1" office:value-type="string">
            <text:p text:style-name="Standard">1</text:p>
          </table:table-cell>
          <table:table-cell table:style-name="表格23.A1" table:number-columns-spanned="2" office:value-type="string">
            <text:p text:style-name="Standard">GET /menu?id=21，Header: Authorization=Bearer mgr-token。</text:p>
          </table:table-cell>
          <table:covered-table-cell/>
          <table:table-cell table:style-name="表格23.A1" table:number-columns-spanned="2" office:value-type="string">
            <text:p text:style-name="Standard">正常场景</text:p>
          </table:table-cell>
          <table:covered-table-cell/>
          <table:table-cell table:style-name="表格23.A1" table:number-columns-spanned="3" office:value-type="string">
            <text:p text:style-name="Standard">返回 code=200，data 包含路径、组件、perms。</text:p>
          </table:table-cell>
          <table:covered-table-cell/>
          <table:covered-table-cell/>
          <table:table-cell table:style-name="表格23.A1" office:value-type="string">
            <text:p text:style-name="Standard">parentId 与数据库一致。</text:p>
          </table:table-cell>
        </table:table-row>
        <table:table-row table:style-name="表格23.1">
          <table:table-cell table:style-name="表格23.A1" office:value-type="string">
            <text:p text:style-name="Standard">2</text:p>
          </table:table-cell>
          <table:table-cell table:style-name="表格23.A1" table:number-columns-spanned="2" office:value-type="string">
            <text:p text:style-name="Standard">GET /menu?id=9999。</text:p>
          </table:table-cell>
          <table:covered-table-cell/>
          <table:table-cell table:style-name="表格23.A1" table:number-columns-spanned="2" office:value-type="string">
            <text:p text:style-name="Standard">异常场景</text:p>
          </table:table-cell>
          <table:covered-table-cell/>
          <table:table-cell table:style-name="表格23.A1" table:number-columns-spanned="3" office:value-type="string">
            <text:p text:style-name="Standard">返回 404。</text:p>
          </table:table-cell>
          <table:covered-table-cell/>
          <table:covered-table-cell/>
          <table:table-cell table:style-name="表格23.A1" office:value-type="string">
            <text:p text:style-name="Standard">msg 提示菜单不存在。</text:p>
          </table:table-cell>
        </table:table-row>
        <table:table-row table:style-name="表格23.1">
          <table:table-cell table:style-name="表格23.A1" office:value-type="string">
            <text:p text:style-name="Standard">3</text:p>
          </table:table-cell>
          <table:table-cell table:style-name="表格23.A1" table:number-columns-spanned="2" office:value-type="string">
            <text:p text:style-name="Standard">GET /menu?id=21，Header 使用 teacher-token。</text:p>
          </table:table-cell>
          <table:covered-table-cell/>
          <table:table-cell table:style-name="表格23.A1" table:number-columns-spanned="2" office:value-type="string">
            <text:p text:style-name="Standard">异常场景</text:p>
          </table:table-cell>
          <table:covered-table-cell/>
          <table:table-cell table:style-name="表格23.A1" table:number-columns-spanned="3" office:value-type="string">
            <text:p text:style-name="Standard">返回 403。</text:p>
          </table:table-cell>
          <table:covered-table-cell/>
          <table:covered-table-cell/>
          <table:table-cell table:style-name="表格23.A1" office:value-type="string">
            <text:p text:style-name="Standard">无任何敏感字段返回。</text:p>
          </table:table-cell>
        </table:table-row>
        <table:table-row table:style-name="表格23.1">
          <table:table-cell table:style-name="表格23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23.A1" table:number-columns-spanned="7" office:value-type="string">
            <text:p text:style-name="Standard">Apifox 2.5.1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23.A1" table:number-columns-spanned="7" office:value-type="string">
            <text:p text:style-name="Standard">菜单 ID=21 存在；管理员拥有 system.menu.query；普通教师无该权限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23.A1" table:number-columns-spanned="7" office:value-type="string">
            <text:p text:style-name="Standard">查询仅支持单个 ID；无缓存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23.A1" table:number-columns-spanned="7" office:value-type="string">
            <text:p text:style-name="Standard">无额外动作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covered-table-cell table:style-name="表格23.A1"/>
          <table:covered-table-cell/>
          <table:table-cell table:style-name="表格23.A1" table:number-columns-spanned="7" office:value-type="string">
            <text:p text:style-name="Standard">若接口 500，导出菜单服务日志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23.A1" table:number-columns-spanned="7" office:value-type="string">
            <text:p text:style-name="Standard">以 HTTP code、data 字段为准；截图占位：请插入“菜单详情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3.1">
          <table:table-cell table:style-name="表格23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23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23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23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24 修改菜单信息测试用例记录表</text:p>
      <table:table table:name="表格24" table:style-name="表格24">
        <table:table-column table:style-name="表格24.A"/>
        <table:table-column table:style-name="表格24.B"/>
        <table:table-column table:style-name="表格24.C"/>
        <table:table-column table:style-name="表格24.D"/>
        <table:table-column table:style-name="表格24.E"/>
        <table:table-column table:style-name="表格24.F"/>
        <table:table-column table:style-name="表格24.E"/>
        <table:table-column table:style-name="表格24.H"/>
        <table:table-column table:style-name="表格24.I"/>
        <table:table-row table:style-name="表格24.1">
          <table:table-cell table:style-name="表格24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24.A1" table:number-columns-spanned="2" office:value-type="string">
            <text:p text:style-name="Standard">修改菜单信息</text:p>
          </table:table-cell>
          <table:covered-table-cell/>
          <table:table-cell table:style-name="表格24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24.A1" table:number-columns-spanned="2" office:value-type="string">
            <text:p text:style-name="Standard">TE_EVA_MENU_UPDATE_024</text:p>
          </table:table-cell>
          <table:covered-table-cell/>
        </table:table-row>
        <table:table-row table:style-name="表格24.1">
          <table:table-cell table:style-name="表格24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24.A1" table:number-columns-spanned="7" office:value-type="string">
            <text:p text:style-name="Standard">SysMenuController PUT /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24.A1" table:number-columns-spanned="7" office:value-type="string">
            <text:p text:style-name="Standard">验证管理员可修改菜单名称、路径、权限标识，重复路径会被拒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24.A1" table:number-columns-spanned="7" office:value-type="string">
            <text:p text:style-name="Standard">场景法、数据校验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1" office:value-type="string">
            <text:p text:style-name="Standard">1</text:p>
          </table:table-cell>
          <table:table-cell table:style-name="表格24.A1" table:number-columns-spanned="2" office:value-type="string">
            <text:p text:style-name="Standard">PUT /menu，Body:{"id":21,"name":"课程总览","path":"/course/overview","component":"system/course/index","perms":"course.tabulation.query","status":1}。</text:p>
          </table:table-cell>
          <table:covered-table-cell/>
          <table:table-cell table:style-name="表格24.A1" table:number-columns-spanned="2" office:value-type="string">
            <text:p text:style-name="Standard">正常场景</text:p>
          </table:table-cell>
          <table:covered-table-cell/>
          <table:table-cell table:style-name="表格24.A1" table:number-columns-spanned="3" office:value-type="string">
            <text:p text:style-name="Standard">返回 code=200。</text:p>
          </table:table-cell>
          <table:covered-table-cell/>
          <table:covered-table-cell/>
          <table:table-cell table:style-name="表格24.A1" office:value-type="string">
            <text:p text:style-name="Standard">数据库更新 path/component，前端刷新后菜单名称变化。</text:p>
          </table:table-cell>
        </table:table-row>
        <text:soft-page-break/>
        <table:table-row table:style-name="表格24.1">
          <table:table-cell table:style-name="表格24.A1" office:value-type="string">
            <text:p text:style-name="Standard">2</text:p>
          </table:table-cell>
          <table:table-cell table:style-name="表格24.A1" table:number-columns-spanned="2" office:value-type="string">
            <text:p text:style-name="Standard">PUT /menu，Body 使用已有 path=/system/user。</text:p>
          </table:table-cell>
          <table:covered-table-cell/>
          <table:table-cell table:style-name="表格24.A1" table:number-columns-spanned="2" office:value-type="string">
            <text:p text:style-name="Standard">异常场景</text:p>
          </table:table-cell>
          <table:covered-table-cell/>
          <table:table-cell table:style-name="表格24.A1" table:number-columns-spanned="3" office:value-type="string">
            <text:p text:style-name="Standard">返回 409，提示路由路径重复。</text:p>
          </table:table-cell>
          <table:covered-table-cell/>
          <table:covered-table-cell/>
          <table:table-cell table:style-name="表格24.A1" office:value-type="string">
            <text:p text:style-name="Standard">数据保持原状。</text:p>
          </table:table-cell>
        </table:table-row>
        <table:table-row table:style-name="表格24.1">
          <table:table-cell table:style-name="表格24.A1" office:value-type="string">
            <text:p text:style-name="Standard">3</text:p>
          </table:table-cell>
          <table:table-cell table:style-name="表格24.A1" table:number-columns-spanned="2" office:value-type="string">
            <text:p text:style-name="Standard">PUT /menu 时缺少 id。</text:p>
          </table:table-cell>
          <table:covered-table-cell/>
          <table:table-cell table:style-name="表格24.A1" table:number-columns-spanned="2" office:value-type="string">
            <text:p text:style-name="Standard">异常场景</text:p>
          </table:table-cell>
          <table:covered-table-cell/>
          <table:table-cell table:style-name="表格24.A1" table:number-columns-spanned="3" office:value-type="string">
            <text:p text:style-name="Standard">返回 422。</text:p>
          </table:table-cell>
          <table:covered-table-cell/>
          <table:covered-table-cell/>
          <table:table-cell table:style-name="表格24.A1" office:value-type="string">
            <text:p text:style-name="Standard">接口未修改任何记录。</text:p>
          </table:table-cell>
        </table:table-row>
        <table:table-row table:style-name="表格24.1">
          <table:table-cell table:style-name="表格24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24.A1" table:number-columns-spanned="7" office:value-type="string">
            <text:p text:style-name="Standard">Apifox 2.5.18、MySQL 8.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24.A1" table:number-columns-spanned="7" office:value-type="string">
            <text:p text:style-name="Standard">菜单 ID=21 为“课程列表”，当前 path=/course/list；管理员 token 拥有 system.menu.update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24.A1" table:number-columns-spanned="7" office:value-type="string">
            <text:p text:style-name="Standard">修改时父节点合法；perms 需唯一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24.A1" table:number-columns-spanned="7" office:value-type="string">
            <text:p text:style-name="Standard">将菜单恢复为初始配置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covered-table-cell table:style-name="表格24.A1"/>
          <table:covered-table-cell/>
          <table:table-cell table:style-name="表格24.A1" table:number-columns-spanned="7" office:value-type="string">
            <text:p text:style-name="Standard">若修改失败导致缓存脏数据，手动刷新缓存后记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24.A1" table:number-columns-spanned="7" office:value-type="string">
            <text:p text:style-name="Standard">以 HTTP code、菜单表字段为准；截图占位：请插入“修改菜单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4.1">
          <table:table-cell table:style-name="表格24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24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24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24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25 删除单个菜单测试用例记录表</text:p>
      <table:table table:name="表格25" table:style-name="表格25">
        <table:table-column table:style-name="表格25.A"/>
        <table:table-column table:style-name="表格25.B"/>
        <table:table-column table:style-name="表格25.C"/>
        <table:table-column table:style-name="表格25.D"/>
        <table:table-column table:style-name="表格25.E"/>
        <table:table-column table:style-name="表格25.F"/>
        <table:table-column table:style-name="表格25.E"/>
        <table:table-column table:style-name="表格25.H"/>
        <table:table-column table:style-name="表格25.I"/>
        <table:table-row table:style-name="表格25.1">
          <table:table-cell table:style-name="表格25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25.A1" table:number-columns-spanned="2" office:value-type="string">
            <text:p text:style-name="Standard">删除单个菜单</text:p>
          </table:table-cell>
          <table:covered-table-cell/>
          <table:table-cell table:style-name="表格25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25.A1" table:number-columns-spanned="2" office:value-type="string">
            <text:p text:style-name="Standard">TE_EVA_MENU_DELETEONE_025</text:p>
          </table:table-cell>
          <table:covered-table-cell/>
        </table:table-row>
        <table:table-row table:style-name="表格25.1">
          <table:table-cell table:style-name="表格25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25.A1" table:number-columns-spanned="7" office:value-type="string">
            <text:p text:style-name="Standard">SysMenuController DELETE /menu/{menuI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25.A1" table:number-columns-spanned="7" office:value-type="string">
            <text:p text:style-name="Standard">验证仅叶子节点允许删除，存在子节点时必须阻止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25.A1" table:number-columns-spanned="7" office:value-type="string">
            <text:p text:style-name="Standard">场景法、约束验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1" office:value-type="string">
            <text:p text:style-name="Standard">1</text:p>
          </table:table-cell>
          <table:table-cell table:style-name="表格25.A1" table:number-columns-spanned="2" office:value-type="string">
            <text:p text:style-name="Standard">DELETE /menu/45。</text:p>
          </table:table-cell>
          <table:covered-table-cell/>
          <table:table-cell table:style-name="表格25.A1" table:number-columns-spanned="2" office:value-type="string">
            <text:p text:style-name="Standard">正常场景</text:p>
          </table:table-cell>
          <table:covered-table-cell/>
          <table:table-cell table:style-name="表格25.A1" table:number-columns-spanned="3" office:value-type="string">
            <text:p text:style-name="Standard">返回 code=200。</text:p>
          </table:table-cell>
          <table:covered-table-cell/>
          <table:covered-table-cell/>
          <table:table-cell table:style-name="表格25.A1" office:value-type="string">
            <text:p text:style-name="Standard">菜单表中记录删除，角色关联表同步清理。</text:p>
          </table:table-cell>
        </table:table-row>
        <table:table-row table:style-name="表格25.1">
          <table:table-cell table:style-name="表格25.A1" office:value-type="string">
            <text:p text:style-name="Standard">2</text:p>
          </table:table-cell>
          <table:table-cell table:style-name="表格25.A1" table:number-columns-spanned="2" office:value-type="string">
            <text:p text:style-name="Standard">DELETE /menu/5。</text:p>
          </table:table-cell>
          <table:covered-table-cell/>
          <table:table-cell table:style-name="表格25.A1" table:number-columns-spanned="2" office:value-type="string">
            <text:p text:style-name="Standard">异常场景</text:p>
          </table:table-cell>
          <table:covered-table-cell/>
          <table:table-cell table:style-name="表格25.A1" table:number-columns-spanned="3" office:value-type="string">
            <text:p text:style-name="Standard">返回 409，提示存在子菜单。</text:p>
          </table:table-cell>
          <table:covered-table-cell/>
          <table:covered-table-cell/>
          <table:table-cell table:style-name="表格25.A1" office:value-type="string">
            <text:p text:style-name="Standard">数据未删除。</text:p>
          </table:table-cell>
        </table:table-row>
        <table:table-row table:style-name="表格25.1">
          <table:table-cell table:style-name="表格25.A1" office:value-type="string">
            <text:p text:style-name="Standard">3</text:p>
          </table:table-cell>
          <table:table-cell table:style-name="表格25.A1" table:number-columns-spanned="2" office:value-type="string">
            <text:p text:style-name="Standard">DELETE /menu/9999。</text:p>
          </table:table-cell>
          <table:covered-table-cell/>
          <table:table-cell table:style-name="表格25.A1" table:number-columns-spanned="2" office:value-type="string">
            <text:p text:style-name="Standard">异常场景</text:p>
          </table:table-cell>
          <table:covered-table-cell/>
          <table:table-cell table:style-name="表格25.A1" table:number-columns-spanned="3" office:value-type="string">
            <text:p text:style-name="Standard">返回 404。</text:p>
          </table:table-cell>
          <table:covered-table-cell/>
          <table:covered-table-cell/>
          <table:table-cell table:style-name="表格25.A1" office:value-type="string">
            <text:p text:style-name="Standard">响应 msg="菜单不存在"。</text:p>
          </table:table-cell>
        </table:table-row>
        <table:table-row table:style-name="表格25.1">
          <table:table-cell table:style-name="表格25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25.A1" table:number-columns-spanned="7" office:value-type="string">
            <text:p text:style-name="Standard">Apifox 2.5.18、MySQL 8.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25.A1" table:number-columns-spanned="7" office:value-type="string">
            <text:p text:style-name="Standard">菜单 ID=45(叶子按钮)、ID=5(有子节点)；管理员具备 system.menu.delete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25.A1" table:number-columns-spanned="7" office:value-type="string">
            <text:p text:style-name="Standard">删除需同步刷新缓存；子节点检测依赖数据库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25.A1" table:number-columns-spanned="7" office:value-type="string">
            <text:p text:style-name="Standard">重新插入被删的测试按钮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covered-table-cell table:style-name="表格25.A1"/>
          <table:covered-table-cell/>
          <table:table-cell table:style-name="表格25.A1" table:number-columns-spanned="7" office:value-type="string">
            <text:p text:style-name="Standard">若角色关联未清理，手动清除并记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25.A1" table:number-columns-spanned="7" office:value-type="string">
            <text:p text:style-name="Standard">以 HTTP code、数据库记录为准；截图占位：请插入“删除菜单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5.1">
          <table:table-cell table:style-name="表格25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25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25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25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26 批量删除菜单测试用例记录表</text:p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D"/>
        <table:table-column table:style-name="表格26.E"/>
        <table:table-column table:style-name="表格26.F"/>
        <table:table-column table:style-name="表格26.E"/>
        <table:table-column table:style-name="表格26.H"/>
        <table:table-column table:style-name="表格26.I"/>
        <table:table-row table:style-name="表格26.1">
          <table:table-cell table:style-name="表格26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26.A1" table:number-columns-spanned="2" office:value-type="string">
            <text:p text:style-name="Standard">批量删除菜单</text:p>
          </table:table-cell>
          <table:covered-table-cell/>
          <table:table-cell table:style-name="表格26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26.A1" table:number-columns-spanned="2" office:value-type="string">
            <text:p text:style-name="Standard">TE_EVA_MENU_DELETEBATCH_026</text:p>
          </table:table-cell>
          <table:covered-table-cell/>
        </table:table-row>
        <table:table-row table:style-name="表格26.1">
          <table:table-cell table:style-name="表格26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26.A1" table:number-columns-spanned="7" office:value-type="string">
            <text:p text:style-name="Standard">SysMenuController DELETE /men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26.A1" table:number-columns-spanned="7" office:value-type="string">
            <text:p text:style-name="Standard">验证批量删除仅允许传入同层级叶子节点，空数组或非法节点需提<text:soft-page-break/>示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26.A1" table:number-columns-spanned="7" office:value-type="string">
            <text:p text:style-name="Standard">场景法、参数校验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1" office:value-type="string">
            <text:p text:style-name="Standard">1</text:p>
          </table:table-cell>
          <table:table-cell table:style-name="表格26.A1" table:number-columns-spanned="2" office:value-type="string">
            <text:p text:style-name="Standard">DELETE /menus，Body:[60,61]。</text:p>
          </table:table-cell>
          <table:covered-table-cell/>
          <table:table-cell table:style-name="表格26.A1" table:number-columns-spanned="2" office:value-type="string">
            <text:p text:style-name="Standard">正常场景</text:p>
          </table:table-cell>
          <table:covered-table-cell/>
          <table:table-cell table:style-name="表格26.A1" table:number-columns-spanned="3" office:value-type="string">
            <text:p text:style-name="Standard">返回 code=200。</text:p>
          </table:table-cell>
          <table:covered-table-cell/>
          <table:covered-table-cell/>
          <table:table-cell table:style-name="表格26.A1" office:value-type="string">
            <text:p text:style-name="Standard">两条记录删除，角色关联同步清理。</text:p>
          </table:table-cell>
        </table:table-row>
        <table:table-row table:style-name="表格26.1">
          <table:table-cell table:style-name="表格26.A1" office:value-type="string">
            <text:p text:style-name="Standard">2</text:p>
          </table:table-cell>
          <table:table-cell table:style-name="表格26.A1" table:number-columns-spanned="2" office:value-type="string">
            <text:p text:style-name="Standard">DELETE /menus，Body:[]。</text:p>
          </table:table-cell>
          <table:covered-table-cell/>
          <table:table-cell table:style-name="表格26.A1" table:number-columns-spanned="2" office:value-type="string">
            <text:p text:style-name="Standard">异常场景</text:p>
          </table:table-cell>
          <table:covered-table-cell/>
          <table:table-cell table:style-name="表格26.A1" table:number-columns-spanned="3" office:value-type="string">
            <text:p text:style-name="Standard">返回 422，提示 id 列表不能为空。</text:p>
          </table:table-cell>
          <table:covered-table-cell/>
          <table:covered-table-cell/>
          <table:table-cell table:style-name="表格26.A1" office:value-type="string">
            <text:p text:style-name="Standard">接口未执行删除。</text:p>
          </table:table-cell>
        </table:table-row>
        <table:table-row table:style-name="表格26.1">
          <table:table-cell table:style-name="表格26.A1" office:value-type="string">
            <text:p text:style-name="Standard">3</text:p>
          </table:table-cell>
          <table:table-cell table:style-name="表格26.A1" table:number-columns-spanned="2" office:value-type="string">
            <text:p text:style-name="Standard">DELETE /menus，Body:[70]。</text:p>
          </table:table-cell>
          <table:covered-table-cell/>
          <table:table-cell table:style-name="表格26.A1" table:number-columns-spanned="2" office:value-type="string">
            <text:p text:style-name="Standard">异常场景</text:p>
          </table:table-cell>
          <table:covered-table-cell/>
          <table:table-cell table:style-name="表格26.A1" table:number-columns-spanned="3" office:value-type="string">
            <text:p text:style-name="Standard">返回 409，提示含有子节点。</text:p>
          </table:table-cell>
          <table:covered-table-cell/>
          <table:covered-table-cell/>
          <table:table-cell table:style-name="表格26.A1" office:value-type="string">
            <text:p text:style-name="Standard">数据库未删除。</text:p>
          </table:table-cell>
        </table:table-row>
        <table:table-row table:style-name="表格26.1">
          <table:table-cell table:style-name="表格26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26.A1" table:number-columns-spanned="7" office:value-type="string">
            <text:p text:style-name="Standard">Apifox 2.5.1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26.A1" table:number-columns-spanned="7" office:value-type="string">
            <text:p text:style-name="Standard">叶子菜单 ID=[60,61]；ID=70 仍有子节点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26.A1" table:number-columns-spanned="7" office:value-type="string">
            <text:p text:style-name="Standard">批量删除使用事务，任一失败整体回滚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26.A1" table:number-columns-spanned="7" office:value-type="string">
            <text:p text:style-name="Standard">恢复已删除的测试菜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covered-table-cell table:style-name="表格26.A1"/>
          <table:covered-table-cell/>
          <table:table-cell table:style-name="表格26.A1" table:number-columns-spanned="7" office:value-type="string">
            <text:p text:style-name="Standard">若事务回滚失败，手工检查残留数据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26.A1" table:number-columns-spanned="7" office:value-type="string">
            <text:p text:style-name="Standard">以 HTTP 响应、数据库记录为准；截图占位：请插入“批量删除响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6.1">
          <table:table-cell table:style-name="表格26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26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26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26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  <text:p text:style-name="Caption">表A.27 新建菜单测试用例记录表</text:p>
      <table:table table:name="表格27" table:style-name="表格27">
        <table:table-column table:style-name="表格27.A"/>
        <table:table-column table:style-name="表格27.B"/>
        <table:table-column table:style-name="表格27.C"/>
        <table:table-column table:style-name="表格27.D"/>
        <table:table-column table:style-name="表格27.E"/>
        <table:table-column table:style-name="表格27.F"/>
        <table:table-column table:style-name="表格27.E"/>
        <table:table-column table:style-name="表格27.H"/>
        <table:table-column table:style-name="表格27.I"/>
        <table:table-row table:style-name="表格27.1">
          <table:table-cell table:style-name="表格27.A1" table:number-columns-spanned="2" office:value-type="string">
            <text:p text:style-name="P3" loext:marker-style-name="T2"><text:span text:style-name="T3">测试用例名称</text:span><text:span text:style-name="T3"/></text:p>
          </table:table-cell>
          <table:covered-table-cell/>
          <table:table-cell table:style-name="表格27.A1" table:number-columns-spanned="2" office:value-type="string">
            <text:p text:style-name="Standard">新建菜单</text:p>
          </table:table-cell>
          <table:covered-table-cell/>
          <table:table-cell table:style-name="表格27.A1" table:number-columns-spanned="3" office:value-type="string">
            <text:p text:style-name="P3" loext:marker-style-name="T2"><text:span text:style-name="T3">测试用例标识</text:span><text:span text:style-name="T3"/></text:p>
          </table:table-cell>
          <table:covered-table-cell/>
          <table:covered-table-cell/>
          <table:table-cell table:style-name="表格27.A1" table:number-columns-spanned="2" office:value-type="string">
            <text:p text:style-name="Standard">TE_EVA_MENU_CREATE_027</text:p>
          </table:table-cell>
          <table:covered-table-cell/>
        </table:table-row>
        <table:table-row table:style-name="表格27.1">
          <table:table-cell table:style-name="表格27.A1" table:number-columns-spanned="2" office:value-type="string">
            <text:p text:style-name="P3" loext:marker-style-name="T2"><text:span text:style-name="T3">测试对象</text:span><text:span text:style-name="T3"/></text:p>
          </table:table-cell>
          <table:covered-table-cell/>
          <table:table-cell table:style-name="表格27.A1" table:number-columns-spanned="7" office:value-type="string">
            <text:p text:style-name="Standard">SysMenuController POST /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1" table:number-columns-spanned="2" office:value-type="string">
            <text:p text:style-name="P3" loext:marker-style-name="T2"><text:span text:style-name="T3">测试目的</text:span><text:span text:style-name="T3"/></text:p>
          </table:table-cell>
          <table:covered-table-cell/>
          <table:table-cell table:style-name="表格27.A1" table:number-columns-spanned="7" office:value-type="string">
            <text:p text:style-name="Standard">验证创建菜单时需填写名称、类型、父节点，路径/权限唯一且状态合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1" table:number-columns-spanned="2" office:value-type="string">
            <text:p text:style-name="P3" loext:marker-style-name="T2"><text:span text:style-name="T3">测试方法</text:span><text:span text:style-name="T3"/></text:p>
          </table:table-cell>
          <table:covered-table-cell/>
          <table:table-cell table:style-name="表格27.A1" table:number-columns-spanned="7" office:value-type="string">
            <text:p text:style-name="Standard">场景法、数据校验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1" office:value-type="string">
            <text:p text:style-name="Standard">1</text:p>
          </table:table-cell>
          <table:table-cell table:style-name="表格27.A1" table:number-columns-spanned="2" office:value-type="string">
            <text:p text:style-name="Standard">POST /menu，Body:{"name":"审计日志","type":1,"path":"/system/audit","component":"system/log/audit","perms":"system.audit.query","icon":"&amp;#xe6aa;","status":1,"parentId":1}。</text:p>
          </table:table-cell>
          <table:covered-table-cell/>
          <table:table-cell table:style-name="表格27.A1" table:number-columns-spanned="2" office:value-type="string">
            <text:p text:style-name="Standard">正常场景</text:p>
          </table:table-cell>
          <table:covered-table-cell/>
          <table:table-cell table:style-name="表格27.A1" table:number-columns-spanned="3" office:value-type="string">
            <text:p text:style-name="Standard">返回 code=200。</text:p>
          </table:table-cell>
          <table:covered-table-cell/>
          <table:covered-table-cell/>
          <table:table-cell table:style-name="表格27.A1" office:value-type="string">
            <text:p text:style-name="Standard">菜单表新增记录，parentId=1。</text:p>
          </table:table-cell>
        </table:table-row>
        <table:table-row table:style-name="表格27.1">
          <table:table-cell table:style-name="表格27.A1" office:value-type="string">
            <text:p text:style-name="Standard">2</text:p>
          </table:table-cell>
          <table:table-cell table:style-name="表格27.A1" table:number-columns-spanned="2" office:value-type="string">
            <text:p text:style-name="Standard">POST /menu，Body 缺少 name。</text:p>
          </table:table-cell>
          <table:covered-table-cell/>
          <table:table-cell table:style-name="表格27.A1" table:number-columns-spanned="2" office:value-type="string">
            <text:p text:style-name="Standard">异常场景</text:p>
          </table:table-cell>
          <table:covered-table-cell/>
          <table:table-cell table:style-name="表格27.A1" table:number-columns-spanned="3" office:value-type="string">
            <text:p text:style-name="Standard">返回 422。</text:p>
          </table:table-cell>
          <table:covered-table-cell/>
          <table:covered-table-cell/>
          <table:table-cell table:style-name="表格27.A1" office:value-type="string">
            <text:p text:style-name="Standard">接口未写库。</text:p>
          </table:table-cell>
        </table:table-row>
        <table:table-row table:style-name="表格27.1">
          <table:table-cell table:style-name="表格27.A1" office:value-type="string">
            <text:p text:style-name="Standard">3</text:p>
          </table:table-cell>
          <table:table-cell table:style-name="表格27.A1" table:number-columns-spanned="2" office:value-type="string">
            <text:p text:style-name="Standard">POST /menu，Body 使用已存在的 perms=system.audit.query。</text:p>
          </table:table-cell>
          <table:covered-table-cell/>
          <table:table-cell table:style-name="表格27.A1" table:number-columns-spanned="2" office:value-type="string">
            <text:p text:style-name="Standard">异常场景</text:p>
          </table:table-cell>
          <table:covered-table-cell/>
          <table:table-cell table:style-name="表格27.A1" table:number-columns-spanned="3" office:value-type="string">
            <text:p text:style-name="Standard">返回 409，提示权限标识重复。</text:p>
          </table:table-cell>
          <table:covered-table-cell/>
          <table:covered-table-cell/>
          <table:table-cell table:style-name="表格27.A1" office:value-type="string">
            <text:p text:style-name="Standard">数据库无重复记录。</text:p>
          </table:table-cell>
        </table:table-row>
        <table:table-row table:style-name="表格27.1">
          <table:table-cell table:style-name="表格27.A1" table:number-columns-spanned="2" office:value-type="string">
            <text:p text:style-name="P3" loext:marker-style-name="T2"><text:span text:style-name="T3">测试工具</text:span><text:span text:style-name="T3"/></text:p>
          </table:table-cell>
          <table:covered-table-cell/>
          <table:table-cell table:style-name="表格27.A1" table:number-columns-spanned="7" office:value-type="string">
            <text:p text:style-name="Standard">Apifox 2.5.18、MySQL 8.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1" table:number-columns-spanned="2" office:value-type="string">
            <text:p text:style-name="P3" loext:marker-style-name="T2"><text:span text:style-name="T3">测试前提条件</text:span><text:span text:style-name="T3"/></text:p>
          </table:table-cell>
          <table:covered-table-cell/>
          <table:table-cell table:style-name="表格27.A1" table:number-columns-spanned="7" office:value-type="string">
            <text:p text:style-name="Standard">父节点 ID=1(系统管理)；计划新增 path=/system/audit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1" table:number-columns-spanned="2" office:value-type="string">
            <text:p text:style-name="P3" loext:marker-style-name="T2"><text:span text:style-name="T3">假设与约束</text:span><text:span text:style-name="T3"/></text:p>
          </table:table-cell>
          <table:covered-table-cell/>
          <table:table-cell table:style-name="表格27.A1" table:number-columns-spanned="7" office:value-type="string">
            <text:p text:style-name="Standard">type=0/1/2；父节点必须存在；perms 唯一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1" table:number-rows-spanned="2" table:number-columns-spanned="2" office:value-type="string">
            <text:p text:style-name="P3" loext:marker-style-name="T2"><text:span text:style-name="T3">终止条件</text:span><text:span text:style-name="T3"/></text:p>
          </table:table-cell>
          <table:covered-table-cell/>
          <table:table-cell table:style-name="表格27.A1" table:number-columns-spanned="7" office:value-type="string">
            <text:p text:style-name="Standard">删除新增的“审计日志”菜单，保持环境整洁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covered-table-cell table:style-name="表格27.A1"/>
          <table:covered-table-cell/>
          <table:table-cell table:style-name="表格27.A1" table:number-columns-spanned="7" office:value-type="string">
            <text:p text:style-name="Standard">若创建失败产生半成品节点，手工清理后记录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1" table:number-columns-spanned="2" office:value-type="string">
            <text:p text:style-name="P3" loext:marker-style-name="T2"><text:span text:style-name="T3">评价准则</text:span><text:span text:style-name="T3"/></text:p>
          </table:table-cell>
          <table:covered-table-cell/>
          <table:table-cell table:style-name="表格27.A1" table:number-columns-spanned="7" office:value-type="string">
            <text:p text:style-name="Standard">以 HTTP code、数据库记录为准；截图占位：请插入“新建菜单响<text:soft-page-break/>应”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7.1">
          <table:table-cell table:style-name="表格27.A1" table:number-columns-spanned="2" office:value-type="string">
            <text:p text:style-name="P3" loext:marker-style-name="T2"><text:span text:style-name="T3">测试人员</text:span><text:span text:style-name="T3"/></text:p>
          </table:table-cell>
          <table:covered-table-cell/>
          <table:table-cell table:style-name="表格27.A1" table:number-columns-spanned="3" office:value-type="string">
            <text:p text:style-name="Standard">朱奕萌</text:p>
          </table:table-cell>
          <table:covered-table-cell/>
          <table:covered-table-cell/>
          <table:table-cell table:style-name="表格27.A1" office:value-type="string">
            <text:p text:style-name="P3" loext:marker-style-name="T2"><text:span text:style-name="T3">测试时间</text:span><text:span text:style-name="T3"/></text:p>
          </table:table-cell>
          <table:table-cell table:style-name="表格27.A1" table:number-columns-spanned="3" office:value-type="string">
            <text:p text:style-name="Standard">2025.02.13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等线 Light" svg:font-family="'等线 Light'" style:font-family-generic="swiss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宋体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0pt" fo:language="en" fo:country="US" style:letter-kerning="false" style:font-name-asian="宋体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swiss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黑体" style:font-family-complex="黑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Sans NF" style:font-family-complex="'NotoSans NF'" style:font-family-generic-complex="system" style:font-pitch-complex="variable"/>
    </style:style>
    <style:style style:name="Caption" style:family="paragraph" style:parent-style-name="Standard" style:next-style-name="Standard" loext:linked-style-name="题注_20_字符" style:class="extra">
      <style:paragraph-properties fo:text-align="center" style:justify-single-word="false"/>
      <style:text-properties style:font-name="宋体" fo:font-family="宋体" style:font-family-generic="roman" style:font-pitch="variable" fo:font-size="12pt" fo:font-weight="bold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Sans NF" style:font-family-complex="'NotoSans NF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标题_20_1_20_字符" style:default-outline-level="1" style:class="chapter">
      <style:paragraph-properties fo:margin-left="0.741cm" fo:margin-top="0.6cm" fo:margin-bottom="0.582cm" style:contextual-spacing="false" fo:line-height="241%" fo:keep-together="always" fo:text-indent="-0.741cm" style:auto-text-indent="false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loext:linked-style-name="标题_20_2_20_字符" style:default-outline-level="2" style:class="chapter">
      <style:paragraph-properties fo:margin-left="1.016cm" fo:margin-top="0.459cm" fo:margin-bottom="0.459cm" style:contextual-spacing="false" fo:line-height="174%" fo:keep-together="always" fo:text-indent="-1.016cm" style:auto-text-indent="false" fo:keep-with-next="always"/>
      <style:text-properties style:font-name="等线 Light" fo:font-family="'等线 Light'" style:font-family-generic="swiss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标题_20_3_20_字符" style:default-outline-level="3" style:class="chapter">
      <style:paragraph-properties fo:margin-left="1.27cm" fo:margin-top="0.459cm" fo:margin-bottom="0.459cm" style:contextual-spacing="false" fo:line-height="174%" fo:keep-together="always" fo:text-indent="-1.27cm" style:auto-text-indent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1.524cm" fo:margin-top="0.494cm" fo:margin-bottom="0.512cm" style:contextual-spacing="false" fo:line-height="155%" fo:keep-together="always" fo:text-indent="-1.524cm" style:auto-text-indent="false" fo:keep-with-next="always"/>
      <style:text-properties style:font-name="Arial" fo:font-family="Arial" style:font-family-generic="swiss" style:font-pitch="variable" fo:font-size="14pt" fo:font-weight="bold" style:font-name-asian="黑体" style:font-family-asian="黑体" style:font-family-generic-asian="system" style:font-pitch-asian="variable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1.778cm" fo:margin-top="0.494cm" fo:margin-bottom="0.512cm" style:contextual-spacing="false" fo:line-height="155%" fo:keep-together="always" fo:text-indent="-1.778cm" style:auto-text-indent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2.032cm" fo:margin-top="0.423cm" fo:margin-bottom="0.113cm" style:contextual-spacing="false" fo:line-height="132%" fo:keep-together="always" fo:text-indent="-2.032cm" style:auto-text-indent="false" fo:keep-with-next="always"/>
      <style:text-properties style:font-name="Arial" fo:font-family="Arial" style:font-family-generic="swiss" style:font-pitch="variable" fo:font-size="12pt" fo:font-weight="bold" style:font-name-asian="黑体" style:font-family-asian="黑体" style:font-family-generic-asian="system" style:font-pitch-asian="variable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2.286cm" fo:margin-top="0.423cm" fo:margin-bottom="0.113cm" style:contextual-spacing="false" fo:line-height="132%" fo:keep-together="always" fo:text-indent="-2.286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2.54cm" fo:margin-top="0.423cm" fo:margin-bottom="0.113cm" style:contextual-spacing="false" fo:line-height="132%" fo:keep-together="always" fo:text-indent="-2.54cm" style:auto-text-indent="false" fo:keep-with-next="always"/>
      <style:text-properties style:font-name="Arial" fo:font-family="Arial" style:font-family-generic="swiss" style:font-pitch="variable" fo:font-size="12pt" style:font-name-asian="黑体" style:font-family-asian="黑体" style:font-family-generic-asian="system" style:font-pitch-asian="variable" style:font-size-asian="12p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2.794cm" fo:margin-top="0.423cm" fo:margin-bottom="0.113cm" style:contextual-spacing="false" fo:line-height="132%" fo:keep-together="always" fo:text-indent="-2.794cm" style:auto-text-indent="false" fo:keep-with-next="always"/>
      <style:text-properties style:font-name="Arial" fo:font-family="Arial" style:font-family-generic="swiss" style:font-pitch="variable" fo:font-size="10.5pt" style:font-name-asian="黑体" style:font-family-asian="黑体" style:font-family-generic-asian="system" style:font-pitch-asian="variable" style:font-size-asian="10.5pt"/>
    </style:style>
    <style:style style:name="标题样式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" style:font-family-complex="'NotoSans NF'" style:font-family-generic-complex="system" style:font-pitch-complex="variable" style:font-size-complex="14pt"/>
    </style:style>
    <style:style style:name="索引" style:family="paragraph" style:parent-style-name="Standard">
      <style:paragraph-properties text:number-lines="false" text:line-number="0"/>
      <style:text-properties style:font-name-complex="NotoSans NF" style:font-family-complex="'NotoSans NF'" style:font-family-generic-complex="system" style:font-pitch-complex="variable"/>
    </style:style>
    <style:style style:name="Normal_20_Indent" style:display-name="Normal Indent" style:family="paragraph" style:parent-style-name="Standard" loext:linked-style-name="正文缩进_20_字符">
      <style:paragraph-properties style:auto-text-indent="false" loext:text-indent="2ic"/>
      <style:text-properties style:font-name="宋体" fo:font-family="宋体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Marginalia" style:family="paragraph" style:parent-style-name="Standard" loext:linked-style-name="批注文字_20_字符" style:class="text">
      <style:paragraph-properties fo:text-align="start" style:justify-single-word="false"/>
    </style:style>
    <style:style style:name="Contents_20_3" style:display-name="Contents 3" style:family="paragraph" style:parent-style-name="Standard" style:next-style-name="Standard" style:auto-update="true" style:class="index">
      <style:paragraph-properties loext:margin-left="4ic"/>
      <style:text-properties fo:font-size="12pt" style:font-size-asian="12pt"/>
    </style:style>
    <style:style style:name="Balloon_20_Text" style:display-name="Balloon Text" style:family="paragraph" style:parent-style-name="Standard" loext:linked-style-name="批注框文本_20_字符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/>
    <style:style style:name="页眉与页脚" style:family="paragraph" style:parent-style-name="Standard"/>
    <style:style style:name="Footer" style:family="paragraph" style:parent-style-name="Standard" loext:linked-style-name="页脚_20_字符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loext:linked-style-name="页眉_20_字符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text-align="center" style:justify-single-word="false">
        <style:tab-stops>
          <style:tab-stop style:position="0.741cm"/>
          <style:tab-stop style:position="14.633cm" style:type="right" style:leader-style="dotted" style:leader-text="."/>
        </style:tab-stops>
      </style:paragraph-properties>
      <style:text-properties fo:font-size="12pt" style:font-size-asian="12pt"/>
    </style:style>
    <style:style style:name="Contents_20_4" style:display-name="Contents 4" style:family="paragraph" style:parent-style-name="Standard" style:next-style-name="Standard" style:auto-update="true" style:class="index">
      <style:paragraph-properties loext:margin-left="6ic"/>
      <style:text-properties fo:font-size="12pt" style:font-size-asian="12pt"/>
    </style:style>
    <style:style style:name="Body_20_Text_20_Indent_20_3" style:display-name="Body Text Indent 3" style:family="paragraph" style:parent-style-name="Standard" loext:linked-style-name="正文文本缩进_20_3_20_字符">
      <style:paragraph-properties fo:text-indent="0.926cm" style:auto-text-indent="false" style:snap-to-layout-grid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loext:margin-left="2ic"/>
      <style:text-properties fo:font-size="12pt" style:font-size-asian="12pt"/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fo:language="en" fo:country="US" style:letter-kerning="false" style:font-name-asian="宋体1" style:font-family-asian="宋体" style:font-family-generic-asian="system" style:font-pitch-asian="variable" style:font-size-asian="12pt" style:language-asian="zh" style:country-asian="CN" style:font-name-complex="宋体1" style:font-family-complex="宋体" style:font-family-generic-complex="system" style:font-pitch-complex="variable" style:font-size-complex="12pt" style:language-complex="ar" style:country-complex="SA"/>
    </style:style>
    <style:style style:name="annotation_20_subject" style:display-name="annotation subject" style:family="paragraph" style:parent-style-name="Marginalia" style:next-style-name="Marginalia" loext:linked-style-name="批注主题_20_字符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loext:linked-style-name="列表段落_20_字符">
      <style:paragraph-properties style:auto-text-indent="false" loext:text-indent="2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text-align="start" style:justify-single-word="false" fo:orphans="2" fo:widows="2"/>
      <style:text-properties fo:color="#2f5597" loext:opacity="100%" style:font-name="等线 Light" fo:font-family="'等线 Light'" style:font-family-generic="swiss" style:font-pitch="variable" fo:font-size="16pt" fo:font-weight="normal" style:letter-kerning="false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_34_级标题" style:display-name="4级标题" style:family="paragraph" style:parent-style-name="Heading_20_3" loext:linked-style-name="_34_级标题_20_字符" style:default-outline-level="4" style:list-style-name="WWNum2" style:list-level="4">
      <style:paragraph-properties fo:margin-top="0cm" fo:margin-bottom="0cm" style:contextual-spacing="false" fo:line-height="100%">
        <style:tab-stops/>
      </style:paragraph-properties>
      <style:text-properties style:font-name="宋体" fo:font-family="宋体" style:font-family-generic="roman" style:font-pitch="variable" fo:font-size="12pt" style:font-size-asian="12pt" style:font-size-complex="12pt"/>
    </style:style>
    <style:style style:name="_35_级标题" style:display-name="5级标题" style:family="paragraph" style:parent-style-name="_34_级标题" loext:linked-style-name="_35_级标题_20_字符" style:default-outline-level="5">
      <style:text-properties fo:font-weight="normal" style:font-weight-asian="normal"/>
    </style:style>
    <style:style style:name="_36_级标题" style:display-name="6级标题" style:family="paragraph" style:parent-style-name="_35_级标题" loext:linked-style-name="_36_级标题_20_字符" style:default-outline-level="6"/>
    <style:style style:name="Appendix" style:family="paragraph" style:parent-style-name="Heading" loext:linked-style-name="附录_20_字符" style:list-style-name="WWNum3" style:list-level="1" style:class="chapter"/>
    <style:style style:name="附录2级标题" style:family="paragraph" style:parent-style-name="附录B1级" loext:linked-style-name="附录2级标题_20_字符" style:default-outline-level="3" style:list-style-name="WWNum4" style:list-level="2">
      <style:paragraph-properties fo:line-height="150%"/>
      <style:text-properties style:font-name="宋体" fo:font-family="宋体" style:font-family-generic="roman" style:font-pitch="variable"/>
    </style:style>
    <style:style style:name="附录B1级" style:family="paragraph" style:parent-style-name="Standard" loext:linked-style-name="附录B1级_20_字符" style:default-outline-level="2" style:list-style-name="">
      <style:text-properties fo:font-size="12pt" fo:font-weight="bold" style:font-size-asian="12pt" style:font-weight-asian="bold"/>
    </style:style>
    <style:style style:name="附录3级标题" style:family="paragraph" style:parent-style-name="附录2级标题" loext:linked-style-name="附录3级标题_20_字符" style:default-outline-level="4"/>
    <style:style style:name="附录4级标题" style:family="paragraph" style:parent-style-name="附录3级标题" loext:linked-style-name="附录4级标题_20_字符"/>
    <style:style style:name="附录5级" style:family="paragraph" style:parent-style-name="附录4级标题" loext:linked-style-name="附录5级_20_字符" style:default-outline-level="5" style:list-style-name="">
      <style:paragraph-properties fo:margin-left="0.75cm" fo:text-indent="-0.75cm" style:auto-text-indent="false"/>
      <style:text-properties fo:font-weight="normal" style:font-weight-asian="normal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swiss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黑体" style:font-family-complex="黑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附录B" style:family="paragraph" style:parent-style-name="Standard" loext:linked-style-name="附录B_20_字符">
      <style:text-properties fo:font-size="12pt" fo:font-weight="bold" style:font-size-asian="12pt" style:font-weight-asian="bold"/>
    </style:style>
    <style:style style:name="TOC_20_标题1" style:display-name="TOC 标题1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 fo:orphans="2" fo:widows="2"/>
      <style:text-properties fo:color="#2f5597" loext:opacity="100%" style:font-name="等线 Light" fo:font-family="'等线 Light'" style:font-family-generic="swiss" style:font-pitch="variable" fo:font-size="16pt" fo:font-weight="normal" style:letter-kerning="false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修订1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swiss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黑体" style:font-family-complex="黑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列表段落1" style:family="paragraph" style:parent-style-name="Standard">
      <style:paragraph-properties style:auto-text-indent="false" loext:text-indent="2ic"/>
    </style:style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10.5pt" style:font-size-asian="10.5pt" style:font-size-complex="10.5pt"/>
    </style:style>
    <style:style style:name="标题_20_1_20_字符" style:display-name="标题 1 字符" style:family="text" style:parent-style-name="Default_20_Paragraph_20_Font">
      <style:text-properties style:font-name="Calibri" fo:font-family="Calibri" style:font-family-generic="swiss" style:font-pitch="variable" fo:font-size="22pt" fo:font-weight="bold" style:letter-kerning="true" style:font-name-asian="宋体1" style:font-family-asian="宋体" style:font-family-generic-asian="system" style:font-pitch-asian="variable" style:font-size-asian="22pt" style:font-weight-asian="bold" style:font-name-complex="黑体" style:font-family-complex="黑体" style:font-family-generic-complex="system" style:font-pitch-complex="variable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swiss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批注文字_20_字符" style:display-name="批注文字 字符" style:family="text" style:parent-style-name="Default_20_Paragraph_20_Font">
      <style:text-properties style:font-name="Calibri" fo:font-family="Calibri" style:font-family-generic="swiss" style:font-pitch="variable" style:font-name-asian="宋体1" style:font-family-asian="宋体" style:font-family-generic-asian="system" style:font-pitch-asian="variable" style:font-name-complex="黑体" style:font-family-complex="黑体" style:font-family-generic-complex="system" style:font-pitch-complex="variable"/>
    </style:style>
    <style:style style:name="批注主题_20_字符" style:display-name="批注主题 字符" style:family="text" style:parent-style-name="批注文字_20_字符" loext:linked-style-name="annotation_20_subject">
      <style:text-properties style:font-name="Calibri" fo:font-family="Calibri" style:font-family-generic="swiss" style:font-pitch="variable" fo:font-weight="bold" style:font-name-asian="宋体1" style:font-family-asian="宋体" style:font-family-generic-asian="system" style:font-pitch-asian="variable" style:font-weight-asian="bold" style:font-name-complex="黑体" style:font-family-complex="黑体" style:font-family-generic-complex="system" style:font-pitch-complex="variable" style:font-weight-complex="bold"/>
    </style:style>
    <style:style style:name="标题_20_3_20_字符" style:display-name="标题 3 字符" style:family="text" style:parent-style-name="Default_20_Paragraph_20_Font">
      <style:text-properties style:font-name="Calibri" fo:font-family="Calibri" style:font-family-generic="swiss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黑体" style:font-family-complex="黑体" style:font-family-generic-complex="system" style:font-pitch-complex="variable" style:font-size-complex="16pt" style:font-weight-complex="bold"/>
    </style:style>
    <style:style style:name="页眉_20_字符" style:display-name="页眉 字符" style:family="text" style:parent-style-name="Default_20_Paragraph_20_Font">
      <style:text-properties style:font-name="Calibri" fo:font-family="Calibri" style:font-family-generic="swiss" style:font-pitch="variable" fo:font-size="9pt" style:font-name-asian="宋体1" style:font-family-asian="宋体" style:font-family-generic-asian="system" style:font-pitch-asian="variable" style:font-size-asian="9pt" style:font-name-complex="黑体" style:font-family-complex="黑体" style:font-family-generic-complex="system" style:font-pitch-complex="variable" style:font-size-complex="9pt"/>
    </style:style>
    <style:style style:name="页脚_20_字符" style:display-name="页脚 字符" style:family="text" style:parent-style-name="Default_20_Paragraph_20_Font">
      <style:text-properties style:font-name="Calibri" fo:font-family="Calibri" style:font-family-generic="swiss" style:font-pitch="variable" fo:font-size="9pt" style:font-name-asian="宋体1" style:font-family-asian="宋体" style:font-family-generic-asian="system" style:font-pitch-asian="variable" style:font-size-asian="9pt" style:font-name-complex="黑体" style:font-family-complex="黑体" style:font-family-generic-complex="system" style:font-pitch-complex="variable" style:font-size-complex="9pt"/>
    </style:style>
    <style:style style:name="正文缩进_20_字符" style:display-name="正文缩进 字符" style:family="text" loext:linked-style-name="Normal_20_Inde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题注_20_字符" style:display-name="题注 字符" style:family="text">
      <style:text-properties style:font-name="宋体" fo:font-family="宋体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_34_级标题_20_字符" style:display-name="4级标题 字符" style:family="text" style:parent-style-name="Default_20_Paragraph_20_Font" loext:linked-style-name="_34_级标题">
      <style:text-properties style:font-name="宋体" fo:font-family="宋体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黑体" style:font-family-complex="黑体" style:font-family-generic-complex="system" style:font-pitch-complex="variable" style:font-size-complex="12pt" style:font-weight-complex="bold"/>
    </style:style>
    <style:style style:name="_35_级标题_20_字符" style:display-name="5级标题 字符" style:family="text" style:parent-style-name="_34_级标题_20_字符" loext:linked-style-name="_35_级标题">
      <style:text-properties style:font-name="宋体" fo:font-family="宋体" style:font-family-generic="roman" style:font-pitch="variable" fo:font-size="12pt" fo:font-weight="normal" style:font-name-asian="宋体1" style:font-family-asian="宋体" style:font-family-generic-asian="system" style:font-pitch-asian="variable" style:font-size-asian="12pt" style:font-weight-asian="normal" style:font-name-complex="黑体" style:font-family-complex="黑体" style:font-family-generic-complex="system" style:font-pitch-complex="variable" style:font-size-complex="12pt"/>
    </style:style>
    <style:style style:name="_36_级标题_20_字符" style:display-name="6级标题 字符" style:family="text" style:parent-style-name="_35_级标题_20_字符" loext:linked-style-name="_36_级标题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黑体" style:font-family-complex="黑体" style:font-family-generic-complex="system" style:font-pitch-complex="variable" style:font-size-complex="12pt"/>
    </style:style>
    <style:style style:name="正文文本缩进_20_3_20_字符" style:display-name="正文文本缩进 3 字符" style:family="text" style:parent-style-name="Default_20_Paragraph_20_Font" loext:linked-style-name="Body_20_Text_20_Indent_20_3">
      <style:text-properties style:font-name="Times New Roman" fo:font-family="'Times New Roman'" style:font-family-generic="roman" style:font-pitch="variable" fo:font-size="14pt" style:font-name-asian="宋体1" style:font-family-asian="宋体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附录_20_字符" style:display-name="附录 字符" style:family="text" style:parent-style-name="Default_20_Paragraph_20_Font">
      <style:text-properties style:font-name="宋体" fo:font-family="宋体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黑体" style:font-family-complex="黑体" style:font-family-generic-complex="system" style:font-pitch-complex="variable"/>
    </style:style>
    <style:style style:name="附录2级标题_20_字符" style:display-name="附录2级标题 字符" style:family="text" style:parent-style-name="Default_20_Paragraph_20_Font" loext:linked-style-name="附录2级标题">
      <style:text-properties style:font-name="宋体" fo:font-family="宋体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黑体" style:font-family-complex="黑体" style:font-family-generic-complex="system" style:font-pitch-complex="variable"/>
    </style:style>
    <style:style style:name="附录3级标题_20_字符" style:display-name="附录3级标题 字符" style:family="text" style:parent-style-name="附录2级标题_20_字符" loext:linked-style-name="附录3级标题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黑体" style:font-family-complex="黑体" style:font-family-generic-complex="system" style:font-pitch-complex="variable"/>
    </style:style>
    <style:style style:name="附录4级标题_20_字符" style:display-name="附录4级标题 字符" style:family="text" style:parent-style-name="附录3级标题_20_字符" loext:linked-style-name="附录4级标题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黑体" style:font-family-complex="黑体" style:font-family-generic-complex="system" style:font-pitch-complex="variable"/>
    </style:style>
    <style:style style:name="附录5级_20_字符" style:display-name="附录5级 字符" style:family="text" style:parent-style-name="附录4级标题_20_字符" loext:linked-style-name="附录5级">
      <style:text-properties style:font-name="宋体" fo:font-family="宋体" style:font-family-generic="roman" style:font-pitch="variable" fo:font-size="12pt" fo:font-weight="normal" style:font-name-asian="宋体1" style:font-family-asian="宋体" style:font-family-generic-asian="system" style:font-pitch-asian="variable" style:font-size-asian="12pt" style:font-weight-asian="normal" style:font-name-complex="黑体" style:font-family-complex="黑体" style:font-family-generic-complex="system" style:font-pitch-complex="variable" style:font-weight-complex="bold"/>
    </style:style>
    <style:style style:name="附录B_20_字符" style:display-name="附录B 字符" style:family="text" style:parent-style-name="Default_20_Paragraph_20_Font" loext:linked-style-name="附录B">
      <style:text-properties style:font-name="Calibri" fo:font-family="Calibri" style:font-family-generic="swiss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黑体" style:font-family-complex="黑体" style:font-family-generic-complex="system" style:font-pitch-complex="variable"/>
    </style:style>
    <style:style style:name="附录B1级_20_字符" style:display-name="附录B1级 字符" style:family="text" style:parent-style-name="Default_20_Paragraph_20_Font" loext:linked-style-name="附录B1级">
      <style:text-properties style:font-name="Calibri" fo:font-family="Calibri" style:font-family-generic="swiss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黑体" style:font-family-complex="黑体" style:font-family-generic-complex="system" style:font-pitch-complex="variable"/>
    </style:style>
    <style:style style:name="未处理的提及1" style:family="text" style:parent-style-name="Default_20_Paragraph_20_Font">
      <style:text-properties fo:color="#605e5c" loext:opacity="100%" fo:background-color="#e1dfdd"/>
    </style:style>
    <style:style style:name="未处理的提及11" style:family="text" style:parent-style-name="Default_20_Paragraph_20_Font">
      <style:text-properties fo:color="#605e5c" loext:opacity="100%" fo:background-color="#e1dfdd"/>
    </style:style>
    <style:style style:name="列表段落_20_字符" style:display-name="列表段落 字符" style:family="text" style:parent-style-name="Default_20_Paragraph_20_Font" loext:linked-style-name="List_20_Paragraph">
      <style:text-properties style:font-name="Calibri" fo:font-family="Calibri" style:font-family-generic="swiss" style:font-pitch="variable" style:font-name-asian="宋体1" style:font-family-asian="宋体" style:font-family-generic-asian="system" style:font-pitch-asian="variable" style:font-name-complex="黑体" style:font-family-complex="黑体" style:font-family-generic-complex="system" style:font-pitch-complex="variable"/>
    </style:style>
    <style:style style:name="批注框文本_20_字符" style:display-name="批注框文本 字符" style:family="text" style:parent-style-name="Default_20_Paragraph_20_Font" loext:linked-style-name="Balloon_20_Text">
      <style:text-properties style:font-name="Calibri" fo:font-family="Calibri" style:font-family-generic="swiss" style:font-pitch="variable" fo:font-size="9pt" style:font-name-asian="宋体1" style:font-family-asian="宋体" style:font-family-generic-asian="system" style:font-pitch-asian="variable" style:font-size-asian="9pt" style:font-name-complex="黑体" style:font-family-complex="黑体" style:font-family-generic-complex="system" style:font-pitch-complex="variable" style:font-size-complex="9pt"/>
    </style:style>
    <style:style style:name="Index_20_Link" style:display-name="Index Link" style:family="text"/>
    <style:style style:name="索引链接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宋体" fo:font-family="宋体" style:font-family-generic="roman" style:font-pitch="variable" style:font-name-asian="宋体1" style:font-family-asian="宋体" style:font-family-generic-asian="system" style:font-pitch-asian="variable"/>
    </style:style>
    <style:style style:name="ListLabel_20_11" style:display-name="ListLabel 11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size-complex="12pt"/>
    </style:style>
    <style:style style:name="ListLabel_20_12" style:display-name="ListLabel 12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size-complex="12pt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宋体" fo:font-family="宋体" style:font-family-generic="roman" style:font-pitch="variable" fo:font-weight="bold" style:font-name-asian="宋体1" style:font-family-asian="宋体" style:font-family-generic-asian="system" style:font-pitch-asian="variable" style:font-weight-asian="bold" style:font-weight-complex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宋体" fo:font-family="宋体" style:font-family-generic="roman" style:font-pitch="variable" style:font-name-asian="宋体1" style:font-family-asian="宋体" style:font-family-generic-asian="system" style:font-pitch-asian="variable"/>
    </style:style>
    <style:style style:name="ListLabel_20_38" style:display-name="ListLabel 38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size-complex="12pt"/>
    </style:style>
    <style:style style:name="ListLabel_20_39" style:display-name="ListLabel 39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size-complex="12pt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size-complex="12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宋体" fo:font-family="宋体" style:font-family-generic="roman" style:font-pitch="variable" style:font-name-asian="宋体1" style:font-family-asian="宋体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宋体" fo:font-family="宋体" style:font-family-generic="roman" style:font-pitch="variable" fo:font-weight="normal" style:font-name-asian="宋体1" style:font-family-asian="宋体" style:font-family-generic-asian="system" style:font-pitch-asian="variable" style:font-weight-asian="normal" style:font-weight-complex="normal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宋体" fo:font-family="宋体" style:font-family-generic="roman" style:font-pitch="variable" style:font-name-asian="宋体1" style:font-family-asian="宋体" style:font-family-generic-asian="system" style:font-pitch-asian="variable"/>
    </style:style>
    <style:style style:name="ListLabel_20_110" style:display-name="ListLabel 110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size-complex="12pt"/>
    </style:style>
    <style:style style:name="ListLabel_20_111" style:display-name="ListLabel 111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size-complex="12pt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宋体" fo:font-family="宋体" style:font-family-generic="roman" style:font-pitch="variable" style:font-name-asian="宋体1" style:font-family-asian="宋体" style:font-family-generic-asian="system" style:font-pitch-asian="variable"/>
    </style:style>
    <style:style style:name="ListLabel_20_119" style:display-name="ListLabel 119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size-complex="12pt"/>
    </style:style>
    <style:style style:name="ListLabel_20_120" style:display-name="ListLabel 120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size-complex="12pt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outline-level-style>
      <text:outline-level-style text:level="2" text:style-name="ListLabel_20_2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49cm" fo:margin-left="6.7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附录%1% " style:num-prefix="附录" style:num-suffix=" " style:num-format="A" style:num-letter-sync="true">
        <style:list-level-properties text:list-level-position-and-space-mode="label-alignment" fo:text-align="center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23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26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A.%1%" style:num-prefix="A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ListLabel_20_29" loext:num-list-format="A.%1%.%2%" style:num-prefix="A." style:num-format="1" text:display-levels="2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3" text:style-name="ListLabel_20_30" loext:num-list-format="A.%1%.%2%.%3%" style:num-prefix="A." style:num-format="1" text:display-levels="3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4" text:style-name="ListLabel_20_31" loext:num-list-format="A.%1%.%2%.%3%.%4%" style:num-prefix="A." style:num-format="1" text:display-levels="4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5" text:style-name="ListLabel_20_32" loext:num-list-format="A.%1%.%2%.%3%.%4%.%5%" style:num-prefix="A." style:num-format="1" text:display-levels="5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6" text:style-name="ListLabel_20_33" loext:num-list-format="A.%1%.%2%.%3%.%4%.%5%.%6%" style:num-prefix="A.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49cm" fo:margin-left="6.7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50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53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741cm" fo:margin-left="4.223cm"/>
        </style:list-level-properties>
      </text:list-level-style-number>
      <text:list-level-style-number text:level="2" text:style-name="ListLabel_20_5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6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0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6.445cm"/>
        </style:list-level-properties>
      </text:list-level-style-number>
      <text:list-level-style-number text:level="5" text:style-name="ListLabel_20_59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8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27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8.668cm"/>
        </style:list-level-properties>
      </text:list-level-style-number>
      <text:list-level-style-number text:level="8" text:style-name="ListLabel_20_62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9.409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0.1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741cm" fo:margin-left="2.328cm"/>
        </style:list-level-properties>
      </text:list-level-style-number>
      <text:list-level-style-number text:level="2" text:style-name="ListLabel_20_8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069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4.551cm"/>
        </style:list-level-properties>
      </text:list-level-style-number>
      <text:list-level-style-number text:level="5" text:style-name="ListLabel_20_86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292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033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6.773cm"/>
        </style:list-level-properties>
      </text:list-level-style-number>
      <text:list-level-style-number text:level="8" text:style-name="ListLabel_20_89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51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588cm"/>
        </style:list-level-properties>
      </text:list-level-style-number>
      <text:list-level-style-number text:level="2" text:style-name="ListLabel_20_9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28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6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3.81cm"/>
        </style:list-level-properties>
      </text:list-level-style-number>
      <text:list-level-style-number text:level="5" text:style-name="ListLabel_20_9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5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9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6.033cm"/>
        </style:list-level-properties>
      </text:list-level-style-number>
      <text:list-level-style-number text:level="8" text:style-name="ListLabel_20_9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73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nothing" fo:text-indent="-0.741cm" fo:margin-left="0.741cm"/>
        </style:list-level-properties>
      </text:list-level-style-number>
      <text:list-level-style-number text:level="2" text:style-name="ListLabel_20_10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10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10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49cm" fo:margin-left="6.75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49cm" fo:margin-left="6.75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​​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宋体"/>
    </style:style>
    <style:style style:name="MT2" style:family="text">
      <style:text-properties style:font-name="宋体" fo:language="zh" fo:country="CN" style:script-type="asian"/>
    </style:style>
    <style:style style:name="MT3" style:family="text">
      <style:text-properties style:font-name="宋体" style:script-type="asian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ext:p text:style-name="MP1" loext:marker-style-name="MT1"><text:span text:style-name="MT2">共 </text:span><text:span text:style-name="MT1"><text:page-count>18</text:page-count></text:span><text:span text:style-name="MT1"><text:table-formula text:formula="ooow:-3" style:data-style-name="N0">20</text:table-formula></text:span><text:span text:style-name="MT1"><text:s/></text:span><text:span text:style-name="MT3">页 第 </text:span><text:span text:style-name="MT1"><text:page-number text:select-page="current">18</text:page-number></text:span><text:span text:style-name="MT3"><text:s/>页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5-11T08:17:00</meta:creation-date>
    <meta:initial-creator>Gong Mou</meta:initial-creator>
    <dc:language>zh-CN</dc:language>
    <dc:date>2025-11-24T11:17:23.534165793</dc:date>
    <meta:editing-cycles>114</meta:editing-cycles>
    <meta:editing-duration>PT24M30S</meta:editing-duration>
    <meta:generator>LibreOffice/25.8.3.2$Linux_X86_64 LibreOffice_project/580$Build-2</meta:generator>
    <meta:document-statistic meta:table-count="27" meta:image-count="0" meta:object-count="0" meta:page-count="18" meta:paragraph-count="1111" meta:word-count="9330" meta:character-count="18996" meta:non-whitespace-character-count="18085"/>
    <meta:user-defined meta:name="AppVersion">15.0000</meta:user-defined>
    <meta:user-defined meta:name="ICV">F3853ED5A4904BB69B292EC41225B603_12</meta:user-defined>
    <meta:user-defined meta:name="KSOProductBuildVer">2052-12.1.0.23125</meta:user-defined>
    <meta:user-defined meta:name="KSOTemplateDocerSaveRecord">eyJoZGlkIjoiMGFlZmM3MTg2ZmE1ZDA5MWYwNzVkZmUzYTgxYzgxMjMiLCJ1c2VySWQiOiIxMDYwNzY0NiJ9</meta:user-defined>
    <meta:template xlink:type="simple" xlink:actuate="onRequest" xlink:title="Normal" xlink:href=""/>
  </office:meta>
</office:document-meta>
</file>